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utura Std Condensed1" fo:font-size="18pt" fo:language="en" fo:country="US" officeooo:rsid="000b6374" officeooo:paragraph-rsid="000b6374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0b6374" officeooo:paragraph-rsid="000b6374" style:font-size-asian="18pt" style:font-size-complex="18pt"/>
    </style:style>
    <style:style style:name="P3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1ec6f4" officeooo:paragraph-rsid="001ec6f4" style:font-size-asian="18pt" style:font-size-complex="18pt"/>
    </style:style>
    <style:style style:name="P4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6bea0" officeooo:paragraph-rsid="002b15d7" style:font-size-asian="18pt" style:font-size-complex="18pt"/>
    </style:style>
    <style:style style:name="P5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6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8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ae3ad4" officeooo:paragraph-rsid="00ae3ad4" style:font-size-asian="18pt" style:font-size-complex="18pt"/>
    </style:style>
    <style:style style:name="P9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cb7f5f" officeooo:paragraph-rsid="00cb7f5f" style:font-size-asian="18pt" style:font-size-complex="18pt"/>
    </style:style>
    <style:style style:name="P10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d287be" officeooo:paragraph-rsid="00d287be" style:font-size-asian="18pt" style:font-size-complex="18pt"/>
    </style:style>
    <style:style style:name="P11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e112ed" officeooo:paragraph-rsid="00e112ed" style:font-size-asian="18pt" style:font-size-complex="18pt"/>
    </style:style>
    <style:style style:name="P12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11b1c62" officeooo:paragraph-rsid="011b1c62" style:font-size-asian="18pt" style:font-size-complex="18pt"/>
    </style:style>
    <style:style style:name="P13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none" officeooo:rsid="00cb7f5f" officeooo:paragraph-rsid="00d287be" style:font-size-asian="18pt" style:font-size-complex="18pt"/>
    </style:style>
    <style:style style:name="P14" style:family="paragraph" style:parent-style-name="Standard">
      <style:paragraph-properties fo:text-align="start" style:justify-single-word="false"/>
      <style:text-properties style:font-name="Futura Std Condensed1" fo:font-size="18pt" fo:language="en" fo:country="US" style:text-underline-style="none" officeooo:rsid="00cb7f5f" officeooo:paragraph-rsid="00d287be" style:font-size-asian="18pt" style:font-size-complex="18pt"/>
    </style:style>
    <style:style style:name="P15" style:family="paragraph" style:parent-style-name="Standard">
      <style:paragraph-properties fo:text-align="center" style:justify-single-word="false"/>
      <style:text-properties style:font-name="Futura Std Condensed1" fo:font-size="40pt" fo:language="en" fo:country="US" style:text-underline-style="none" fo:font-weight="normal" officeooo:rsid="000b6374" officeooo:paragraph-rsid="000b6374" style:font-size-asian="40pt" style:font-weight-asian="normal" style:font-size-complex="40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Futura Std Condensed1" fo:font-size="16pt" fo:language="en" fo:country="US" style:text-underline-style="solid" style:text-underline-width="auto" style:text-underline-color="font-color" officeooo:rsid="00ae3ad4" officeooo:paragraph-rsid="00ae3ad4" style:font-size-asian="14pt" style:font-size-complex="16pt"/>
    </style:style>
    <style:style style:name="P17" style:family="paragraph" style:parent-style-name="Standard">
      <style:paragraph-properties fo:text-align="center" style:justify-single-word="false"/>
      <style:text-properties style:font-name="Futura Std Condensed1" fo:font-size="16pt" fo:language="en" fo:country="US" style:text-underline-style="solid" style:text-underline-width="auto" style:text-underline-color="font-color" officeooo:rsid="00ae3ad4" officeooo:paragraph-rsid="00d7a278" style:font-size-asian="14pt" style:font-size-complex="16pt"/>
    </style:style>
    <style:style style:name="P18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ae7c16" style:font-size-asian="14pt" style:font-size-complex="16pt"/>
    </style:style>
    <style:style style:name="P19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b3984f" style:font-size-asian="14pt" style:font-size-complex="16pt"/>
    </style:style>
    <style:style style:name="P20" style:family="paragraph" style:parent-style-name="Standard">
      <style:paragraph-properties fo:text-align="center" style:justify-single-word="false"/>
      <style:text-properties style:font-name="Futura Std Condensed Light1" fo:font-size="18pt" fo:language="en" fo:country="US" officeooo:rsid="000b6374" officeooo:paragraph-rsid="000b6374" style:font-size-asian="18pt" style:font-size-complex="18pt"/>
    </style:style>
    <style:style style:name="P2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2957f" style:font-size-asian="16pt" style:font-size-complex="16pt"/>
    </style:style>
    <style:style style:name="P2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3b1f0" style:font-size-asian="16pt" style:font-size-complex="16pt"/>
    </style:style>
    <style:style style:name="P2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71d54" style:font-size-asian="16pt" style:font-size-complex="16pt"/>
    </style:style>
    <style:style style:name="P2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b15d7" style:font-size-asian="16pt" style:font-size-complex="16pt"/>
    </style:style>
    <style:style style:name="P2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c96b5" style:font-size-asian="16pt" style:font-size-complex="16pt"/>
    </style:style>
    <style:style style:name="P2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9a480" style:font-size-asian="16pt" style:font-size-complex="16pt"/>
    </style:style>
    <style:style style:name="P2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ac6ad" style:font-size-asian="16pt" style:font-size-complex="16pt"/>
    </style:style>
    <style:style style:name="P2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b5999" style:font-size-asian="16pt" style:font-size-complex="16pt"/>
    </style:style>
    <style:style style:name="P2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1c2f4" style:font-size-asian="16pt" style:font-size-complex="16pt"/>
    </style:style>
    <style:style style:name="P3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f27d7" style:font-size-asian="16pt" style:font-size-complex="16pt"/>
    </style:style>
    <style:style style:name="P3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e9bc7" style:font-size-asian="16pt" style:font-size-complex="16pt"/>
    </style:style>
    <style:style style:name="P3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82b1fc" style:font-size-asian="16pt" style:font-size-complex="16pt"/>
    </style:style>
    <style:style style:name="P3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12bbbfa" style:font-size-asian="16pt" style:font-size-complex="16pt"/>
    </style:style>
    <style:style style:name="P3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02006" officeooo:paragraph-rsid="00102006" style:font-size-asian="16pt" style:font-size-complex="16pt"/>
    </style:style>
    <style:style style:name="P3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02006" officeooo:paragraph-rsid="003e9bc7" style:font-size-asian="16pt" style:font-size-complex="16pt"/>
    </style:style>
    <style:style style:name="P3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271d54" style:font-size-asian="16pt" style:font-size-complex="16pt"/>
    </style:style>
    <style:style style:name="P3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3e9bc7" style:font-size-asian="16pt" style:font-size-complex="16pt"/>
    </style:style>
    <style:style style:name="P3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4f7ac0" style:font-size-asian="16pt" style:font-size-complex="16pt"/>
    </style:style>
    <style:style style:name="P3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8b52c7" style:font-size-asian="16pt" style:font-size-complex="16pt"/>
    </style:style>
    <style:style style:name="P4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9437be" style:font-size-asian="16pt" style:font-size-complex="16pt"/>
    </style:style>
    <style:style style:name="P4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dcc94b" style:font-size-asian="16pt" style:font-size-complex="16pt"/>
    </style:style>
    <style:style style:name="P4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de2205" style:font-size-asian="16pt" style:font-size-complex="16pt"/>
    </style:style>
    <style:style style:name="P4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ebffaf" style:font-size-asian="16pt" style:font-size-complex="16pt"/>
    </style:style>
    <style:style style:name="P4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1060e74" style:font-size-asian="16pt" style:font-size-complex="16pt"/>
    </style:style>
    <style:style style:name="P4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11783eb" style:font-size-asian="16pt" style:font-size-complex="16pt"/>
    </style:style>
    <style:style style:name="P4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1191ce8" style:font-size-asian="16pt" style:font-size-complex="16pt"/>
    </style:style>
    <style:style style:name="P4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13b9528" style:font-size-asian="16pt" style:font-size-complex="16pt"/>
    </style:style>
    <style:style style:name="P4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145ba91" style:font-size-asian="16pt" style:font-size-complex="16pt"/>
    </style:style>
    <style:style style:name="P49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officeooo:rsid="000b6374" officeooo:paragraph-rsid="01114bb2" style:font-size-asian="16pt" style:font-size-complex="16pt"/>
    </style:style>
    <style:style style:name="P50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officeooo:rsid="000b6374" officeooo:paragraph-rsid="0112aad3" style:font-size-asian="16pt" style:font-size-complex="16pt"/>
    </style:style>
    <style:style style:name="P5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c212f" officeooo:paragraph-rsid="00271d54" style:font-size-asian="16pt" style:font-size-complex="16pt"/>
    </style:style>
    <style:style style:name="P5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c212f" officeooo:paragraph-rsid="003cae1f" style:font-size-asian="16pt" style:font-size-complex="16pt"/>
    </style:style>
    <style:style style:name="P5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2c96b5" officeooo:paragraph-rsid="005ac6ad" style:font-size-asian="16pt" style:font-size-complex="16pt"/>
    </style:style>
    <style:style style:name="P5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2f6e18" officeooo:paragraph-rsid="0082b1fc" style:font-size-asian="16pt" style:font-size-complex="16pt"/>
    </style:style>
    <style:style style:name="P5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3e9bc7" officeooo:paragraph-rsid="00c84595" style:font-size-asian="16pt" style:font-size-complex="16pt"/>
    </style:style>
    <style:style style:name="P5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1ec6f4" style:font-size-asian="16pt" style:font-size-complex="16pt"/>
    </style:style>
    <style:style style:name="P5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2b15d7" style:font-size-asian="16pt" style:font-size-complex="16pt"/>
    </style:style>
    <style:style style:name="P5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35b9c5" style:font-size-asian="16pt" style:font-size-complex="16pt"/>
    </style:style>
    <style:style style:name="P5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5170e5" style:font-size-asian="16pt" style:font-size-complex="16pt"/>
    </style:style>
    <style:style style:name="P6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14442c" style:font-size-asian="16pt" style:font-size-complex="16pt"/>
    </style:style>
    <style:style style:name="P6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81581d" style:font-size-asian="16pt" style:font-size-complex="16pt"/>
    </style:style>
    <style:style style:name="P6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82b1fc" style:font-size-asian="16pt" style:font-size-complex="16pt"/>
    </style:style>
    <style:style style:name="P6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127b881" style:font-size-asian="16pt" style:font-size-complex="16pt"/>
    </style:style>
    <style:style style:name="P6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12bbbfa" style:font-size-asian="16pt" style:font-size-complex="16pt"/>
    </style:style>
    <style:style style:name="P6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13c3456" style:font-size-asian="16pt" style:font-size-complex="16pt"/>
    </style:style>
    <style:style style:name="P6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157e171" style:font-size-asian="16pt" style:font-size-complex="16pt"/>
    </style:style>
    <style:style style:name="P67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style:text-underline-style="none" officeooo:rsid="0014442c" officeooo:paragraph-rsid="002b15d7" style:font-size-asian="16pt" style:font-size-complex="16pt"/>
    </style:style>
    <style:style style:name="P6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56295" officeooo:paragraph-rsid="00156295" style:font-size-asian="16pt" style:font-size-complex="16pt"/>
    </style:style>
    <style:style style:name="P6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0c212f" officeooo:paragraph-rsid="001ec6f4" style:font-size-asian="16pt" style:font-size-complex="16pt"/>
    </style:style>
    <style:style style:name="P7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0c212f" officeooo:paragraph-rsid="004ffb0c" style:font-size-asian="16pt" style:font-size-complex="16pt"/>
    </style:style>
    <style:style style:name="P7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ec6f4" officeooo:paragraph-rsid="0031ad22" style:font-size-asian="16pt" style:font-size-complex="16pt"/>
    </style:style>
    <style:style style:name="P7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b7fa61" officeooo:paragraph-rsid="00b7fa61" style:font-size-asian="16pt" style:font-size-complex="16pt"/>
    </style:style>
    <style:style style:name="P7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84595" officeooo:paragraph-rsid="00c84595" style:font-size-asian="16pt" style:font-size-complex="16pt"/>
    </style:style>
    <style:style style:name="P7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b7f5f" officeooo:paragraph-rsid="00d287be" style:font-size-asian="16pt" style:font-size-complex="16pt"/>
    </style:style>
    <style:style style:name="P7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b7f5f" officeooo:paragraph-rsid="00d87f02" style:font-size-asian="16pt" style:font-size-complex="16pt"/>
    </style:style>
    <style:style style:name="P76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style:text-underline-style="none" officeooo:rsid="00cb7f5f" officeooo:paragraph-rsid="00d287be" style:font-size-asian="16pt" style:font-size-complex="16pt"/>
    </style:style>
    <style:style style:name="P7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d287be" officeooo:paragraph-rsid="00d287be" style:font-size-asian="16pt" style:font-size-complex="16pt"/>
    </style:style>
    <style:style style:name="P7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cb7f5f" style:font-size-asian="14pt" style:font-size-complex="16pt"/>
    </style:style>
    <style:style style:name="P7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e112ed" style:font-size-asian="14pt" style:font-size-complex="16pt"/>
    </style:style>
    <style:style style:name="P8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f77c78" style:font-size-asian="14pt" style:font-size-complex="16pt"/>
    </style:style>
    <style:style style:name="P8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fa6c72" style:font-size-asian="14pt" style:font-size-complex="16pt"/>
    </style:style>
    <style:style style:name="P8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1191ce8" style:font-size-asian="14pt" style:font-size-complex="16pt"/>
    </style:style>
    <style:style style:name="P8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115a2ee" officeooo:paragraph-rsid="00e112ed" style:font-size-asian="14pt" style:font-size-complex="16pt"/>
    </style:style>
    <style:style style:name="P8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10a7099" style:font-size-asian="14pt" style:font-size-complex="16pt"/>
    </style:style>
    <style:style style:name="P8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11113a5" style:font-size-asian="14pt" style:font-size-complex="16pt"/>
    </style:style>
    <style:style style:name="P8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112aad3" style:font-size-asian="14pt" style:font-size-complex="16pt"/>
    </style:style>
    <style:style style:name="P8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0e9a091" style:font-size-asian="14pt" style:font-size-complex="16pt"/>
    </style:style>
    <style:style style:name="P8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1114bb2" style:font-size-asian="14pt" style:font-size-complex="16pt"/>
    </style:style>
    <style:style style:name="P8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11783eb" style:font-size-asian="14pt" style:font-size-complex="16pt"/>
    </style:style>
    <style:style style:name="P90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2f6e18" style:font-size-asian="16pt" style:font-size-complex="16pt"/>
    </style:style>
    <style:style style:name="P91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324fc3" style:font-size-asian="16pt" style:font-size-complex="16pt"/>
    </style:style>
    <style:style style:name="P92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5d8a45" style:font-size-asian="16pt" style:font-size-complex="16pt"/>
    </style:style>
    <style:style style:name="P93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608b0f" style:font-size-asian="16pt" style:font-size-complex="16pt"/>
    </style:style>
    <style:style style:name="P94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81581d" style:font-size-asian="16pt" style:font-size-complex="16pt"/>
    </style:style>
    <style:style style:name="P95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82b1fc" style:font-size-asian="16pt" style:font-size-complex="16pt"/>
    </style:style>
    <style:style style:name="P96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a27b36" style:font-size-asian="16pt" style:font-size-complex="16pt"/>
    </style:style>
    <style:style style:name="P97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13c3456" style:font-size-asian="16pt" style:font-size-complex="16pt"/>
    </style:style>
    <style:style style:name="P98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99caad" style:font-size-asian="16pt" style:font-size-complex="16pt"/>
    </style:style>
    <style:style style:name="P99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9baf7e" style:font-size-asian="16pt" style:font-size-complex="16pt"/>
    </style:style>
    <style:style style:name="P100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757a7e" style:font-size-asian="16pt" style:font-size-complex="16pt"/>
    </style:style>
    <style:style style:name="P101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127b881" style:font-size-asian="16pt" style:font-size-complex="16pt"/>
    </style:style>
    <style:style style:name="P102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12eaf0f" style:font-size-asian="16pt" style:font-size-complex="16pt"/>
    </style:style>
    <style:style style:name="P103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130c4ec" style:font-size-asian="16pt" style:font-size-complex="16pt"/>
    </style:style>
    <style:style style:name="P104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3a4d7" officeooo:paragraph-rsid="0063a4d7" style:font-size-asian="16pt" style:font-size-complex="16pt"/>
    </style:style>
    <style:style style:name="P105" style:family="paragraph" style:parent-style-name="Standard">
      <style:paragraph-properties fo:text-align="start" style:justify-single-word="false" fo:break-before="page"/>
      <style:text-properties fo:color="#000000" loext:opacity="100%" style:font-name="Futura Std Condensed Light1" fo:font-size="16pt" fo:language="en" fo:country="US" style:text-underline-style="none" officeooo:rsid="0149f9f0" officeooo:paragraph-rsid="0149f9f0" style:font-size-asian="16pt" style:font-size-complex="16pt"/>
    </style:style>
    <style:style style:name="P106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149f9f0" officeooo:paragraph-rsid="0149f9f0" style:font-size-asian="16pt" style:font-size-complex="16pt"/>
    </style:style>
    <style:style style:name="P107" style:family="paragraph" style:parent-style-name="Standard">
      <style:paragraph-properties fo:text-align="center" style:justify-single-word="false"/>
      <style:text-properties fo:color="#000000" loext:opacity="100%" style:font-name="Futura Std Condensed Light1" fo:font-size="16pt" fo:language="en" fo:country="US" style:text-underline-style="none" officeooo:rsid="0130da27" officeooo:paragraph-rsid="0130da27" style:font-size-asian="14pt" style:font-size-complex="16pt"/>
    </style:style>
    <style:style style:name="P108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14442c" officeooo:paragraph-rsid="00271d54" style:font-size-asian="16pt" style:font-size-complex="16pt"/>
    </style:style>
    <style:style style:name="P109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2b15d7" officeooo:paragraph-rsid="00271d54" style:font-size-asian="16pt" style:font-size-complex="16pt"/>
    </style:style>
    <style:style style:name="P110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solid" style:text-underline-width="auto" style:text-underline-color="font-color" officeooo:rsid="002f6e18" officeooo:paragraph-rsid="0082b1fc" style:font-size-asian="16pt" style:font-size-complex="16pt"/>
    </style:style>
    <style:style style:name="P111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112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113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114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115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116" style:family="paragraph" style:parent-style-name="Standard">
      <style:paragraph-properties fo:text-align="start" style:justify-single-word="false"/>
      <style:text-properties style:font-name="Futura Std Condensed" fo:font-size="18pt" fo:language="en" fo:country="US" officeooo:rsid="002b15d7" officeooo:paragraph-rsid="002b15d7" style:font-size-asian="18pt" style:font-size-complex="18pt"/>
    </style:style>
    <style:style style:name="P117" style:family="paragraph" style:parent-style-name="Standard">
      <style:paragraph-properties fo:text-align="start" style:justify-single-word="false"/>
      <style:text-properties style:font-name="Futura Std Condensed" fo:font-size="16pt" fo:language="en" fo:country="US" officeooo:rsid="002b15d7" officeooo:paragraph-rsid="0051c2f4" style:font-size-asian="16pt" style:font-size-complex="16pt"/>
    </style:style>
    <style:style style:name="P118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2b15d7" officeooo:paragraph-rsid="002b15d7" style:font-size-asian="16pt" style:font-size-complex="16pt"/>
    </style:style>
    <style:style style:name="P119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2b15d7" officeooo:paragraph-rsid="00d87f02" style:font-size-asian="16pt" style:font-size-complex="16pt"/>
    </style:style>
    <style:style style:name="P120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102006" officeooo:paragraph-rsid="003e9bc7" style:font-size-asian="16pt" style:font-size-complex="16pt"/>
    </style:style>
    <style:style style:name="P121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0f77c78" style:font-size-asian="16pt" style:font-size-complex="16pt"/>
    </style:style>
    <style:style style:name="P122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1060e74" style:font-size-asian="16pt" style:font-size-complex="16pt"/>
    </style:style>
    <style:style style:name="P123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10a7099" style:font-size-asian="16pt" style:font-size-complex="16pt"/>
    </style:style>
    <style:style style:name="P124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1114bb2" style:font-size-asian="16pt" style:font-size-complex="16pt"/>
    </style:style>
    <style:style style:name="P125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112aad3" style:font-size-asian="16pt" style:font-size-complex="16pt"/>
    </style:style>
    <style:style style:name="P126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11783eb" style:font-size-asian="16pt" style:font-size-complex="16pt"/>
    </style:style>
    <style:style style:name="P127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13c3456" officeooo:paragraph-rsid="013c3456" style:font-size-asian="16pt" style:font-size-complex="16pt"/>
    </style:style>
    <style:style style:name="P128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style:text-underline-style="none" officeooo:rsid="0099caad" officeooo:paragraph-rsid="00757a7e" style:font-size-asian="16pt" style:font-size-complex="16pt"/>
    </style:style>
    <style:style style:name="P129" style:family="paragraph" style:parent-style-name="Standard">
      <style:paragraph-properties fo:text-align="justify" style:justify-single-word="false"/>
      <style:text-properties fo:color="#c9211e" loext:opacity="100%" style:font-name="Futura Std Condensed" fo:font-size="16pt" fo:language="en" fo:country="US" style:text-underline-style="solid" style:text-underline-width="auto" style:text-underline-color="font-color" officeooo:rsid="01191ce8" officeooo:paragraph-rsid="01191ce8" style:font-size-asian="16pt" style:font-size-complex="16pt"/>
    </style:style>
    <style:style style:name="P130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style:text-underline-style="solid" style:text-underline-width="auto" style:text-underline-color="font-color" officeooo:rsid="0115a2ee" officeooo:paragraph-rsid="0115a2ee" style:font-size-asian="14pt" style:font-size-complex="16pt"/>
    </style:style>
    <style:style style:name="P131" style:family="paragraph" style:parent-style-name="Standard">
      <style:paragraph-properties fo:text-align="center" style:justify-single-word="false"/>
      <style:text-properties fo:color="#c9211e" loext:opacity="100%" style:font-name="Futura Std Condensed1" fo:font-size="18pt" fo:language="en" fo:country="US" style:text-underline-style="none" officeooo:rsid="00cb7f5f" officeooo:paragraph-rsid="00d287be" style:font-size-asian="18pt" style:font-size-complex="18pt"/>
    </style:style>
    <style:style style:name="P132" style:family="paragraph" style:parent-style-name="Standard">
      <style:paragraph-properties fo:text-align="center" style:justify-single-word="false"/>
      <style:text-properties fo:color="#c9211e" loext:opacity="100%" style:font-name="Futura Std Condensed1" fo:font-size="18pt" fo:language="en" fo:country="US" style:text-underline-style="none" officeooo:rsid="0136ee03" officeooo:paragraph-rsid="0136ee03" style:font-size-asian="18pt" style:font-size-complex="18pt"/>
    </style:style>
    <style:style style:name="P133" style:family="paragraph" style:parent-style-name="Standard">
      <style:paragraph-properties fo:text-align="center" style:justify-single-word="false"/>
      <style:text-properties fo:color="#c9211e" loext:opacity="100%" style:font-name="Futura Std Condensed1" fo:font-size="18pt" fo:language="en" fo:country="US" style:text-underline-style="none" officeooo:rsid="013897c8" officeooo:paragraph-rsid="013897c8" style:font-size-asian="18pt" style:font-size-complex="18pt"/>
    </style:style>
    <style:style style:name="P134" style:family="paragraph" style:parent-style-name="Standard">
      <style:paragraph-properties fo:text-align="center" style:justify-single-word="false"/>
      <style:text-properties fo:color="#c9211e" loext:opacity="100%" style:font-name="Futura Std Condensed1" fo:font-size="18pt" fo:language="en" fo:country="US" style:text-underline-style="solid" style:text-underline-width="auto" style:text-underline-color="font-color" officeooo:rsid="00cb7f5f" officeooo:paragraph-rsid="00d287be" style:font-size-asian="18pt" style:font-size-complex="18pt"/>
    </style:style>
    <style:style style:name="P135" style:family="paragraph" style:parent-style-name="Standard">
      <style:paragraph-properties fo:text-align="start" style:justify-single-word="false"/>
      <style:text-properties officeooo:paragraph-rsid="00931601"/>
    </style:style>
    <style:style style:name="P136" style:family="paragraph" style:parent-style-name="Standard">
      <style:paragraph-properties fo:text-align="start" style:justify-single-word="false"/>
      <style:text-properties officeooo:paragraph-rsid="0063a4d7"/>
    </style:style>
    <style:style style:name="P137" style:family="paragraph" style:parent-style-name="Standard">
      <style:paragraph-properties fo:text-align="start" style:justify-single-word="false"/>
      <style:text-properties style:font-name="Futura Std Condensed Light" fo:font-size="16pt" officeooo:paragraph-rsid="00931601" style:font-size-asian="16pt" style:font-size-complex="16pt"/>
    </style:style>
    <style:style style:name="P138" style:family="paragraph" style:parent-style-name="Standard">
      <style:paragraph-properties fo:text-align="start" style:justify-single-word="false"/>
      <style:text-properties style:font-name="Futura Std Condensed Light" fo:font-size="16pt" officeooo:rsid="00c161c5" officeooo:paragraph-rsid="00c28cba" style:font-size-asian="16pt" style:font-size-complex="16pt"/>
    </style:style>
    <style:style style:name="P139" style:family="paragraph" style:parent-style-name="Standard">
      <style:paragraph-properties fo:text-align="start" style:justify-single-word="false"/>
      <style:text-properties fo:color="#3465a4" loext:opacity="100%" style:font-name="Futura Std Condensed Light1" fo:font-size="16pt" fo:language="en" fo:country="US" officeooo:rsid="00de2205" officeooo:paragraph-rsid="00de2205" style:font-size-asian="16pt" style:font-size-complex="16pt"/>
    </style:style>
    <style:style style:name="P140" style:family="paragraph" style:parent-style-name="Standard">
      <style:paragraph-properties fo:text-align="center" style:justify-single-word="false"/>
      <style:text-properties fo:color="#3465a4" loext:opacity="100%" style:font-name="Futura Std Condensed Light1" fo:font-size="16pt" fo:language="en" fo:country="US" officeooo:rsid="000b6374" officeooo:paragraph-rsid="011783eb" style:font-size-asian="16pt" style:font-size-complex="16pt"/>
    </style:style>
    <style:style style:name="P141" style:family="paragraph" style:parent-style-name="Standard">
      <style:paragraph-properties fo:text-align="center" style:justify-single-word="false"/>
      <style:text-properties fo:color="#00a933" loext:opacity="100%" style:font-name="Futura Std Condensed Light1" fo:font-size="16pt" fo:language="en" fo:country="US" officeooo:rsid="000b6374" officeooo:paragraph-rsid="011783eb" style:font-size-asian="16pt" style:font-size-complex="16pt"/>
    </style:style>
    <style:style style:name="P14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b7f5f" officeooo:paragraph-rsid="00d287be" style:font-size-asian="16pt" style:font-size-complex="16pt"/>
    </style:style>
    <style:style style:name="P14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7b6d21" officeooo:paragraph-rsid="015a9634" style:font-size-asian="16pt" style:font-size-complex="16pt"/>
    </style:style>
    <style:style style:name="T1" style:family="text">
      <style:text-properties officeooo:rsid="000da68d"/>
    </style:style>
    <style:style style:name="T2" style:family="text">
      <style:text-properties officeooo:rsid="000f8f6a"/>
    </style:style>
    <style:style style:name="T3" style:family="text">
      <style:text-properties officeooo:rsid="00102006"/>
    </style:style>
    <style:style style:name="T4" style:family="text">
      <style:text-properties officeooo:rsid="0012957f"/>
    </style:style>
    <style:style style:name="T5" style:family="text">
      <style:text-properties fo:color="#c9211e" loext:opacity="100%"/>
    </style:style>
    <style:style style:name="T6" style:family="text">
      <style:text-properties fo:color="#c9211e" loext:opacity="100%" style:font-name="Futura Std Condensed1"/>
    </style:style>
    <style:style style:name="T7" style:family="text">
      <style:text-properties fo:color="#c9211e" loext:opacity="100%" style:font-name="Futura Std Condensed1" officeooo:rsid="00551542"/>
    </style:style>
    <style:style style:name="T8" style:family="text">
      <style:text-properties fo:color="#c9211e" loext:opacity="100%" style:font-name="Futura Std Condensed1" officeooo:rsid="0013b1f0"/>
    </style:style>
    <style:style style:name="T9" style:family="text">
      <style:text-properties fo:color="#c9211e" loext:opacity="100%" style:font-name="Futura Std Condensed1" officeooo:rsid="006ce0e1"/>
    </style:style>
    <style:style style:name="T10" style:family="text">
      <style:text-properties fo:color="#c9211e" loext:opacity="100%" style:font-name="Futura Std Condensed1" officeooo:rsid="0014442c"/>
    </style:style>
    <style:style style:name="T11" style:family="text">
      <style:text-properties fo:color="#c9211e" loext:opacity="100%" style:font-name="Futura Std Condensed1" officeooo:rsid="00d87f02"/>
    </style:style>
    <style:style style:name="T12" style:family="text">
      <style:text-properties fo:color="#c9211e" loext:opacity="100%" style:font-name="Futura Std Condensed1" officeooo:rsid="007f1654"/>
    </style:style>
    <style:style style:name="T13" style:family="text">
      <style:text-properties fo:color="#c9211e" loext:opacity="100%" style:font-name="Futura Std Condensed1" officeooo:rsid="012bbbfa"/>
    </style:style>
    <style:style style:name="T14" style:family="text">
      <style:text-properties fo:color="#c9211e" loext:opacity="100%" style:font-name="Futura Std Condensed"/>
    </style:style>
    <style:style style:name="T15" style:family="text">
      <style:text-properties fo:color="#c9211e" loext:opacity="100%" style:font-name="Futura Std Condensed" officeooo:rsid="0012957f"/>
    </style:style>
    <style:style style:name="T16" style:family="text">
      <style:text-properties fo:color="#c9211e" loext:opacity="100%" style:font-name="Futura Std Condensed" officeooo:rsid="000f8f6a"/>
    </style:style>
    <style:style style:name="T17" style:family="text">
      <style:text-properties fo:color="#c9211e" loext:opacity="100%" style:font-name="Futura Std Condensed" officeooo:rsid="000e06bf"/>
    </style:style>
    <style:style style:name="T18" style:family="text">
      <style:text-properties fo:color="#c9211e" loext:opacity="100%" style:font-name="Futura Std Condensed" officeooo:rsid="001362f7"/>
    </style:style>
    <style:style style:name="T19" style:family="text">
      <style:text-properties fo:color="#c9211e" loext:opacity="100%" style:font-name="Futura Std Condensed" officeooo:rsid="0013b1f0"/>
    </style:style>
    <style:style style:name="T20" style:family="text">
      <style:text-properties fo:color="#c9211e" loext:opacity="100%" style:font-name="Futura Std Condensed" officeooo:rsid="0014442c"/>
    </style:style>
    <style:style style:name="T21" style:family="text">
      <style:text-properties fo:color="#c9211e" loext:opacity="100%" style:font-name="Futura Std Condensed" officeooo:rsid="00145467"/>
    </style:style>
    <style:style style:name="T22" style:family="text">
      <style:text-properties fo:color="#c9211e" loext:opacity="100%" style:font-name="Futura Std Condensed" officeooo:rsid="00155c6b"/>
    </style:style>
    <style:style style:name="T23" style:family="text">
      <style:text-properties fo:color="#c9211e" loext:opacity="100%" style:font-name="Futura Std Condensed" officeooo:rsid="0018b4d5"/>
    </style:style>
    <style:style style:name="T24" style:family="text">
      <style:text-properties fo:color="#c9211e" loext:opacity="100%" style:font-name="Futura Std Condensed" officeooo:rsid="0018c4ea"/>
    </style:style>
    <style:style style:name="T25" style:family="text">
      <style:text-properties fo:color="#c9211e" loext:opacity="100%" style:font-name="Futura Std Condensed" officeooo:rsid="001a20db"/>
    </style:style>
    <style:style style:name="T26" style:family="text">
      <style:text-properties fo:color="#c9211e" loext:opacity="100%" style:font-name="Futura Std Condensed" officeooo:rsid="001c6e04"/>
    </style:style>
    <style:style style:name="T27" style:family="text">
      <style:text-properties fo:color="#c9211e" loext:opacity="100%" style:font-name="Futura Std Condensed" officeooo:rsid="001d91d9"/>
    </style:style>
    <style:style style:name="T28" style:family="text">
      <style:text-properties fo:color="#c9211e" loext:opacity="100%" style:font-name="Futura Std Condensed" officeooo:rsid="00202faa"/>
    </style:style>
    <style:style style:name="T29" style:family="text">
      <style:text-properties fo:color="#c9211e" loext:opacity="100%" style:font-name="Futura Std Condensed" officeooo:rsid="002104e7"/>
    </style:style>
    <style:style style:name="T30" style:family="text">
      <style:text-properties fo:color="#c9211e" loext:opacity="100%" style:font-name="Futura Std Condensed" officeooo:rsid="001ec6f4"/>
    </style:style>
    <style:style style:name="T31" style:family="text">
      <style:text-properties fo:color="#c9211e" loext:opacity="100%" style:font-name="Futura Std Condensed" officeooo:rsid="002b15d7"/>
    </style:style>
    <style:style style:name="T32" style:family="text">
      <style:text-properties fo:color="#c9211e" loext:opacity="100%" style:font-name="Futura Std Condensed" officeooo:rsid="00324fc3"/>
    </style:style>
    <style:style style:name="T33" style:family="text">
      <style:text-properties fo:color="#c9211e" loext:opacity="100%" style:font-name="Futura Std Condensed" officeooo:rsid="003600f1"/>
    </style:style>
    <style:style style:name="T34" style:family="text">
      <style:text-properties fo:color="#c9211e" loext:opacity="100%" style:font-name="Futura Std Condensed" officeooo:rsid="00254600"/>
    </style:style>
    <style:style style:name="T35" style:family="text">
      <style:text-properties fo:color="#c9211e" loext:opacity="100%" style:font-name="Futura Std Condensed" officeooo:rsid="00271d54"/>
    </style:style>
    <style:style style:name="T36" style:family="text">
      <style:text-properties fo:color="#c9211e" loext:opacity="100%" style:font-name="Futura Std Condensed" officeooo:rsid="00291794"/>
    </style:style>
    <style:style style:name="T37" style:family="text">
      <style:text-properties fo:color="#c9211e" loext:opacity="100%" style:font-name="Futura Std Condensed" officeooo:rsid="002f6e18"/>
    </style:style>
    <style:style style:name="T38" style:family="text">
      <style:text-properties fo:color="#c9211e" loext:opacity="100%" style:font-name="Futura Std Condensed" style:text-underline-style="solid" style:text-underline-width="auto" style:text-underline-color="font-color"/>
    </style:style>
    <style:style style:name="T39" style:family="text">
      <style:text-properties fo:color="#c9211e" loext:opacity="100%" style:font-name="Futura Std Condensed" style:text-underline-style="solid" style:text-underline-width="auto" style:text-underline-color="font-color" officeooo:rsid="004190e1"/>
    </style:style>
    <style:style style:name="T40" style:family="text">
      <style:text-properties fo:color="#c9211e" loext:opacity="100%" style:font-name="Futura Std Condensed" style:text-underline-style="solid" style:text-underline-width="auto" style:text-underline-color="font-color" officeooo:rsid="002104e7"/>
    </style:style>
    <style:style style:name="T41" style:family="text">
      <style:text-properties fo:color="#c9211e" loext:opacity="100%" style:font-name="Futura Std Condensed" style:text-underline-style="solid" style:text-underline-width="auto" style:text-underline-color="font-color" officeooo:rsid="00145467"/>
    </style:style>
    <style:style style:name="T42" style:family="text">
      <style:text-properties fo:color="#c9211e" loext:opacity="100%" style:font-name="Futura Std Condensed" style:text-underline-style="solid" style:text-underline-width="auto" style:text-underline-color="font-color" officeooo:rsid="0043e337"/>
    </style:style>
    <style:style style:name="T43" style:family="text">
      <style:text-properties fo:color="#c9211e" loext:opacity="100%" style:font-name="Futura Std Condensed" style:text-underline-style="solid" style:text-underline-width="auto" style:text-underline-color="font-color" officeooo:rsid="005a3f3b"/>
    </style:style>
    <style:style style:name="T44" style:family="text">
      <style:text-properties fo:color="#c9211e" loext:opacity="100%" style:font-name="Futura Std Condensed" style:text-underline-style="solid" style:text-underline-width="auto" style:text-underline-color="font-color" officeooo:rsid="004e68bd"/>
    </style:style>
    <style:style style:name="T45" style:family="text">
      <style:text-properties fo:color="#c9211e" loext:opacity="100%" style:font-name="Futura Std Condensed" style:text-underline-style="solid" style:text-underline-width="auto" style:text-underline-color="font-color" officeooo:rsid="00dcc94b"/>
    </style:style>
    <style:style style:name="T46" style:family="text">
      <style:text-properties fo:color="#c9211e" loext:opacity="100%" style:font-name="Futura Std Condensed" style:text-underline-style="solid" style:text-underline-width="auto" style:text-underline-color="font-color" officeooo:rsid="00e9a091"/>
    </style:style>
    <style:style style:name="T47" style:family="text">
      <style:text-properties fo:color="#c9211e" loext:opacity="100%" style:font-name="Futura Std Condensed" style:text-underline-style="solid" style:text-underline-width="auto" style:text-underline-color="font-color" officeooo:rsid="00ff1f5e"/>
    </style:style>
    <style:style style:name="T48" style:family="text">
      <style:text-properties fo:color="#c9211e" loext:opacity="100%" style:font-name="Futura Std Condensed" style:text-underline-style="solid" style:text-underline-width="auto" style:text-underline-color="font-color" officeooo:rsid="01060e74"/>
    </style:style>
    <style:style style:name="T49" style:family="text">
      <style:text-properties fo:color="#c9211e" loext:opacity="100%" style:font-name="Futura Std Condensed" style:text-underline-style="solid" style:text-underline-width="auto" style:text-underline-color="font-color" officeooo:rsid="010a7099"/>
    </style:style>
    <style:style style:name="T50" style:family="text">
      <style:text-properties fo:color="#c9211e" loext:opacity="100%" style:font-name="Futura Std Condensed" style:text-underline-style="solid" style:text-underline-width="auto" style:text-underline-color="font-color" officeooo:rsid="011113a5"/>
    </style:style>
    <style:style style:name="T51" style:family="text">
      <style:text-properties fo:color="#c9211e" loext:opacity="100%" style:font-name="Futura Std Condensed" style:text-underline-style="solid" style:text-underline-width="auto" style:text-underline-color="font-color" officeooo:rsid="01114bb2"/>
    </style:style>
    <style:style style:name="T52" style:family="text">
      <style:text-properties fo:color="#c9211e" loext:opacity="100%" style:font-name="Futura Std Condensed" style:text-underline-style="solid" style:text-underline-width="auto" style:text-underline-color="font-color" officeooo:rsid="00e9a091" style:font-size-asian="14pt"/>
    </style:style>
    <style:style style:name="T53" style:family="text">
      <style:text-properties fo:color="#c9211e" loext:opacity="100%" style:font-name="Futura Std Condensed" style:text-underline-style="solid" style:text-underline-width="auto" style:text-underline-color="font-color" officeooo:rsid="011783eb"/>
    </style:style>
    <style:style style:name="T54" style:family="text">
      <style:text-properties fo:color="#c9211e" loext:opacity="100%" style:font-name="Futura Std Condensed" style:text-underline-style="solid" style:text-underline-width="auto" style:text-underline-color="font-color" officeooo:rsid="01191ce8"/>
    </style:style>
    <style:style style:name="T55" style:family="text">
      <style:text-properties fo:color="#c9211e" loext:opacity="100%" style:font-name="Futura Std Condensed" style:text-underline-style="solid" style:text-underline-width="auto" style:text-underline-color="font-color" officeooo:rsid="00d63b95" fo:background-color="#ffff00" loext:char-shading-value="0"/>
    </style:style>
    <style:style style:name="T56" style:family="text">
      <style:text-properties fo:color="#c9211e" loext:opacity="100%" style:font-name="Futura Std Condensed" style:text-underline-style="solid" style:text-underline-width="auto" style:text-underline-color="font-color" officeooo:rsid="00d87f02"/>
    </style:style>
    <style:style style:name="T57" style:family="text">
      <style:text-properties fo:color="#c9211e" loext:opacity="100%" style:font-name="Futura Std Condensed" style:text-underline-style="solid" style:text-underline-width="auto" style:text-underline-color="font-color" officeooo:rsid="01335dbe"/>
    </style:style>
    <style:style style:name="T58" style:family="text">
      <style:text-properties fo:color="#c9211e" loext:opacity="100%" style:font-name="Futura Std Condensed" style:text-underline-style="solid" style:text-underline-width="auto" style:text-underline-color="font-color" officeooo:rsid="01533241"/>
    </style:style>
    <style:style style:name="T59" style:family="text">
      <style:text-properties fo:color="#c9211e" loext:opacity="100%" style:font-name="Futura Std Condensed" officeooo:rsid="0035b9c5"/>
    </style:style>
    <style:style style:name="T60" style:family="text">
      <style:text-properties fo:color="#c9211e" loext:opacity="100%" style:font-name="Futura Std Condensed" officeooo:rsid="003e9bc7"/>
    </style:style>
    <style:style style:name="T61" style:family="text">
      <style:text-properties fo:color="#c9211e" loext:opacity="100%" style:font-name="Futura Std Condensed" officeooo:rsid="0043e337"/>
    </style:style>
    <style:style style:name="T62" style:family="text">
      <style:text-properties fo:color="#c9211e" loext:opacity="100%" style:font-name="Futura Std Condensed" officeooo:rsid="0048922a"/>
    </style:style>
    <style:style style:name="T63" style:family="text">
      <style:text-properties fo:color="#c9211e" loext:opacity="100%" style:font-name="Futura Std Condensed" officeooo:rsid="004b5574"/>
    </style:style>
    <style:style style:name="T64" style:family="text">
      <style:text-properties fo:color="#c9211e" loext:opacity="100%" style:font-name="Futura Std Condensed" officeooo:rsid="004e68bd"/>
    </style:style>
    <style:style style:name="T65" style:family="text">
      <style:text-properties fo:color="#c9211e" loext:opacity="100%" style:font-name="Futura Std Condensed" officeooo:rsid="00509422"/>
    </style:style>
    <style:style style:name="T66" style:family="text">
      <style:text-properties fo:color="#c9211e" loext:opacity="100%" style:font-name="Futura Std Condensed" officeooo:rsid="005170e5"/>
    </style:style>
    <style:style style:name="T67" style:family="text">
      <style:text-properties fo:color="#c9211e" loext:opacity="100%" style:font-name="Futura Std Condensed" officeooo:rsid="00530c9e"/>
    </style:style>
    <style:style style:name="T68" style:family="text">
      <style:text-properties fo:color="#c9211e" loext:opacity="100%" style:font-name="Futura Std Condensed" officeooo:rsid="0058a901"/>
    </style:style>
    <style:style style:name="T69" style:family="text">
      <style:text-properties fo:color="#c9211e" loext:opacity="100%" style:font-name="Futura Std Condensed" officeooo:rsid="005a6b4c"/>
    </style:style>
    <style:style style:name="T70" style:family="text">
      <style:text-properties fo:color="#c9211e" loext:opacity="100%" style:font-name="Futura Std Condensed" officeooo:rsid="005ac6ad"/>
    </style:style>
    <style:style style:name="T71" style:family="text">
      <style:text-properties fo:color="#c9211e" loext:opacity="100%" style:font-name="Futura Std Condensed" officeooo:rsid="005ad40e"/>
    </style:style>
    <style:style style:name="T72" style:family="text">
      <style:text-properties fo:color="#c9211e" loext:opacity="100%" style:font-name="Futura Std Condensed" officeooo:rsid="005b5999"/>
    </style:style>
    <style:style style:name="T73" style:family="text">
      <style:text-properties fo:color="#c9211e" loext:opacity="100%" style:font-name="Futura Std Condensed" officeooo:rsid="005c7fa8"/>
    </style:style>
    <style:style style:name="T74" style:family="text">
      <style:text-properties fo:color="#c9211e" loext:opacity="100%" style:font-name="Futura Std Condensed" officeooo:rsid="005d8a45"/>
    </style:style>
    <style:style style:name="T75" style:family="text">
      <style:text-properties fo:color="#c9211e" loext:opacity="100%" style:font-name="Futura Std Condensed" officeooo:rsid="00608b0f"/>
    </style:style>
    <style:style style:name="T76" style:family="text">
      <style:text-properties fo:color="#c9211e" loext:opacity="100%" style:font-name="Futura Std Condensed" officeooo:rsid="0061e677"/>
    </style:style>
    <style:style style:name="T77" style:family="text">
      <style:text-properties fo:color="#c9211e" loext:opacity="100%" style:font-name="Futura Std Condensed" officeooo:rsid="0069a474"/>
    </style:style>
    <style:style style:name="T78" style:family="text">
      <style:text-properties fo:color="#c9211e" loext:opacity="100%" style:font-name="Futura Std Condensed" officeooo:rsid="00757a7e"/>
    </style:style>
    <style:style style:name="T79" style:family="text">
      <style:text-properties fo:color="#c9211e" loext:opacity="100%" style:font-name="Futura Std Condensed" officeooo:rsid="00811ecb"/>
    </style:style>
    <style:style style:name="T80" style:family="text">
      <style:text-properties fo:color="#c9211e" loext:opacity="100%" style:font-name="Futura Std Condensed" officeooo:rsid="0082b1fc"/>
    </style:style>
    <style:style style:name="T81" style:family="text">
      <style:text-properties fo:color="#c9211e" loext:opacity="100%" style:font-name="Futura Std Condensed" officeooo:rsid="008bfe80"/>
    </style:style>
    <style:style style:name="T82" style:family="text">
      <style:text-properties fo:color="#c9211e" loext:opacity="100%" style:font-name="Futura Std Condensed" officeooo:rsid="007dbde0"/>
    </style:style>
    <style:style style:name="T83" style:family="text">
      <style:text-properties fo:color="#c9211e" loext:opacity="100%" style:font-name="Futura Std Condensed" officeooo:rsid="007f1654"/>
    </style:style>
    <style:style style:name="T84" style:family="text">
      <style:text-properties fo:color="#c9211e" loext:opacity="100%" style:font-name="Futura Std Condensed" officeooo:rsid="0081581d"/>
    </style:style>
    <style:style style:name="T85" style:family="text">
      <style:text-properties fo:color="#c9211e" loext:opacity="100%" style:font-name="Futura Std Condensed" officeooo:rsid="009437be"/>
    </style:style>
    <style:style style:name="T86" style:family="text">
      <style:text-properties fo:color="#c9211e" loext:opacity="100%" style:font-name="Futura Std Condensed" officeooo:rsid="0096314b"/>
    </style:style>
    <style:style style:name="T87" style:family="text">
      <style:text-properties fo:color="#c9211e" loext:opacity="100%" style:font-name="Futura Std Condensed" officeooo:rsid="0099caad"/>
    </style:style>
    <style:style style:name="T88" style:family="text">
      <style:text-properties fo:color="#c9211e" loext:opacity="100%" style:font-name="Futura Std Condensed" officeooo:rsid="009baf7e"/>
    </style:style>
    <style:style style:name="T89" style:family="text">
      <style:text-properties fo:color="#c9211e" loext:opacity="100%" style:font-name="Futura Std Condensed" officeooo:rsid="009cb617"/>
    </style:style>
    <style:style style:name="T90" style:family="text">
      <style:text-properties fo:color="#c9211e" loext:opacity="100%" style:font-name="Futura Std Condensed" officeooo:rsid="00a0f062"/>
    </style:style>
    <style:style style:name="T91" style:family="text">
      <style:text-properties fo:color="#c9211e" loext:opacity="100%" style:font-name="Futura Std Condensed" officeooo:rsid="00a14b40"/>
    </style:style>
    <style:style style:name="T92" style:family="text">
      <style:text-properties fo:color="#c9211e" loext:opacity="100%" style:font-name="Futura Std Condensed" officeooo:rsid="00a27b36"/>
    </style:style>
    <style:style style:name="T93" style:family="text">
      <style:text-properties fo:color="#c9211e" loext:opacity="100%" style:font-name="Futura Std Condensed" style:text-underline-style="none" officeooo:rsid="00a9979f"/>
    </style:style>
    <style:style style:name="T94" style:family="text">
      <style:text-properties fo:color="#c9211e" loext:opacity="100%" style:font-name="Futura Std Condensed" style:text-underline-style="none" officeooo:rsid="01002c5e"/>
    </style:style>
    <style:style style:name="T95" style:family="text">
      <style:text-properties fo:color="#c9211e" loext:opacity="100%" style:font-name="Futura Std Condensed" style:text-underline-style="none" officeooo:rsid="00e9a091"/>
    </style:style>
    <style:style style:name="T96" style:family="text">
      <style:text-properties fo:color="#c9211e" loext:opacity="100%" style:font-name="Futura Std Condensed" style:text-underline-style="none" officeooo:rsid="01221c48"/>
    </style:style>
    <style:style style:name="T97" style:family="text">
      <style:text-properties fo:color="#c9211e" loext:opacity="100%" style:font-name="Futura Std Condensed" style:text-underline-style="none" officeooo:rsid="0125589c"/>
    </style:style>
    <style:style style:name="T98" style:family="text">
      <style:text-properties fo:color="#c9211e" loext:opacity="100%" style:font-name="Futura Std Condensed" officeooo:rsid="00b3984f"/>
    </style:style>
    <style:style style:name="T99" style:family="text">
      <style:text-properties fo:color="#c9211e" loext:opacity="100%" style:font-name="Futura Std Condensed" officeooo:rsid="00b55d25"/>
    </style:style>
    <style:style style:name="T100" style:family="text">
      <style:text-properties fo:color="#c9211e" loext:opacity="100%" style:font-name="Futura Std Condensed" officeooo:rsid="00b7387a"/>
    </style:style>
    <style:style style:name="T101" style:family="text">
      <style:text-properties fo:color="#c9211e" loext:opacity="100%" style:font-name="Futura Std Condensed" officeooo:rsid="00c8a72c"/>
    </style:style>
    <style:style style:name="T102" style:family="text">
      <style:text-properties fo:color="#c9211e" loext:opacity="100%" style:font-name="Futura Std Condensed" officeooo:rsid="00d63b95"/>
    </style:style>
    <style:style style:name="T103" style:family="text">
      <style:text-properties fo:color="#c9211e" loext:opacity="100%" style:font-name="Futura Std Condensed" officeooo:rsid="00d87f02"/>
    </style:style>
    <style:style style:name="T104" style:family="text">
      <style:text-properties fo:color="#c9211e" loext:opacity="100%" style:font-name="Futura Std Condensed" officeooo:rsid="00d9cd79"/>
    </style:style>
    <style:style style:name="T105" style:family="text">
      <style:text-properties fo:color="#c9211e" loext:opacity="100%" style:font-name="Futura Std Condensed" officeooo:rsid="00de2205"/>
    </style:style>
    <style:style style:name="T106" style:family="text">
      <style:text-properties fo:color="#c9211e" loext:opacity="100%" style:font-name="Futura Std Condensed" officeooo:rsid="00e2218e"/>
    </style:style>
    <style:style style:name="T107" style:family="text">
      <style:text-properties fo:color="#c9211e" loext:opacity="100%" style:font-name="Futura Std Condensed" officeooo:rsid="00abe24d"/>
    </style:style>
    <style:style style:name="T108" style:family="text">
      <style:text-properties fo:color="#c9211e" loext:opacity="100%" style:font-name="Futura Std Condensed" officeooo:rsid="00e112ed"/>
    </style:style>
    <style:style style:name="T109" style:family="text">
      <style:text-properties fo:color="#c9211e" loext:opacity="100%" style:font-name="Futura Std Condensed" officeooo:rsid="00ebffaf"/>
    </style:style>
    <style:style style:name="T110" style:family="text">
      <style:text-properties fo:color="#c9211e" loext:opacity="100%" style:font-name="Futura Std Condensed" officeooo:rsid="00fd7b76"/>
    </style:style>
    <style:style style:name="T111" style:family="text">
      <style:text-properties fo:color="#c9211e" loext:opacity="100%" style:font-name="Futura Std Condensed" officeooo:rsid="0102d0e2"/>
    </style:style>
    <style:style style:name="T112" style:family="text">
      <style:text-properties fo:color="#c9211e" loext:opacity="100%" style:font-name="Futura Std Condensed" officeooo:rsid="01060e74"/>
    </style:style>
    <style:style style:name="T113" style:family="text">
      <style:text-properties fo:color="#c9211e" loext:opacity="100%" style:font-name="Futura Std Condensed" officeooo:rsid="0108be5c"/>
    </style:style>
    <style:style style:name="T114" style:family="text">
      <style:text-properties fo:color="#c9211e" loext:opacity="100%" style:font-name="Futura Std Condensed" officeooo:rsid="011113a5"/>
    </style:style>
    <style:style style:name="T115" style:family="text">
      <style:text-properties fo:color="#c9211e" loext:opacity="100%" style:font-name="Futura Std Condensed" officeooo:rsid="01114bb2"/>
    </style:style>
    <style:style style:name="T116" style:family="text">
      <style:text-properties fo:color="#c9211e" loext:opacity="100%" style:font-name="Futura Std Condensed" officeooo:rsid="011783eb"/>
    </style:style>
    <style:style style:name="T117" style:family="text">
      <style:text-properties fo:color="#c9211e" loext:opacity="100%" style:font-name="Futura Std Condensed" officeooo:rsid="00d287be"/>
    </style:style>
    <style:style style:name="T118" style:family="text">
      <style:text-properties fo:color="#c9211e" loext:opacity="100%" style:font-name="Futura Std Condensed" officeooo:rsid="01191ce8"/>
    </style:style>
    <style:style style:name="T119" style:family="text">
      <style:text-properties fo:color="#c9211e" loext:opacity="100%" style:font-name="Futura Std Condensed" officeooo:rsid="011b1c62"/>
    </style:style>
    <style:style style:name="T120" style:family="text">
      <style:text-properties fo:color="#c9211e" loext:opacity="100%" style:font-name="Futura Std Condensed" officeooo:rsid="0127b881"/>
    </style:style>
    <style:style style:name="T121" style:family="text">
      <style:text-properties fo:color="#c9211e" loext:opacity="100%" style:font-name="Futura Std Condensed" officeooo:rsid="0129ab77"/>
    </style:style>
    <style:style style:name="T122" style:family="text">
      <style:text-properties fo:color="#c9211e" loext:opacity="100%" style:font-name="Futura Std Condensed" officeooo:rsid="01191ce8" fo:background-color="transparent" loext:char-shading-value="0"/>
    </style:style>
    <style:style style:name="T123" style:family="text">
      <style:text-properties fo:color="#c9211e" loext:opacity="100%" style:font-name="Futura Std Condensed" officeooo:rsid="013c3456" fo:background-color="transparent" loext:char-shading-value="0"/>
    </style:style>
    <style:style style:name="T124" style:family="text">
      <style:text-properties fo:color="#c9211e" loext:opacity="100%" style:font-name="Futura Std Condensed" officeooo:rsid="012bbbfa"/>
    </style:style>
    <style:style style:name="T125" style:family="text">
      <style:text-properties fo:color="#c9211e" loext:opacity="100%" style:font-name="Futura Std Condensed" officeooo:rsid="012c2c3f"/>
    </style:style>
    <style:style style:name="T126" style:family="text">
      <style:text-properties fo:color="#c9211e" loext:opacity="100%" style:font-name="Futura Std Condensed" officeooo:rsid="012eaf0f"/>
    </style:style>
    <style:style style:name="T127" style:family="text">
      <style:text-properties fo:color="#c9211e" loext:opacity="100%" style:font-name="Futura Std Condensed" officeooo:rsid="0130c4ec"/>
    </style:style>
    <style:style style:name="T128" style:family="text">
      <style:text-properties fo:color="#c9211e" loext:opacity="100%" style:font-name="Futura Std Condensed" officeooo:rsid="013c3456"/>
    </style:style>
    <style:style style:name="T129" style:family="text">
      <style:text-properties fo:color="#c9211e" loext:opacity="100%" style:font-name="Futura Std Condensed" officeooo:rsid="0140f864"/>
    </style:style>
    <style:style style:name="T130" style:family="text">
      <style:text-properties fo:color="#c9211e" loext:opacity="100%" style:font-name="Futura Std Condensed" officeooo:rsid="014eb636"/>
    </style:style>
    <style:style style:name="T131" style:family="text">
      <style:text-properties fo:color="#c9211e" loext:opacity="100%" style:font-name="Futura Std Condensed" officeooo:rsid="01533241"/>
    </style:style>
    <style:style style:name="T132" style:family="text">
      <style:text-properties fo:color="#c9211e" loext:opacity="100%" style:font-name="Futura Std Condensed" officeooo:rsid="0157e171"/>
    </style:style>
    <style:style style:name="T133" style:family="text">
      <style:text-properties fo:color="#c9211e" loext:opacity="100%" fo:font-size="16pt" style:text-underline-style="none" officeooo:rsid="00509422" style:font-size-asian="16pt" style:font-size-complex="16pt"/>
    </style:style>
    <style:style style:name="T134" style:family="text">
      <style:text-properties fo:color="#c9211e" loext:opacity="100%" fo:font-size="16pt" style:text-underline-style="none" officeooo:rsid="011fb944" style:font-size-asian="16pt" style:font-size-complex="16pt"/>
    </style:style>
    <style:style style:name="T135" style:family="text">
      <style:text-properties fo:color="#c9211e" loext:opacity="100%" officeooo:rsid="0051c2f4"/>
    </style:style>
    <style:style style:name="T136" style:family="text">
      <style:text-properties fo:color="#c9211e" loext:opacity="100%" style:text-underline-style="solid" style:text-underline-width="auto" style:text-underline-color="font-color" officeooo:rsid="0053acd1"/>
    </style:style>
    <style:style style:name="T137" style:family="text">
      <style:text-properties fo:color="#c9211e" loext:opacity="100%" style:text-underline-style="solid" style:text-underline-width="auto" style:text-underline-color="font-color" officeooo:rsid="005b5999"/>
    </style:style>
    <style:style style:name="T138" style:family="text">
      <style:text-properties fo:color="#c9211e" loext:opacity="100%" style:text-underline-style="solid" style:text-underline-width="auto" style:text-underline-color="font-color" officeooo:rsid="005f27d7"/>
    </style:style>
    <style:style style:name="T139" style:family="text">
      <style:text-properties fo:color="#c9211e" loext:opacity="100%" style:text-underline-style="solid" style:text-underline-width="auto" style:text-underline-color="font-color" officeooo:rsid="00d87f02"/>
    </style:style>
    <style:style style:name="T140" style:family="text">
      <style:text-properties fo:color="#c9211e" loext:opacity="100%" officeooo:rsid="0053acd1"/>
    </style:style>
    <style:style style:name="T141" style:family="text">
      <style:text-properties fo:color="#c9211e" loext:opacity="100%" officeooo:rsid="0100e0b0"/>
    </style:style>
    <style:style style:name="T142" style:family="text">
      <style:text-properties fo:color="#c9211e" loext:opacity="100%" style:text-line-through-style="none" style:text-line-through-type="none" style:font-name="Futura Std Condensed" officeooo:rsid="00291794"/>
    </style:style>
    <style:style style:name="T143" style:family="text">
      <style:text-properties fo:color="#c9211e" loext:opacity="100%" style:text-line-through-style="none" style:text-line-through-type="none" style:font-name="Futura Std Condensed" officeooo:rsid="00271d54"/>
    </style:style>
    <style:style style:name="T144" style:family="text">
      <style:text-properties fo:color="#c9211e" loext:opacity="100%" style:text-line-through-style="none" style:text-line-through-type="none" style:font-name="Futura Std Condensed" officeooo:rsid="00324fc3"/>
    </style:style>
    <style:style style:name="T145" style:family="text">
      <style:text-properties fo:color="#c9211e" loext:opacity="100%" style:text-line-through-style="none" style:text-line-through-type="none" style:font-name="Futura Std Condensed" officeooo:rsid="002b15d7"/>
    </style:style>
    <style:style style:name="T146" style:family="text">
      <style:text-properties fo:color="#c9211e" loext:opacity="100%" style:text-line-through-style="none" style:text-line-through-type="none" style:font-name="Futura Std Condensed" officeooo:rsid="013c3456"/>
    </style:style>
    <style:style style:name="T147" style:family="text">
      <style:text-properties fo:color="#c9211e" loext:opacity="100%" officeooo:rsid="011783eb"/>
    </style:style>
    <style:style style:name="T148" style:family="text">
      <style:text-properties fo:color="#c9211e" loext:opacity="100%" officeooo:rsid="004b5574"/>
    </style:style>
    <style:style style:name="T149" style:family="text">
      <style:text-properties fo:color="#c9211e" loext:opacity="100%" style:text-position="super 58%" style:font-name="Futura Std Condensed" officeooo:rsid="0129ab77"/>
    </style:style>
    <style:style style:name="T150" style:family="text">
      <style:text-properties fo:color="#c9211e" loext:opacity="100%" officeooo:rsid="015a9634"/>
    </style:style>
    <style:style style:name="T151" style:family="text">
      <style:text-properties fo:color="#c9211e" loext:opacity="100%" officeooo:rsid="00d87f02"/>
    </style:style>
    <style:style style:name="T152" style:family="text">
      <style:text-properties fo:color="#c9211e" loext:opacity="100%" style:font-name="Futura Std Condensed " officeooo:rsid="015a9634"/>
    </style:style>
    <style:style style:name="T153" style:family="text">
      <style:text-properties fo:color="#c9211e" loext:opacity="100%" style:font-name="Futura Std Condensed " officeooo:rsid="00d87f02"/>
    </style:style>
    <style:style style:name="T154" style:family="text">
      <style:text-properties officeooo:rsid="001362f7"/>
    </style:style>
    <style:style style:name="T155" style:family="text">
      <style:text-properties fo:color="#000000" loext:opacity="100%"/>
    </style:style>
    <style:style style:name="T156" style:family="text">
      <style:text-properties fo:color="#000000" loext:opacity="100%" officeooo:rsid="000f8f6a"/>
    </style:style>
    <style:style style:name="T157" style:family="text">
      <style:text-properties fo:color="#000000" loext:opacity="100%" officeooo:rsid="001362f7"/>
    </style:style>
    <style:style style:name="T158" style:family="text">
      <style:text-properties fo:color="#000000" loext:opacity="100%" officeooo:rsid="0013b1f0"/>
    </style:style>
    <style:style style:name="T159" style:family="text">
      <style:text-properties fo:color="#000000" loext:opacity="100%" style:text-underline-style="solid" style:text-underline-width="auto" style:text-underline-color="font-color"/>
    </style:style>
    <style:style style:name="T160" style:family="text">
      <style:text-properties fo:color="#000000" loext:opacity="100%" style:text-underline-style="solid" style:text-underline-width="auto" style:text-underline-color="font-color" officeooo:rsid="0013b1f0"/>
    </style:style>
    <style:style style:name="T161" style:family="text">
      <style:text-properties fo:color="#000000" loext:opacity="100%" style:text-underline-style="solid" style:text-underline-width="auto" style:text-underline-color="font-color" officeooo:rsid="00271d54"/>
    </style:style>
    <style:style style:name="T162" style:family="text">
      <style:text-properties fo:color="#000000" loext:opacity="100%" style:text-underline-style="solid" style:text-underline-width="auto" style:text-underline-color="font-color" officeooo:rsid="002f6e18"/>
    </style:style>
    <style:style style:name="T163" style:family="text">
      <style:text-properties fo:color="#000000" loext:opacity="100%" style:text-underline-style="solid" style:text-underline-width="auto" style:text-underline-color="font-color" officeooo:rsid="001c6e04"/>
    </style:style>
    <style:style style:name="T164" style:family="text">
      <style:text-properties fo:color="#000000" loext:opacity="100%" style:text-underline-style="solid" style:text-underline-width="auto" style:text-underline-color="font-color" officeooo:rsid="004ffb0c"/>
    </style:style>
    <style:style style:name="T165" style:family="text">
      <style:text-properties fo:color="#000000" loext:opacity="100%" style:text-underline-style="solid" style:text-underline-width="auto" style:text-underline-color="font-color" officeooo:rsid="002b15d7"/>
    </style:style>
    <style:style style:name="T166" style:family="text">
      <style:text-properties fo:color="#000000" loext:opacity="100%" style:text-underline-style="solid" style:text-underline-width="auto" style:text-underline-color="font-color" officeooo:rsid="005ac6ad"/>
    </style:style>
    <style:style style:name="T167" style:family="text">
      <style:text-properties fo:color="#000000" loext:opacity="100%" style:text-underline-style="solid" style:text-underline-width="auto" style:text-underline-color="font-color" officeooo:rsid="005f27d7"/>
    </style:style>
    <style:style style:name="T168" style:family="text">
      <style:text-properties fo:color="#000000" loext:opacity="100%" style:text-underline-style="solid" style:text-underline-width="auto" style:text-underline-color="font-color" officeooo:rsid="008616df"/>
    </style:style>
    <style:style style:name="T169" style:family="text">
      <style:text-properties fo:color="#000000" loext:opacity="100%" style:text-underline-style="solid" style:text-underline-width="auto" style:text-underline-color="font-color" officeooo:rsid="00880d2b"/>
    </style:style>
    <style:style style:name="T170" style:family="text">
      <style:text-properties fo:color="#000000" loext:opacity="100%" style:text-underline-style="solid" style:text-underline-width="auto" style:text-underline-color="font-color" officeooo:rsid="0058a901"/>
    </style:style>
    <style:style style:name="T171" style:family="text">
      <style:text-properties fo:color="#000000" loext:opacity="100%" style:text-underline-style="solid" style:text-underline-width="auto" style:text-underline-color="font-color" officeooo:rsid="0030d81e"/>
    </style:style>
    <style:style style:name="T172" style:family="text">
      <style:text-properties fo:color="#000000" loext:opacity="100%" style:text-underline-style="solid" style:text-underline-width="auto" style:text-underline-color="font-color" officeooo:rsid="00ba16c9"/>
    </style:style>
    <style:style style:name="T173" style:family="text">
      <style:text-properties fo:color="#000000" loext:opacity="100%" style:text-underline-style="solid" style:text-underline-width="auto" style:text-underline-color="font-color" officeooo:rsid="00d9cd79"/>
    </style:style>
    <style:style style:name="T174" style:family="text">
      <style:text-properties fo:color="#000000" loext:opacity="100%" style:text-underline-style="solid" style:text-underline-width="auto" style:text-underline-color="font-color" officeooo:rsid="01191ce8"/>
    </style:style>
    <style:style style:name="T175" style:family="text">
      <style:text-properties fo:color="#000000" loext:opacity="100%" style:text-underline-style="solid" style:text-underline-width="auto" style:text-underline-color="font-color" officeooo:rsid="012bbbfa"/>
    </style:style>
    <style:style style:name="T176" style:family="text">
      <style:text-properties fo:color="#000000" loext:opacity="100%" style:text-underline-style="solid" style:text-underline-width="auto" style:text-underline-color="font-color" officeooo:rsid="013c3456"/>
    </style:style>
    <style:style style:name="T177" style:family="text">
      <style:text-properties fo:color="#000000" loext:opacity="100%" style:text-underline-style="solid" style:text-underline-width="auto" style:text-underline-color="font-color" officeooo:rsid="01191ce8" fo:background-color="transparent" loext:char-shading-value="0"/>
    </style:style>
    <style:style style:name="T178" style:family="text">
      <style:text-properties fo:color="#000000" loext:opacity="100%" style:text-underline-style="solid" style:text-underline-width="auto" style:text-underline-color="font-color" officeooo:rsid="013c3456" fo:background-color="transparent" loext:char-shading-value="0"/>
    </style:style>
    <style:style style:name="T179" style:family="text">
      <style:text-properties fo:color="#000000" loext:opacity="100%" style:text-underline-style="solid" style:text-underline-width="auto" style:text-underline-color="font-color" officeooo:rsid="01533241"/>
    </style:style>
    <style:style style:name="T180" style:family="text">
      <style:text-properties fo:color="#000000" loext:opacity="100%" officeooo:rsid="0014442c"/>
    </style:style>
    <style:style style:name="T181" style:family="text">
      <style:text-properties fo:color="#000000" loext:opacity="100%" officeooo:rsid="0018b4d5"/>
    </style:style>
    <style:style style:name="T182" style:family="text">
      <style:text-properties fo:color="#000000" loext:opacity="100%" style:font-name="Futura Std Condensed Light1"/>
    </style:style>
    <style:style style:name="T183" style:family="text">
      <style:text-properties fo:color="#000000" loext:opacity="100%" style:font-name="Futura Std Condensed Light1" officeooo:rsid="0035b9c5"/>
    </style:style>
    <style:style style:name="T184" style:family="text">
      <style:text-properties fo:color="#000000" loext:opacity="100%" style:font-name="Futura Std Condensed Light1" officeooo:rsid="0057759a"/>
    </style:style>
    <style:style style:name="T185" style:family="text">
      <style:text-properties fo:color="#000000" loext:opacity="100%" style:font-name="Futura Std Condensed Light1" officeooo:rsid="0051c2f4"/>
    </style:style>
    <style:style style:name="T186" style:family="text">
      <style:text-properties fo:color="#000000" loext:opacity="100%" style:font-name="Futura Std Condensed Light1" officeooo:rsid="00525e1c"/>
    </style:style>
    <style:style style:name="T187" style:family="text">
      <style:text-properties fo:color="#000000" loext:opacity="100%" style:font-name="Futura Std Condensed Light1" fo:font-size="16pt" fo:language="en" fo:country="US" style:text-underline-style="none" officeooo:rsid="006ff937" style:font-size-asian="16pt" style:font-size-complex="16pt"/>
    </style:style>
    <style:style style:name="T188" style:family="text">
      <style:text-properties fo:color="#000000" loext:opacity="100%" style:font-name="Futura Std Condensed Light1" fo:font-size="16pt" fo:language="en" fo:country="US" style:text-underline-style="none" officeooo:rsid="006e26de" style:font-size-asian="16pt" style:font-size-complex="16pt"/>
    </style:style>
    <style:style style:name="T189" style:family="text">
      <style:text-properties fo:color="#000000" loext:opacity="100%" style:font-name="Futura Std Condensed Light1" fo:font-size="16pt" fo:language="en" fo:country="US" style:text-underline-style="none" officeooo:rsid="00923cb3" style:font-size-asian="16pt" style:font-size-complex="16pt"/>
    </style:style>
    <style:style style:name="T190" style:family="text">
      <style:text-properties fo:color="#000000" loext:opacity="100%" style:font-name="Futura Std Condensed Light1" fo:font-size="16pt" fo:language="en" fo:country="US" style:text-underline-style="none" officeooo:rsid="0063a4d7" style:font-size-asian="16pt" style:font-size-complex="16pt"/>
    </style:style>
    <style:style style:name="T191" style:family="text">
      <style:text-properties fo:color="#000000" loext:opacity="100%" style:font-name="Futura Std Condensed Light1" fo:font-size="16pt" fo:language="en" fo:country="US" style:text-underline-style="none" officeooo:rsid="0071cc19" style:font-size-asian="16pt" style:font-size-complex="16pt"/>
    </style:style>
    <style:style style:name="T192" style:family="text">
      <style:text-properties fo:color="#000000" loext:opacity="100%" style:font-name="Futura Std Condensed Light1" officeooo:rsid="009437be"/>
    </style:style>
    <style:style style:name="T193" style:family="text">
      <style:text-properties fo:color="#000000" loext:opacity="100%" style:font-name="Futura Std Condensed Light1" officeooo:rsid="00ad72a6"/>
    </style:style>
    <style:style style:name="T194" style:family="text">
      <style:text-properties fo:color="#000000" loext:opacity="100%" style:font-name="Futura Std Condensed Light1" officeooo:rsid="00ae7c16"/>
    </style:style>
    <style:style style:name="T195" style:family="text">
      <style:text-properties fo:color="#000000" loext:opacity="100%" style:font-name="Futura Std Condensed Light1" officeooo:rsid="00b3984f"/>
    </style:style>
    <style:style style:name="T196" style:family="text">
      <style:text-properties fo:color="#000000" loext:opacity="100%" style:font-name="Futura Std Condensed Light1" officeooo:rsid="00b55d25"/>
    </style:style>
    <style:style style:name="T197" style:family="text">
      <style:text-properties fo:color="#000000" loext:opacity="100%" style:font-name="Futura Std Condensed Light1" officeooo:rsid="00d87f02"/>
    </style:style>
    <style:style style:name="T198" style:family="text">
      <style:text-properties fo:color="#000000" loext:opacity="100%" style:font-name="Futura Std Condensed Light1" style:text-underline-style="solid" style:text-underline-width="auto" style:text-underline-color="font-color" officeooo:rsid="00c84595"/>
    </style:style>
    <style:style style:name="T199" style:family="text">
      <style:text-properties fo:color="#000000" loext:opacity="100%" style:font-name="Futura Std Condensed Light1" fo:font-size="18pt" fo:language="en" fo:country="US" style:text-underline-style="none" officeooo:rsid="0063a4d7" style:font-size-asian="18pt" style:font-size-complex="18pt"/>
    </style:style>
    <style:style style:name="T200" style:family="text">
      <style:text-properties fo:color="#000000" loext:opacity="100%" style:font-name="Futura Std Condensed Light1" fo:font-size="18pt" fo:language="en" fo:country="US" style:text-underline-style="none" officeooo:rsid="00be3a03" style:font-size-asian="18pt" style:font-size-complex="18pt"/>
    </style:style>
    <style:style style:name="T201" style:family="text">
      <style:text-properties fo:color="#000000" loext:opacity="100%" style:font-name="Futura Std Condensed Light1" fo:font-size="18pt" fo:language="en" fo:country="US" style:text-underline-style="none" officeooo:rsid="006ff937" style:font-size-asian="18pt" style:font-size-complex="18pt"/>
    </style:style>
    <style:style style:name="T202" style:family="text">
      <style:text-properties fo:color="#000000" loext:opacity="100%" style:font-name="Futura Std Condensed Light1" officeooo:rsid="011783eb"/>
    </style:style>
    <style:style style:name="T203" style:family="text">
      <style:text-properties fo:color="#000000" loext:opacity="100%" officeooo:rsid="00271d54"/>
    </style:style>
    <style:style style:name="T204" style:family="text">
      <style:text-properties fo:color="#000000" loext:opacity="100%" officeooo:rsid="002b15d7"/>
    </style:style>
    <style:style style:name="T205" style:family="text">
      <style:text-properties fo:color="#000000" loext:opacity="100%" officeooo:rsid="002c96b5"/>
    </style:style>
    <style:style style:name="T206" style:family="text">
      <style:text-properties fo:color="#000000" loext:opacity="100%" officeooo:rsid="002f6e18"/>
    </style:style>
    <style:style style:name="T207" style:family="text">
      <style:text-properties fo:color="#000000" loext:opacity="100%" officeooo:rsid="0031047f"/>
    </style:style>
    <style:style style:name="T208" style:family="text">
      <style:text-properties fo:color="#000000" loext:opacity="100%" officeooo:rsid="00386cd6"/>
    </style:style>
    <style:style style:name="T209" style:family="text">
      <style:text-properties fo:color="#000000" loext:opacity="100%" officeooo:rsid="00425146"/>
    </style:style>
    <style:style style:name="T210" style:family="text">
      <style:text-properties fo:color="#000000" loext:opacity="100%" officeooo:rsid="004f4fd7"/>
    </style:style>
    <style:style style:name="T211" style:family="text">
      <style:text-properties fo:color="#000000" loext:opacity="100%" officeooo:rsid="00530c9e"/>
    </style:style>
    <style:style style:name="T212" style:family="text">
      <style:text-properties fo:color="#000000" loext:opacity="100%" officeooo:rsid="0053acd1"/>
    </style:style>
    <style:style style:name="T213" style:family="text">
      <style:text-properties fo:color="#000000" loext:opacity="100%" officeooo:rsid="001d91d9"/>
    </style:style>
    <style:style style:name="T214" style:family="text">
      <style:text-properties fo:color="#000000" loext:opacity="100%" officeooo:rsid="001c6e04"/>
    </style:style>
    <style:style style:name="T215" style:family="text">
      <style:text-properties fo:color="#000000" loext:opacity="100%" officeooo:rsid="001ec6f4"/>
    </style:style>
    <style:style style:name="T216" style:family="text">
      <style:text-properties fo:color="#000000" loext:opacity="100%" officeooo:rsid="0021ae3f"/>
    </style:style>
    <style:style style:name="T217" style:family="text">
      <style:text-properties fo:color="#000000" loext:opacity="100%" officeooo:rsid="005ac6ad"/>
    </style:style>
    <style:style style:name="T218" style:family="text">
      <style:text-properties fo:color="#000000" loext:opacity="100%" officeooo:rsid="005ad40e"/>
    </style:style>
    <style:style style:name="T219" style:family="text">
      <style:text-properties fo:color="#000000" loext:opacity="100%" style:font-name="Futura Std Condensed"/>
    </style:style>
    <style:style style:name="T220" style:family="text">
      <style:text-properties fo:color="#000000" loext:opacity="100%" style:font-name="Futura Std Condensed" officeooo:rsid="002f6e18"/>
    </style:style>
    <style:style style:name="T221" style:family="text">
      <style:text-properties fo:color="#000000" loext:opacity="100%" style:font-name="Futura Std Condensed" style:text-underline-style="none" officeooo:rsid="00f9979f"/>
    </style:style>
    <style:style style:name="T222" style:family="text">
      <style:text-properties fo:color="#000000" loext:opacity="100%" style:font-name="Futura Std Condensed" style:text-underline-style="solid" style:text-underline-width="auto" style:text-underline-color="font-color" officeooo:rsid="011783eb"/>
    </style:style>
    <style:style style:name="T223" style:family="text">
      <style:text-properties fo:color="#000000" loext:opacity="100%" style:font-name="Futura Std Condensed" style:text-underline-style="solid" style:text-underline-width="auto" style:text-underline-color="font-color" officeooo:rsid="011b1c62"/>
    </style:style>
    <style:style style:name="T224" style:family="text">
      <style:text-properties fo:color="#000000" loext:opacity="100%" style:font-name="Futura Std Condensed" officeooo:rsid="011783eb"/>
    </style:style>
    <style:style style:name="T225" style:family="text">
      <style:text-properties fo:color="#000000" loext:opacity="100%" officeooo:rsid="008616df"/>
    </style:style>
    <style:style style:name="T226" style:family="text">
      <style:text-properties fo:color="#000000" loext:opacity="100%" officeooo:rsid="00880d2b"/>
    </style:style>
    <style:style style:name="T227" style:family="text">
      <style:text-properties fo:color="#000000" loext:opacity="100%" officeooo:rsid="0018c4ea"/>
    </style:style>
    <style:style style:name="T228" style:family="text">
      <style:text-properties fo:color="#000000" loext:opacity="100%" style:text-underline-style="none" officeooo:rsid="0013b1f0"/>
    </style:style>
    <style:style style:name="T229" style:family="text">
      <style:text-properties fo:color="#000000" loext:opacity="100%" style:text-underline-style="none" officeooo:rsid="000f8f6a"/>
    </style:style>
    <style:style style:name="T230" style:family="text">
      <style:text-properties fo:color="#000000" loext:opacity="100%" style:text-underline-style="none" officeooo:rsid="00271d54"/>
    </style:style>
    <style:style style:name="T231" style:family="text">
      <style:text-properties fo:color="#000000" loext:opacity="100%" style:text-underline-style="none" officeooo:rsid="00ca4724"/>
    </style:style>
    <style:style style:name="T232" style:family="text">
      <style:text-properties fo:color="#000000" loext:opacity="100%" style:text-underline-style="none" officeooo:rsid="002f6e18"/>
    </style:style>
    <style:style style:name="T233" style:family="text">
      <style:text-properties fo:color="#000000" loext:opacity="100%" style:text-underline-style="none" officeooo:rsid="00e9a091"/>
    </style:style>
    <style:style style:name="T234" style:family="text">
      <style:text-properties fo:color="#000000" loext:opacity="100%" style:text-underline-style="none" officeooo:rsid="010a7099"/>
    </style:style>
    <style:style style:name="T235" style:family="text">
      <style:text-properties fo:color="#000000" loext:opacity="100%" style:text-underline-style="none" officeooo:rsid="011113a5"/>
    </style:style>
    <style:style style:name="T236" style:family="text">
      <style:text-properties fo:color="#000000" loext:opacity="100%" style:text-underline-style="none" officeooo:rsid="01114bb2"/>
    </style:style>
    <style:style style:name="T237" style:family="text">
      <style:text-properties fo:color="#000000" loext:opacity="100%" style:text-underline-style="none" officeooo:rsid="0112aad3"/>
    </style:style>
    <style:style style:name="T238" style:family="text">
      <style:text-properties fo:color="#000000" loext:opacity="100%" style:text-underline-style="none" officeooo:rsid="00d9cd79"/>
    </style:style>
    <style:style style:name="T239" style:family="text">
      <style:text-properties fo:color="#000000" loext:opacity="100%" style:text-underline-style="none" officeooo:rsid="011783eb"/>
    </style:style>
    <style:style style:name="T240" style:family="text">
      <style:text-properties fo:color="#000000" loext:opacity="100%" style:text-underline-style="none" officeooo:rsid="01191ce8"/>
    </style:style>
    <style:style style:name="T241" style:family="text">
      <style:text-properties fo:color="#000000" loext:opacity="100%" style:text-underline-style="none" officeooo:rsid="012bbbfa"/>
    </style:style>
    <style:style style:name="T242" style:family="text">
      <style:text-properties fo:color="#000000" loext:opacity="100%" style:text-underline-style="none" officeooo:rsid="0130da27"/>
    </style:style>
    <style:style style:name="T243" style:family="text">
      <style:text-properties fo:color="#000000" loext:opacity="100%" officeooo:rsid="008b52c7"/>
    </style:style>
    <style:style style:name="T244" style:family="text">
      <style:text-properties fo:color="#000000" loext:opacity="100%" officeooo:rsid="008cab49"/>
    </style:style>
    <style:style style:name="T245" style:family="text">
      <style:text-properties fo:color="#000000" loext:opacity="100%" officeooo:rsid="007dbde0"/>
    </style:style>
    <style:style style:name="T246" style:family="text">
      <style:text-properties fo:color="#000000" loext:opacity="100%" officeooo:rsid="0081581d"/>
    </style:style>
    <style:style style:name="T247" style:family="text">
      <style:text-properties fo:color="#000000" loext:opacity="100%" style:font-name="Futura Std Condensed Light" fo:font-size="16pt" fo:language="en" fo:country="US" style:text-underline-style="none" officeooo:rsid="00923cb3" style:font-size-asian="16pt" style:font-size-complex="16pt"/>
    </style:style>
    <style:style style:name="T248" style:family="text">
      <style:text-properties fo:color="#000000" loext:opacity="100%" officeooo:rsid="0097a307"/>
    </style:style>
    <style:style style:name="T249" style:family="text">
      <style:text-properties fo:color="#000000" loext:opacity="100%" officeooo:rsid="009cb617"/>
    </style:style>
    <style:style style:name="T250" style:family="text">
      <style:text-properties fo:color="#000000" loext:opacity="100%" officeooo:rsid="0058a901"/>
    </style:style>
    <style:style style:name="T251" style:family="text">
      <style:text-properties fo:color="#000000" loext:opacity="100%" officeooo:rsid="00a27b36"/>
    </style:style>
    <style:style style:name="T252" style:family="text">
      <style:text-properties fo:color="#000000" loext:opacity="100%" officeooo:rsid="00a46215"/>
    </style:style>
    <style:style style:name="T253" style:family="text">
      <style:text-properties fo:color="#000000" loext:opacity="100%" fo:font-style="normal" style:text-underline-style="solid" style:text-underline-width="auto" style:text-underline-color="font-color" officeooo:rsid="00c6c72f" style:font-style-asian="normal" style:font-style-complex="normal"/>
    </style:style>
    <style:style style:name="T254" style:family="text">
      <style:text-properties fo:color="#000000" loext:opacity="100%" fo:font-style="normal" style:text-underline-style="solid" style:text-underline-width="auto" style:text-underline-color="font-color" officeooo:rsid="00d87f02" style:font-style-asian="normal" style:font-style-complex="normal"/>
    </style:style>
    <style:style style:name="T255" style:family="text">
      <style:text-properties fo:color="#000000" loext:opacity="100%" officeooo:rsid="004190e1"/>
    </style:style>
    <style:style style:name="T256" style:family="text">
      <style:text-properties fo:color="#000000" loext:opacity="100%" officeooo:rsid="006a92be"/>
    </style:style>
    <style:style style:name="T257" style:family="text">
      <style:text-properties fo:color="#000000" loext:opacity="100%" officeooo:rsid="00c84595"/>
    </style:style>
    <style:style style:name="T258" style:family="text">
      <style:text-properties fo:color="#000000" loext:opacity="100%" officeooo:rsid="00d87f02"/>
    </style:style>
    <style:style style:name="T259" style:family="text">
      <style:text-properties fo:color="#000000" loext:opacity="100%" officeooo:rsid="00d9cd79"/>
    </style:style>
    <style:style style:name="T260" style:family="text">
      <style:text-properties fo:color="#000000" loext:opacity="100%" officeooo:rsid="00dcc94b"/>
    </style:style>
    <style:style style:name="T261" style:family="text">
      <style:text-properties fo:color="#000000" loext:opacity="100%" officeooo:rsid="00de2205"/>
    </style:style>
    <style:style style:name="T262" style:family="text">
      <style:text-properties fo:color="#000000" loext:opacity="100%" officeooo:rsid="00ebffaf"/>
    </style:style>
    <style:style style:name="T263" style:family="text">
      <style:text-properties fo:color="#000000" loext:opacity="100%" officeooo:rsid="00e69496"/>
    </style:style>
    <style:style style:name="T264" style:family="text">
      <style:text-properties fo:color="#000000" loext:opacity="100%" officeooo:rsid="00e83d4d"/>
    </style:style>
    <style:style style:name="T265" style:family="text">
      <style:text-properties fo:color="#000000" loext:opacity="100%" officeooo:rsid="00e4b10a"/>
    </style:style>
    <style:style style:name="T266" style:family="text">
      <style:text-properties fo:color="#000000" loext:opacity="100%" officeooo:rsid="00d7a278"/>
    </style:style>
    <style:style style:name="T267" style:family="text">
      <style:text-properties fo:color="#000000" loext:opacity="100%" style:text-line-through-style="none" style:text-line-through-type="none" officeooo:rsid="011113a5"/>
    </style:style>
    <style:style style:name="T268" style:family="text">
      <style:text-properties fo:color="#000000" loext:opacity="100%" style:text-line-through-style="none" style:text-line-through-type="none" officeooo:rsid="013c3456"/>
    </style:style>
    <style:style style:name="T269" style:family="text">
      <style:text-properties fo:color="#000000" loext:opacity="100%" officeooo:rsid="0108be5c"/>
    </style:style>
    <style:style style:name="T270" style:family="text">
      <style:text-properties fo:color="#000000" loext:opacity="100%" officeooo:rsid="01191ce8"/>
    </style:style>
    <style:style style:name="T271" style:family="text">
      <style:text-properties fo:color="#000000" loext:opacity="100%" officeooo:rsid="00811ecb"/>
    </style:style>
    <style:style style:name="T272" style:family="text">
      <style:text-properties fo:color="#000000" loext:opacity="100%" officeooo:rsid="0082b1fc"/>
    </style:style>
    <style:style style:name="T273" style:family="text">
      <style:text-properties fo:color="#000000" loext:opacity="100%" officeooo:rsid="0127b881"/>
    </style:style>
    <style:style style:name="T274" style:family="text">
      <style:text-properties fo:color="#000000" loext:opacity="100%" officeooo:rsid="012bbbfa"/>
    </style:style>
    <style:style style:name="T275" style:family="text">
      <style:text-properties fo:color="#000000" loext:opacity="100%" officeooo:rsid="013c3456"/>
    </style:style>
    <style:style style:name="T276" style:family="text">
      <style:text-properties fo:color="#000000" loext:opacity="100%" officeooo:rsid="013c3456" fo:background-color="transparent" loext:char-shading-value="0"/>
    </style:style>
    <style:style style:name="T277" style:family="text">
      <style:text-properties fo:color="#000000" loext:opacity="100%" officeooo:rsid="014f5e89"/>
    </style:style>
    <style:style style:name="T278" style:family="text">
      <style:text-properties fo:color="#000000" loext:opacity="100%" officeooo:rsid="0157e171"/>
    </style:style>
    <style:style style:name="T279" style:family="text">
      <style:text-properties officeooo:rsid="0013b1f0"/>
    </style:style>
    <style:style style:name="T280" style:family="text">
      <style:text-properties style:text-underline-style="solid" style:text-underline-width="auto" style:text-underline-color="font-color" officeooo:rsid="0013b1f0"/>
    </style:style>
    <style:style style:name="T281" style:family="text">
      <style:text-properties style:text-underline-style="solid" style:text-underline-width="auto" style:text-underline-color="font-color" officeooo:rsid="001362f7"/>
    </style:style>
    <style:style style:name="T282" style:family="text">
      <style:text-properties style:text-underline-style="solid" style:text-underline-width="auto" style:text-underline-color="font-color" officeooo:rsid="000f8f6a"/>
    </style:style>
    <style:style style:name="T283" style:family="text">
      <style:text-properties style:text-underline-style="solid" style:text-underline-width="auto" style:text-underline-color="font-color" officeooo:rsid="0018c4ea"/>
    </style:style>
    <style:style style:name="T284" style:family="text">
      <style:text-properties style:text-underline-style="solid" style:text-underline-width="auto" style:text-underline-color="font-color" officeooo:rsid="00509422"/>
    </style:style>
    <style:style style:name="T285" style:family="text">
      <style:text-properties style:text-underline-style="solid" style:text-underline-width="auto" style:text-underline-color="font-color" officeooo:rsid="0085f838"/>
    </style:style>
    <style:style style:name="T286" style:family="text">
      <style:text-properties style:text-underline-style="solid" style:text-underline-width="auto" style:text-underline-color="font-color" officeooo:rsid="00880d2b"/>
    </style:style>
    <style:style style:name="T287" style:family="text">
      <style:text-properties style:text-underline-style="solid" style:text-underline-width="auto" style:text-underline-color="font-color" officeooo:rsid="0089ae28"/>
    </style:style>
    <style:style style:name="T288" style:family="text">
      <style:text-properties style:text-underline-style="solid" style:text-underline-width="auto" style:text-underline-color="font-color" officeooo:rsid="008b52c7"/>
    </style:style>
    <style:style style:name="T289" style:family="text">
      <style:text-properties style:text-underline-style="solid" style:text-underline-width="auto" style:text-underline-color="font-color" officeooo:rsid="0097a307"/>
    </style:style>
    <style:style style:name="T290" style:family="text">
      <style:text-properties style:text-underline-style="solid" style:text-underline-width="auto" style:text-underline-color="font-color" officeooo:rsid="00ba16c9"/>
    </style:style>
    <style:style style:name="T291" style:family="text">
      <style:text-properties style:text-underline-style="solid" style:text-underline-width="auto" style:text-underline-color="font-color" officeooo:rsid="00c58f5c"/>
    </style:style>
    <style:style style:name="T292" style:family="text">
      <style:text-properties style:text-underline-style="solid" style:text-underline-width="auto" style:text-underline-color="font-color" officeooo:rsid="00c8527a"/>
    </style:style>
    <style:style style:name="T293" style:family="text">
      <style:text-properties style:text-underline-style="solid" style:text-underline-width="auto" style:text-underline-color="font-color" officeooo:rsid="00d87f02"/>
    </style:style>
    <style:style style:name="T294" style:family="text">
      <style:text-properties style:text-underline-style="solid" style:text-underline-width="auto" style:text-underline-color="font-color" officeooo:rsid="00e2218e"/>
    </style:style>
    <style:style style:name="T295" style:family="text">
      <style:text-properties style:text-underline-style="solid" style:text-underline-width="auto" style:text-underline-color="font-color" officeooo:rsid="00e4b10a"/>
    </style:style>
    <style:style style:name="T296" style:family="text">
      <style:text-properties style:text-underline-style="solid" style:text-underline-width="auto" style:text-underline-color="font-color" officeooo:rsid="011783eb" style:font-size-asian="14pt"/>
    </style:style>
    <style:style style:name="T297" style:family="text">
      <style:text-properties style:text-underline-style="solid" style:text-underline-width="auto" style:text-underline-color="font-color" officeooo:rsid="01548d59" style:font-size-asian="14pt"/>
    </style:style>
    <style:style style:name="T298" style:family="text">
      <style:text-properties style:text-underline-style="solid" style:text-underline-width="auto" style:text-underline-color="font-color" officeooo:rsid="01191ce8"/>
    </style:style>
    <style:style style:name="T299" style:family="text">
      <style:text-properties style:text-underline-style="none"/>
    </style:style>
    <style:style style:name="T300" style:family="text">
      <style:text-properties style:text-underline-style="none" officeooo:rsid="001362f7"/>
    </style:style>
    <style:style style:name="T301" style:family="text">
      <style:text-properties style:text-underline-style="none" officeooo:rsid="0085f838"/>
    </style:style>
    <style:style style:name="T302" style:family="text">
      <style:text-properties style:text-underline-style="none" officeooo:rsid="00d63b95" fo:background-color="transparent" loext:char-shading-value="0"/>
    </style:style>
    <style:style style:name="T303" style:family="text">
      <style:text-properties officeooo:rsid="0014442c"/>
    </style:style>
    <style:style style:name="T304" style:family="text">
      <style:text-properties officeooo:rsid="00145467"/>
    </style:style>
    <style:style style:name="T305" style:family="text">
      <style:text-properties officeooo:rsid="00155c6b"/>
    </style:style>
    <style:style style:name="T306" style:family="text">
      <style:text-properties officeooo:rsid="0018c4ea"/>
    </style:style>
    <style:style style:name="T307" style:family="text">
      <style:text-properties officeooo:rsid="001a20db"/>
    </style:style>
    <style:style style:name="T308" style:family="text">
      <style:text-properties officeooo:rsid="001c6e04"/>
    </style:style>
    <style:style style:name="T309" style:family="text">
      <style:text-properties officeooo:rsid="001d91d9"/>
    </style:style>
    <style:style style:name="T310" style:family="text">
      <style:text-properties officeooo:rsid="001ec6f4"/>
    </style:style>
    <style:style style:name="T311" style:family="text">
      <style:text-properties officeooo:rsid="00202faa"/>
    </style:style>
    <style:style style:name="T312" style:family="text">
      <style:text-properties officeooo:rsid="002104e7"/>
    </style:style>
    <style:style style:name="T313" style:family="text">
      <style:text-properties officeooo:rsid="0023e611"/>
    </style:style>
    <style:style style:name="T314" style:family="text">
      <style:text-properties officeooo:rsid="00254600"/>
    </style:style>
    <style:style style:name="T315" style:family="text">
      <style:text-properties officeooo:rsid="002db9f0"/>
    </style:style>
    <style:style style:name="T316" style:family="text">
      <style:text-properties officeooo:rsid="002f6e18"/>
    </style:style>
    <style:style style:name="T317" style:family="text">
      <style:text-properties fo:color="#2a6099" loext:opacity="100%" officeooo:rsid="005d8a45"/>
    </style:style>
    <style:style style:name="T318" style:family="text">
      <style:text-properties fo:color="#2a6099" loext:opacity="100%" officeooo:rsid="0013b1f0"/>
    </style:style>
    <style:style style:name="T319" style:family="text">
      <style:text-properties fo:color="#2a6099" loext:opacity="100%" officeooo:rsid="00530c9e"/>
    </style:style>
    <style:style style:name="T320" style:family="text">
      <style:text-properties fo:color="#2a6099" loext:opacity="100%" officeooo:rsid="00a7cb89"/>
    </style:style>
    <style:style style:name="T321" style:family="text">
      <style:text-properties fo:color="#2a6099" loext:opacity="100%" officeooo:rsid="009437be" fo:background-color="#ffff00" loext:char-shading-value="0"/>
    </style:style>
    <style:style style:name="T322" style:family="text">
      <style:text-properties fo:color="#2a6099" loext:opacity="100%" officeooo:rsid="012bbbfa" fo:background-color="#ffff00" loext:char-shading-value="0"/>
    </style:style>
    <style:style style:name="T323" style:family="text">
      <style:text-properties fo:color="#2a6099" loext:opacity="100%" style:font-name="Futura Std Condensed" officeooo:rsid="013b9528"/>
    </style:style>
    <style:style style:name="T324" style:family="text">
      <style:text-properties fo:color="#2a6099" loext:opacity="100%" style:font-name="Futura Std Condensed" officeooo:rsid="01533241"/>
    </style:style>
    <style:style style:name="T325" style:family="text">
      <style:text-properties fo:color="#2a6099" loext:opacity="100%" officeooo:rsid="013c3456"/>
    </style:style>
    <style:style style:name="T326" style:family="text">
      <style:text-properties fo:color="#2a6099" loext:opacity="100%" officeooo:rsid="0127b881"/>
    </style:style>
    <style:style style:name="T327" style:family="text">
      <style:text-properties fo:color="#2a6099" loext:opacity="100%" officeooo:rsid="0157e171"/>
    </style:style>
    <style:style style:name="T328" style:family="text">
      <style:text-properties officeooo:rsid="0030d81e"/>
    </style:style>
    <style:style style:name="T329" style:family="text">
      <style:text-properties officeooo:rsid="0031047f"/>
    </style:style>
    <style:style style:name="T330" style:family="text">
      <style:text-properties officeooo:rsid="00324fc3"/>
    </style:style>
    <style:style style:name="T331" style:family="text">
      <style:text-properties officeooo:rsid="0035b9c5"/>
    </style:style>
    <style:style style:name="T332" style:family="text">
      <style:text-properties officeooo:rsid="003600f1"/>
    </style:style>
    <style:style style:name="T333" style:family="text">
      <style:text-properties style:font-name="Futura Std Condensed" officeooo:rsid="004190e1"/>
    </style:style>
    <style:style style:name="T334" style:family="text">
      <style:text-properties style:font-name="Futura Std Condensed" style:text-underline-style="solid" style:text-underline-width="auto" style:text-underline-color="font-color" officeooo:rsid="00dcc94b"/>
    </style:style>
    <style:style style:name="T335" style:family="text">
      <style:text-properties style:font-name="Futura Std Condensed" style:text-underline-style="solid" style:text-underline-width="auto" style:text-underline-color="font-color" officeooo:rsid="00e9a091" style:font-size-asian="14pt"/>
    </style:style>
    <style:style style:name="T336" style:family="text">
      <style:text-properties style:font-name="Futura Std Condensed" style:text-underline-style="solid" style:text-underline-width="auto" style:text-underline-color="font-color" officeooo:rsid="011783eb" style:font-size-asian="14pt"/>
    </style:style>
    <style:style style:name="T337" style:family="text">
      <style:text-properties officeooo:rsid="004190e1"/>
    </style:style>
    <style:style style:name="T338" style:family="text">
      <style:text-properties officeooo:rsid="004b5574"/>
    </style:style>
    <style:style style:name="T339" style:family="text">
      <style:text-properties officeooo:rsid="004e68bd"/>
    </style:style>
    <style:style style:name="T340" style:family="text">
      <style:text-properties officeooo:rsid="004f4fd7"/>
    </style:style>
    <style:style style:name="T341" style:family="text">
      <style:text-properties officeooo:rsid="004f7ac0"/>
    </style:style>
    <style:style style:name="T342" style:family="text">
      <style:text-properties officeooo:rsid="004ffb0c"/>
    </style:style>
    <style:style style:name="T343" style:family="text">
      <style:text-properties officeooo:rsid="00509422"/>
    </style:style>
    <style:style style:name="T344" style:family="text">
      <style:text-properties style:font-name="Futura Std Condensed Light1" fo:font-size="16pt" style:text-underline-style="none" officeooo:rsid="0053acd1" style:font-size-asian="16pt" style:font-size-complex="16pt"/>
    </style:style>
    <style:style style:name="T345" style:family="text">
      <style:text-properties style:font-name="Futura Std Condensed Light1" fo:font-size="18pt" style:font-size-asian="18pt" style:font-size-complex="18pt"/>
    </style:style>
    <style:style style:name="T346" style:family="text">
      <style:text-properties officeooo:rsid="005170e5"/>
    </style:style>
    <style:style style:name="T347" style:family="text">
      <style:text-properties fo:color="#3465a4" loext:opacity="100%" style:font-name="Futura Std Condensed" officeooo:rsid="0057759a"/>
    </style:style>
    <style:style style:name="T348" style:family="text">
      <style:text-properties fo:color="#3465a4" loext:opacity="100%" style:font-name="Futura Std Condensed" officeooo:rsid="011783eb"/>
    </style:style>
    <style:style style:name="T349" style:family="text">
      <style:text-properties fo:color="#3465a4" loext:opacity="100%" style:font-name="Futura Std Condensed" style:text-underline-style="none" officeooo:rsid="011783eb"/>
    </style:style>
    <style:style style:name="T350" style:family="text">
      <style:text-properties fo:color="#3465a4" loext:opacity="100%" style:font-name="Futura Std Condensed" style:text-underline-style="none" officeooo:rsid="013b9528"/>
    </style:style>
    <style:style style:name="T351" style:family="text">
      <style:text-properties fo:color="#3465a4" loext:opacity="100%" style:font-name="Futura Std Condensed" officeooo:rsid="007b6d21"/>
    </style:style>
    <style:style style:name="T352" style:family="text">
      <style:text-properties fo:color="#3465a4" loext:opacity="100%" style:font-name="Futura Std Condensed" officeooo:rsid="013b9528"/>
    </style:style>
    <style:style style:name="T353" style:family="text">
      <style:text-properties fo:color="#3465a4" loext:opacity="100%" style:font-name="Futura Std Condensed" officeooo:rsid="01533241"/>
    </style:style>
    <style:style style:name="T354" style:family="text">
      <style:text-properties fo:color="#3465a4" loext:opacity="100%" officeooo:rsid="00d87f02"/>
    </style:style>
    <style:style style:name="T355" style:family="text">
      <style:text-properties fo:color="#3465a4" loext:opacity="100%" officeooo:rsid="01191ce8"/>
    </style:style>
    <style:style style:name="T356" style:family="text">
      <style:text-properties fo:color="#3465a4" loext:opacity="100%" style:text-underline-style="solid" style:text-underline-width="auto" style:text-underline-color="font-color" officeooo:rsid="01191ce8" fo:background-color="#ffff00" loext:char-shading-value="0"/>
    </style:style>
    <style:style style:name="T357" style:family="text">
      <style:text-properties fo:color="#3465a4" loext:opacity="100%" officeooo:rsid="0102d0e2" fo:background-color="#ffff00" loext:char-shading-value="0"/>
    </style:style>
    <style:style style:name="T358" style:family="text">
      <style:text-properties fo:color="#3465a4" loext:opacity="100%" officeooo:rsid="00d46de4" fo:background-color="#ffff00" loext:char-shading-value="0"/>
    </style:style>
    <style:style style:name="T359" style:family="text">
      <style:text-properties fo:color="#3465a4" loext:opacity="100%" officeooo:rsid="00d87f02" fo:background-color="#ffff00" loext:char-shading-value="0"/>
    </style:style>
    <style:style style:name="T360" style:family="text">
      <style:text-properties officeooo:rsid="00530c9e"/>
    </style:style>
    <style:style style:name="T361" style:family="text">
      <style:text-properties officeooo:rsid="005a3f3b"/>
    </style:style>
    <style:style style:name="T362" style:family="text">
      <style:text-properties officeooo:rsid="005ad40e"/>
    </style:style>
    <style:style style:name="T363" style:family="text">
      <style:text-properties officeooo:rsid="005b5999"/>
    </style:style>
    <style:style style:name="T364" style:family="text">
      <style:text-properties officeooo:rsid="005c7fa8"/>
    </style:style>
    <style:style style:name="T365" style:family="text">
      <style:text-properties officeooo:rsid="0058a901"/>
    </style:style>
    <style:style style:name="T366" style:family="text">
      <style:text-properties officeooo:rsid="005d8a45"/>
    </style:style>
    <style:style style:name="T367" style:family="text">
      <style:text-properties officeooo:rsid="00608b0f"/>
    </style:style>
    <style:style style:name="T368" style:family="text">
      <style:text-properties fo:font-size="16pt" style:text-underline-style="none" style:font-size-asian="16pt" style:font-size-complex="16pt"/>
    </style:style>
    <style:style style:name="T369" style:family="text">
      <style:text-properties fo:font-size="16pt" style:text-underline-style="none" officeooo:rsid="00c56511" style:font-size-asian="16pt" style:font-size-complex="16pt"/>
    </style:style>
    <style:style style:name="T370" style:family="text">
      <style:text-properties officeooo:rsid="006ff937"/>
    </style:style>
    <style:style style:name="T371" style:family="text">
      <style:text-properties style:font-name="Futura Std Condensed Light" fo:font-size="18pt" style:font-size-asian="18pt" style:font-size-complex="18pt"/>
    </style:style>
    <style:style style:name="T372" style:family="text">
      <style:text-properties style:font-name="Futura Std Condensed Light" fo:font-size="18pt" officeooo:rsid="0071cc19" style:font-size-asian="18pt" style:font-size-complex="18pt"/>
    </style:style>
    <style:style style:name="T373" style:family="text">
      <style:text-properties style:font-name="Futura Std Condensed Light" fo:font-size="18pt" officeooo:rsid="0130da27" style:font-size-asian="18pt" style:font-size-complex="18pt"/>
    </style:style>
    <style:style style:name="T374" style:family="text">
      <style:text-properties style:font-name="Futura Std Condensed Light" fo:font-size="18pt" officeooo:rsid="01436b63" style:font-size-asian="18pt" style:font-size-complex="18pt"/>
    </style:style>
    <style:style style:name="T375" style:family="text">
      <style:text-properties officeooo:rsid="00757a7e"/>
    </style:style>
    <style:style style:name="T376" style:family="text">
      <style:text-properties officeooo:rsid="007cce26"/>
    </style:style>
    <style:style style:name="T377" style:family="text">
      <style:text-properties officeooo:rsid="007dbde0"/>
    </style:style>
    <style:style style:name="T378" style:family="text">
      <style:text-properties officeooo:rsid="007f1654"/>
    </style:style>
    <style:style style:name="T379" style:family="text">
      <style:text-properties officeooo:rsid="0081581d"/>
    </style:style>
    <style:style style:name="T380" style:family="text">
      <style:text-properties officeooo:rsid="0089ae28"/>
    </style:style>
    <style:style style:name="T381" style:family="text">
      <style:text-properties officeooo:rsid="008b52c7"/>
    </style:style>
    <style:style style:name="T382" style:family="text">
      <style:text-properties officeooo:rsid="008bfe80"/>
    </style:style>
    <style:style style:name="T383" style:family="text">
      <style:text-properties officeooo:rsid="009437be"/>
    </style:style>
    <style:style style:name="T384" style:family="text">
      <style:text-properties officeooo:rsid="0096314b"/>
    </style:style>
    <style:style style:name="T385" style:family="text">
      <style:text-properties fo:color="#00a933" loext:opacity="100%" style:text-underline-style="solid" style:text-underline-width="auto" style:text-underline-color="font-color" officeooo:rsid="001a20db"/>
    </style:style>
    <style:style style:name="T386" style:family="text">
      <style:text-properties fo:color="#00a933" loext:opacity="100%" style:text-underline-style="solid" style:text-underline-width="auto" style:text-underline-color="font-color" officeooo:rsid="0089ae28"/>
    </style:style>
    <style:style style:name="T387" style:family="text">
      <style:text-properties fo:color="#00a933" loext:opacity="100%" style:text-underline-style="solid" style:text-underline-width="auto" style:text-underline-color="font-color" officeooo:rsid="008b52c7"/>
    </style:style>
    <style:style style:name="T388" style:family="text">
      <style:text-properties fo:color="#00a933" loext:opacity="100%" style:text-underline-style="solid" style:text-underline-width="auto" style:text-underline-color="font-color" officeooo:rsid="0018c4ea"/>
    </style:style>
    <style:style style:name="T389" style:family="text">
      <style:text-properties fo:color="#00a933" loext:opacity="100%" style:text-underline-style="solid" style:text-underline-width="auto" style:text-underline-color="font-color" officeooo:rsid="001362f7"/>
    </style:style>
    <style:style style:name="T390" style:family="text">
      <style:text-properties fo:color="#00a933" loext:opacity="100%" style:text-underline-style="solid" style:text-underline-width="auto" style:text-underline-color="font-color" officeooo:rsid="00c58f5c"/>
    </style:style>
    <style:style style:name="T391" style:family="text">
      <style:text-properties fo:color="#00a933" loext:opacity="100%" style:text-underline-style="solid" style:text-underline-width="auto" style:text-underline-color="font-color" officeooo:rsid="00ca4724"/>
    </style:style>
    <style:style style:name="T392" style:family="text">
      <style:text-properties fo:color="#00a933" loext:opacity="100%" style:text-underline-style="solid" style:text-underline-width="auto" style:text-underline-color="font-color" officeooo:rsid="011113a5"/>
    </style:style>
    <style:style style:name="T393" style:family="text">
      <style:text-properties fo:color="#00a933" loext:opacity="100%" officeooo:rsid="0089ae28"/>
    </style:style>
    <style:style style:name="T394" style:family="text">
      <style:text-properties fo:color="#00a933" loext:opacity="100%" officeooo:rsid="01114bb2"/>
    </style:style>
    <style:style style:name="T395" style:family="text">
      <style:text-properties fo:color="#00a933" loext:opacity="100%" officeooo:rsid="011783eb"/>
    </style:style>
    <style:style style:name="T396" style:family="text">
      <style:text-properties fo:color="#00a933" loext:opacity="100%" officeooo:rsid="01191ce8"/>
    </style:style>
    <style:style style:name="T397" style:family="text">
      <style:text-properties fo:color="#00a933" loext:opacity="100%" style:font-name="Futura Std Condensed"/>
    </style:style>
    <style:style style:name="T398" style:family="text">
      <style:text-properties fo:color="#00a933" loext:opacity="100%" style:font-name="Futura Std Condensed" fo:font-weight="normal" officeooo:rsid="00a7cb89" style:font-weight-asian="normal" style:font-weight-complex="normal"/>
    </style:style>
    <style:style style:name="T399" style:family="text">
      <style:text-properties fo:color="#00a933" loext:opacity="100%" style:font-name="Futura Std Condensed" fo:font-weight="normal" officeooo:rsid="00a46215" style:font-weight-asian="normal" style:font-weight-complex="normal"/>
    </style:style>
    <style:style style:name="T400" style:family="text">
      <style:text-properties fo:color="#00a933" loext:opacity="100%" style:font-name="Futura Std Condensed" officeooo:rsid="00608b0f"/>
    </style:style>
    <style:style style:name="T401" style:family="text">
      <style:text-properties fo:color="#00a933" loext:opacity="100%" style:font-name="Futura Std Condensed" officeooo:rsid="005d8a45"/>
    </style:style>
    <style:style style:name="T402" style:family="text">
      <style:text-properties fo:color="#00a933" loext:opacity="100%" style:font-name="Futura Std Condensed" officeooo:rsid="0129ab77"/>
    </style:style>
    <style:style style:name="T403" style:family="text">
      <style:text-properties fo:color="#00a933" loext:opacity="100%" style:font-name="Futura Std Condensed" officeooo:rsid="013c3456"/>
    </style:style>
    <style:style style:name="T404" style:family="text">
      <style:text-properties officeooo:rsid="0098f5b4"/>
    </style:style>
    <style:style style:name="T405" style:family="text">
      <style:text-properties officeooo:rsid="0099caad"/>
    </style:style>
    <style:style style:name="T406" style:family="text">
      <style:text-properties officeooo:rsid="00a0f062"/>
    </style:style>
    <style:style style:name="T407" style:family="text">
      <style:text-properties fo:color="#158466" loext:opacity="100%"/>
    </style:style>
    <style:style style:name="T408" style:family="text">
      <style:text-properties fo:color="#158466" loext:opacity="100%" officeooo:rsid="00ae7c16"/>
    </style:style>
    <style:style style:name="T409" style:family="text">
      <style:text-properties fo:color="#158466" loext:opacity="100%" style:font-name="Futura Std Condensed" officeooo:rsid="00b3984f"/>
    </style:style>
    <style:style style:name="T410" style:family="text">
      <style:text-properties fo:color="#158466" loext:opacity="100%" officeooo:rsid="011783eb"/>
    </style:style>
    <style:style style:name="T411" style:family="text">
      <style:text-properties officeooo:rsid="00b8d8fd"/>
    </style:style>
    <style:style style:name="T412" style:family="text">
      <style:text-properties fo:color="#808080" loext:opacity="100%" officeooo:rsid="00dcc94b"/>
    </style:style>
    <style:style style:name="T413" style:family="text">
      <style:text-properties fo:color="#808080" loext:opacity="100%" officeooo:rsid="00e9a091"/>
    </style:style>
    <style:style style:name="T414" style:family="text">
      <style:text-properties officeooo:rsid="00c28cba"/>
    </style:style>
    <style:style style:name="T415" style:family="text">
      <style:text-properties officeooo:rsid="00c58f5c"/>
    </style:style>
    <style:style style:name="T416" style:family="text">
      <style:text-properties officeooo:rsid="00c8a72c"/>
    </style:style>
    <style:style style:name="T417" style:family="text">
      <style:text-properties officeooo:rsid="00ca4724"/>
    </style:style>
    <style:style style:name="T418" style:family="text">
      <style:text-properties officeooo:rsid="00cb7f5f"/>
    </style:style>
    <style:style style:name="T419" style:family="text">
      <style:text-properties officeooo:rsid="00d287be"/>
    </style:style>
    <style:style style:name="T420" style:family="text">
      <style:text-properties officeooo:rsid="00d87f02"/>
    </style:style>
    <style:style style:name="T421" style:family="text">
      <style:text-properties fo:font-size="18pt" officeooo:rsid="00c56511" style:font-size-asian="18pt" style:font-size-complex="18pt"/>
    </style:style>
    <style:style style:name="T422" style:family="text">
      <style:text-properties fo:font-size="18pt" officeooo:rsid="00c84595" style:font-size-asian="18pt" style:font-size-complex="18pt"/>
    </style:style>
    <style:style style:name="T423" style:family="text">
      <style:text-properties fo:font-size="18pt" officeooo:rsid="00c28cba" style:font-size-asian="18pt" style:font-size-complex="18pt"/>
    </style:style>
    <style:style style:name="T424" style:family="text">
      <style:text-properties fo:font-size="18pt" officeooo:rsid="00c3b924" style:font-size-asian="18pt" style:font-size-complex="18pt"/>
    </style:style>
    <style:style style:name="T425" style:family="text">
      <style:text-properties officeooo:rsid="007b6d21"/>
    </style:style>
    <style:style style:name="T426" style:family="text">
      <style:text-properties officeooo:rsid="00dcc94b"/>
    </style:style>
    <style:style style:name="T427" style:family="text">
      <style:text-properties officeooo:rsid="00e112ed"/>
    </style:style>
    <style:style style:name="T428" style:family="text">
      <style:text-properties officeooo:rsid="00e2218e"/>
    </style:style>
    <style:style style:name="T429" style:family="text">
      <style:text-properties officeooo:rsid="00e4b10a"/>
    </style:style>
    <style:style style:name="T430" style:family="text">
      <style:text-properties officeooo:rsid="00e707e0"/>
    </style:style>
    <style:style style:name="T431" style:family="text">
      <style:text-properties officeooo:rsid="00e86cd5"/>
    </style:style>
    <style:style style:name="T432" style:family="text">
      <style:text-properties officeooo:rsid="00e9a091"/>
    </style:style>
    <style:style style:name="T433" style:family="text">
      <style:text-properties officeooo:rsid="00ebffaf"/>
    </style:style>
    <style:style style:name="T434" style:family="text">
      <style:text-properties officeooo:rsid="00f77c78"/>
    </style:style>
    <style:style style:name="T435" style:family="text">
      <style:text-properties officeooo:rsid="00fa6c72"/>
    </style:style>
    <style:style style:name="T436" style:family="text">
      <style:text-properties officeooo:rsid="0102d0e2"/>
    </style:style>
    <style:style style:name="T437" style:family="text">
      <style:text-properties officeooo:rsid="01060e74"/>
    </style:style>
    <style:style style:name="T438" style:family="text">
      <style:text-properties officeooo:rsid="0108be5c"/>
    </style:style>
    <style:style style:name="T439" style:family="text">
      <style:text-properties officeooo:rsid="011113a5"/>
    </style:style>
    <style:style style:name="T440" style:family="text">
      <style:text-properties officeooo:rsid="01114bb2"/>
    </style:style>
    <style:style style:name="T441" style:family="text">
      <style:text-properties officeooo:rsid="00f9979f"/>
    </style:style>
    <style:style style:name="T442" style:family="text">
      <style:text-properties officeooo:rsid="011783eb"/>
    </style:style>
    <style:style style:name="T443" style:family="text">
      <style:text-properties officeooo:rsid="01191ce8"/>
    </style:style>
    <style:style style:name="T444" style:family="text">
      <style:text-properties fo:color="#ff0000" loext:opacity="100%" style:font-name="Futura Std Condensed" style:text-underline-style="solid" style:text-underline-width="auto" style:text-underline-color="font-color" officeooo:rsid="00cb7f5f" fo:background-color="#ffff00" loext:char-shading-value="0"/>
    </style:style>
    <style:style style:name="T445" style:family="text">
      <style:text-properties fo:color="#ff0000" loext:opacity="100%" style:font-name="Futura Std Condensed" style:text-underline-style="solid" style:text-underline-width="auto" style:text-underline-color="font-color" officeooo:rsid="00d287be" fo:background-color="#ffff00" loext:char-shading-value="0"/>
    </style:style>
    <style:style style:name="T446" style:family="text">
      <style:text-properties fo:color="#ff0000" loext:opacity="100%" style:font-name="Futura Std Condensed" style:text-underline-style="solid" style:text-underline-width="auto" style:text-underline-color="font-color" officeooo:rsid="011b1c62" fo:background-color="#ffff00" loext:char-shading-value="0"/>
    </style:style>
    <style:style style:name="T447" style:family="text">
      <style:text-properties officeooo:rsid="011b1c62"/>
    </style:style>
    <style:style style:name="T448" style:family="text">
      <style:text-properties officeooo:rsid="00d63b95" fo:background-color="#ffff00" loext:char-shading-value="0"/>
    </style:style>
    <style:style style:name="T449" style:family="text">
      <style:text-properties officeooo:rsid="0127b881"/>
    </style:style>
    <style:style style:name="T450" style:family="text">
      <style:text-properties officeooo:rsid="012bbbfa"/>
    </style:style>
    <style:style style:name="T451" style:family="text">
      <style:text-properties officeooo:rsid="0131b5b0"/>
    </style:style>
    <style:style style:name="T452" style:family="text">
      <style:text-properties officeooo:rsid="01335dbe"/>
    </style:style>
    <style:style style:name="T453" style:family="text">
      <style:text-properties officeooo:rsid="0136ee03"/>
    </style:style>
    <style:style style:name="T454" style:family="text">
      <style:text-properties officeooo:rsid="013984f5"/>
    </style:style>
    <style:style style:name="T455" style:family="text">
      <style:text-properties officeooo:rsid="01533241"/>
    </style:style>
    <style:style style:name="T456" style:family="text">
      <style:text-properties officeooo:rsid="0157e171"/>
    </style:style>
    <style:style style:name="T457" style:family="text">
      <style:text-properties officeooo:rsid="015a963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Kindergarten Massaker</text:p>
      <text:p text:style-name="P1"/>
      <text:p text:style-name="P1"/>
      <text:p text:style-name="P1"/>
      <text:p text:style-name="P2">Pitch</text:p>
      <text:p text:style-name="P20"/>
      <text:p text:style-name="P38"><text:span text:style-name="T4"><text:tab/></text:span><text:span text:style-name="T341">P</text:span><text:span text:style-name="T4">eaceful Alien</text:span> <text:span text:style-name="T404">l</text:span>and<text:span text:style-name="T3">s</text:span> in a Kindergarten. Kids are coming from everywhere. More and more. They tend to surround the <text:span text:style-name="T3">Alien</text:span> <text:span text:style-name="T339">a</text:span><text:span text:style-name="T4">nd they want “blood”! </text:span><text:span text:style-name="T420">The </text:span><text:span text:style-name="T315">Alien</text:span> has to avoid <text:span text:style-name="T1">kids</text:span> in order to survive. Everything’s seen through a surveillance<text:span text:style-name="T315"> </text:span>cam <text:span text:style-name="T1">t</text:span>hat gets buggier and buggier up to the point <text:span text:style-name="T1">that</text:span> it shuts down. End of game?</text:p>
      <text:p text:style-name="P5">Gameplay (more or less)</text:p>
      <text:p text:style-name="P20"/>
      <text:p text:style-name="P26"><text:tab/><text:span text:style-name="T303">The game will be a</text:span><text:span text:style-name="T20"> </text:span><text:span text:style-name="T23">Top Down Shooter</text:span><text:span text:style-name="T181"> in </text:span><text:span text:style-name="T20">2D pixel art</text:span><text:span text:style-name="T303"> </text:span><text:span text:style-name="T312">style</text:span><text:span text:style-name="T303">.</text:span></text:p>
      <text:p text:style-name="P21"/>
      <text:p text:style-name="P21"><text:tab/>The game will<text:span text:style-name="T279"> </text:span>be in <text:span text:style-name="T6">German</text:span> (just because the title rocks in German).</text:p>
      <text:p text:style-name="P21"/>
      <text:p text:style-name="P25"><text:tab/><text:span text:style-name="T30">1 player versus CPU</text:span><text:span text:style-name="T205">.</text:span></text:p>
      <text:p text:style-name="P21"/>
      <text:p text:style-name="P25"><text:tab/><text:span text:style-name="T35">1 difficulty level</text:span><text:span text:style-name="T205">.</text:span></text:p>
      <text:p text:style-name="P34"/>
      <text:p text:style-name="P34"><text:tab/><text:span text:style-name="T303">One</text:span> game last<text:span text:style-name="T310">s</text:span> <text:span text:style-name="T279">up to</text:span> <text:span text:style-name="T14">1 minute</text:span> (or a bit more <text:span text:style-name="T279">with luck as player will become “blind” at some point</text:span>). <text:span text:style-name="T342">As long as the Alien can survive, the game isn’t over but considering that </text:span><text:span text:style-name="T361">after </text:span><text:span text:style-name="T342">about 1 minute the screen </text:span><text:span text:style-name="T383">gets</text:span><text:span text:style-name="T342"> black, I don’t think the game will last very long </text:span><text:span text:style-name="T383">after that</text:span><text:span text:style-name="T342">...</text:span></text:p>
      <text:p text:style-name="P22"/>
      <text:p text:style-name="P22"><text:tab/><text:span text:style-name="T8">The only thing that will be recorded is HOW LONG YOU SURVIVE</text:span><text:span text:style-name="T9">D</text:span><text:span text:style-name="T8">! (only the best </text:span><text:span text:style-name="T10">time</text:span><text:span text:style-name="T8">)</text:span><text:span text:style-name="T158">.</text:span><text:span text:style-name="T318"> </text:span><text:span text:style-name="T337">We’ll give the length of the game but</text:span><text:span text:style-name="T255"> </text:span><text:span text:style-name="T256">(</text:span><text:span text:style-name="T255">if it doesn’t break the record, then</text:span><text:span text:style-name="T256">)</text:span><text:span text:style-name="T255"> </text:span><text:span text:style-name="T337">“</text:span><text:span text:style-name="T333">it’ll be lost for ever like tears in the rain!</text:span><text:span text:style-name="T337">” </text:span><text:span text:style-name="T354">This means that we’ll have to write something in a file on the computer… Is that a good idea (probably not) </text:span><text:span text:style-name="T356">but considering that there is now a lot to unlock in the game, it could be nice to not have to unlock everything every time</text:span><text:span text:style-name="T355">… </text:span></text:p>
      <text:p text:style-name="P22"/>
      <text:p text:style-name="P22"><text:tab/><text:span text:style-name="T19">Nothing to gather</text:span><text:span text:style-name="T279">: no bonus, </text:span><text:span text:style-name="T339">no health, </text:span><text:span text:style-name="T279">no money, no points, </text:span><text:span text:style-name="T303">no weapon, no armor, </text:span><text:span text:style-name="T279">no nothing!</text:span></text:p>
      <text:p text:style-name="P22"/>
      <text:p text:style-name="P22"><text:tab/><text:span text:style-name="T38">“</text:span><text:span text:style-name="T39">C</text:span><text:span text:style-name="T40">ontact” with</text:span><text:span text:style-name="T41"> </text:span><text:span text:style-name="T39">enemies</text:span><text:span text:style-name="T41"> </text:span><text:span text:style-name="T40">deals </text:span><text:span text:style-name="T39">no </text:span><text:span text:style-name="T40">damage, </text:span><text:span text:style-name="T42">only </text:span><text:span text:style-name="T43">physical attacks/</text:span><text:span text:style-name="T42">projectiles/</text:span><text:span text:style-name="T44">weapons</text:span><text:span text:style-name="T42"> do.</text:span></text:p>
      <text:p text:style-name="P22"/>
      <text:p text:style-name="P22"><text:span text:style-name="T61"><text:tab/></text:span><text:span text:style-name="T77">The Alien is invulnerable for the first </text:span><text:span text:style-name="T102">2</text:span><text:span text:style-name="T77"> seconds </text:span><text:span text:style-name="T85">of the game “</text:span><text:span text:style-name="T102">flashing” </text:span><text:span text:style-name="T54">white for 3 frames</text:span><text:span text:style-name="T77">!</text:span></text:p>
      <text:p text:style-name="P22"><text:span text:style-name="T77"><text:tab/></text:span><text:span text:style-name="T55">While invulnerable, the alien can’t use his talent…</text:span></text:p>
      <text:p text:style-name="P22"/>
      <text:p text:style-name="P129"><text:span text:style-name="T302"><text:tab/></text:span><text:span text:style-name="T448">Whenever mentioning a color, it as to be taken form the game’s palette!</text:span></text:p>
      <text:p text:style-name="P112"><text:span text:style-name="T406">The </text:span>Alien</text:p>
      <text:p text:style-name="P113"/>
      <text:p text:style-name="P55"><text:span text:style-name="T383">The</text:span> <text:span text:style-name="T383">A</text:span>lien<text:span text:style-name="T383">s</text:span> <text:span text:style-name="T383">have</text:span> <text:span text:style-name="T361">female </text:span>German old fashioned name<text:span text:style-name="T383">s</text:span>: <text:span text:style-name="T383">the player’s Alien is called </text:span><text:span text:style-name="T85">Brünhild</text:span><text:span text:style-name="T383">, the other one at the teleportation desk is called </text:span><text:span text:style-name="T85">Gudrun</text:span><text:span text:style-name="T257"> </text:span><text:span text:style-name="T262">and the Great Tependicular’s name is </text:span><text:span text:style-name="T109">Hildegard</text:span>!</text:p>
      <text:p text:style-name="P55"/>
      <text:p text:style-name="P127">When the Alien stays idle for at least 1 animation cycle (8 frames at 10fps), there’s 25% that at the last frame of the animation, then comes the Scratching animation making the Alien unable to do a single thing and so making theplayer to wait for the end of the scratching animation before being able to resume controling the Alien!</text:p>
      <text:p text:style-name="P35"/>
      <text:p text:style-name="P120"><text:span text:style-name="T184">The </text:span><text:span text:style-name="T193">A</text:span><text:span text:style-name="T183">lien </text:span><text:span text:style-name="T192">has</text:span><text:span text:style-name="T331"> 1000 hit points (HP)</text:span><text:span text:style-name="T183">.</text:span></text:p>
      <text:p text:style-name="P37"/>
      <text:p text:style-name="P43"><text:tab/><text:span text:style-name="T383">The</text:span><text:span text:style-name="T313"> Alien has</text:span><text:span text:style-name="T4"> </text:span><text:span text:style-name="T15">1</text:span><text:span text:style-name="T14"> defensive </text:span><text:span text:style-name="T20">skill</text:span><text:span text:style-name="T180"> </text:span><text:span text:style-name="T244">to choose</text:span>:</text:p>
      <text:p text:style-name="P37"/>
      <text:p text:style-name="P39"><text:tab/>- <text:span text:style-name="T14">Random teleportation</text:span><text:span text:style-name="T219"> </text:span><text:span text:style-name="T227">(</text:span><text:span text:style-name="T387">cooldown: </text:span><text:span text:style-name="T391">10</text:span><text:span text:style-name="T387"> seconds</text:span><text:span text:style-name="T227">). </text:span><text:span text:style-name="T259">Available teleportation points are defined in the Background.tscn. </text:span><text:span text:style-name="T348">Uses TELEPORT fx.</text:span></text:p>
      <text:p text:style-name="P45"><text:tab/>- <text:span text:style-name="T14">Dash</text:span> <text:span text:style-name="T2">(</text:span><text:span text:style-name="T282">pass through </text:span><text:span text:style-name="T280">kids and attacks</text:span><text:span text:style-name="T228"> – </text:span><text:span text:style-name="T387">cooldown: 15 seconds</text:span><text:span text:style-name="T2">).</text:span><text:span text:style-name="T259"> </text:span><text:span text:style-name="T348">Uses DASH fx.</text:span></text:p>
      <text:p text:style-name="P45"><text:tab/>- <text:span text:style-name="T14">Repulsive </text:span><text:span text:style-name="T16">explosion</text:span><text:span text:style-name="T156"> </text:span><text:span text:style-name="T157">(repulsive effect </text:span><text:span text:style-name="T277">(50 pixels) </text:span><text:span text:style-name="T158">only on kids </text:span><text:span text:style-name="T156">–</text:span><text:span text:style-name="T158"> </text:span><text:span text:style-name="T160">not the </text:span><text:span text:style-name="T173">ranged </text:span><text:span text:style-name="T160">attacks </text:span><text:span text:style-name="T179">nor the vomit puddles</text:span><text:span text:style-name="T228"> – </text:span><text:span text:style-name="T387">cooldown: 10 seconds</text:span><text:span text:style-name="T157">).</text:span><text:span text:style-name="T259"> </text:span><text:span text:style-name="T348">Uses EXPLOSION fx.</text:span></text:p>
      <text:p text:style-name="P45"><text:tab/>- <text:span text:style-name="T14">Freezing </text:span><text:span text:style-name="T65">shockwave</text:span><text:span text:style-name="T17"> </text:span><text:span text:style-name="T157">(</text:span><text:span text:style-name="T168">Freezes nearby enemies for </text:span><text:span text:style-name="T169">4</text:span><text:span text:style-name="T168"> seconds</text:span><text:span text:style-name="T228"> </text:span><text:span text:style-name="T229">–</text:span><text:span text:style-name="T228"> </text:span><text:span text:style-name="T160">not the </text:span><text:span text:style-name="T173">ranged attacks </text:span><text:span text:style-name="T179">nor the vomit puddles</text:span><text:span text:style-name="T228"> – </text:span><text:span text:style-name="T387">cooldown: 15 seconds</text:span><text:span text:style-name="T157">).</text:span><text:span text:style-name="T259"> </text:span><text:span text:style-name="T348">Uses FREEZING fx.</text:span></text:p>
      <text:p text:style-name="P48"><text:tab/>- <text:span text:style-name="T18">Quick r</text:span><text:span text:style-name="T17">unner </text:span><text:span text:style-name="T157">(</text:span><text:span text:style-name="T248">runs</text:span><text:span text:style-name="T226"> 2</text:span><text:span text:style-name="T243">0</text:span><text:span text:style-name="T226">% faster – </text:span><text:span text:style-name="T389">permanent</text:span><text:span text:style-name="T157">).</text:span><text:span text:style-name="T238"> </text:span><text:span text:style-name="T349">Uses NO fx.</text:span></text:p>
      <text:p text:style-name="P45"><text:tab/>- <text:span text:style-name="T16">Force </text:span><text:span text:style-name="T65">f</text:span><text:span text:style-name="T16">ield</text:span><text:span text:style-name="T156"> </text:span><text:span text:style-name="T157">(repulsive effect </text:span><text:span text:style-name="T225">for </text:span><text:span text:style-name="T226">6</text:span><text:span text:style-name="T225"> seconds</text:span><text:span text:style-name="T158"> on </text:span><text:span text:style-name="T172">ranged attacks</text:span><text:span text:style-name="T228"> – </text:span><text:span text:style-name="T387">cooldown: </text:span><text:span text:style-name="T392">10</text:span><text:span text:style-name="T387"> seconds</text:span><text:span text:style-name="T157">).</text:span><text:span text:style-name="T259"> </text:span><text:span text:style-name="T348">Uses FORCE</text:span><text:span text:style-name="T352">_</text:span><text:span text:style-name="T348">FIELD fx.</text:span></text:p>
      <text:p text:style-name="P45"><text:tab/>- <text:span text:style-name="T16">Time stop </text:span><text:span text:style-name="T157">(affects </text:span><text:span text:style-name="T168">everything </text:span><text:span text:style-name="T253">(except </text:span><text:span text:style-name="T254">the Alien</text:span><text:span text:style-name="T253">)</text:span><text:span text:style-name="T168"> for 3 seconds</text:span><text:span text:style-name="T228"> – </text:span><text:span text:style-name="T387">cooldown: 20 seconds</text:span><text:span text:style-name="T158">). </text:span><text:span text:style-name="T238"><text:s/></text:span><text:span text:style-name="T349">Uses TIME</text:span><text:span text:style-name="T350">_</text:span><text:span text:style-name="T349">STOP fx.</text:span></text:p>
      <text:p text:style-name="P46"><text:tab/>- <text:span text:style-name="T18">Mirror images</text:span><text:span text:style-name="T154"> (</text:span><text:span text:style-name="T288">3</text:span><text:span text:style-name="T281"> </text:span><text:span text:style-name="T289">i</text:span><text:span text:style-name="T288">nvulnerable </text:span><text:span text:style-name="T286">copies </text:span><text:span text:style-name="T289">of the Alien</text:span><text:span text:style-name="T154"> </text:span><text:span text:style-name="T417">appear (“flashing” </text:span><text:span text:style-name="T443">white</text:span><text:span text:style-name="T417"> for 3 frames) and </text:span><text:span text:style-name="T154">start </text:span><text:span text:style-name="T382">running</text:span><text:span text:style-name="T154"> in random directions </text:span><text:span text:style-name="T443">(</text:span><text:span text:style-name="T298">movement collisions apply</text:span><text:span text:style-name="T443">)</text:span><text:span text:style-name="T154"> from the player attracting clos</text:span><text:span text:style-name="T443">e enough </text:span><text:span text:style-name="T154">kids for </text:span><text:span text:style-name="T285">3</text:span><text:span text:style-name="T281"> seconds</text:span><text:span text:style-name="T300"> </text:span><text:span text:style-name="T301">then disappear</text:span><text:span text:style-name="T228"> </text:span><text:span text:style-name="T231">(“flashing” </text:span><text:span text:style-name="T240">white</text:span><text:span text:style-name="T231"> for 3 frames) </text:span><text:span text:style-name="T228">– </text:span><text:span text:style-name="T387">cooldown: 1</text:span><text:span text:style-name="T390">5</text:span><text:span text:style-name="T387"> seconds</text:span><text:span text:style-name="T154">).</text:span><text:span text:style-name="T238"> </text:span><text:span text:style-name="T174">If hit by an attack, the mirror image disappears instantly</text:span><text:span text:style-name="T240"> </text:span><text:span text:style-name="T231">(“flashing” </text:span><text:span text:style-name="T240">white</text:span><text:span text:style-name="T231"> for 3 frames)</text:span><text:span text:style-name="T240">. </text:span><text:span text:style-name="T349">Uses MIRROR</text:span><text:span text:style-name="T350">_</text:span><text:span text:style-name="T349">IMAGES fx.</text:span></text:p>
      <text:p text:style-name="P45"><text:tab/>- <text:span text:style-name="T24">Dodger</text:span><text:span text:style-name="T306"> (hit box </text:span><text:span text:style-name="T340">size </text:span><text:span text:style-name="T306">reduced</text:span><text:span text:style-name="T157"> </text:span><text:span text:style-name="T226">by 2</text:span><text:span text:style-name="T243">0</text:span><text:span text:style-name="T226">% </text:span><text:span text:style-name="T157">– </text:span><text:span text:style-name="T388">permanent</text:span><text:span text:style-name="T306">).</text:span><text:span text:style-name="T238"> </text:span><text:span text:style-name="T349">Uses NO fx.</text:span></text:p>
      <text:p text:style-name="P46"><text:tab/>- <text:span text:style-name="T24">Invisible</text:span><text:span text:style-name="T306"> (makes </text:span><text:span text:style-name="T283">enemies go away </text:span><text:span text:style-name="T287">as if the Alien wasn’t here</text:span><text:span text:style-name="T306"> for </text:span><text:span text:style-name="T415">4</text:span><text:span text:style-name="T306"> seconds</text:span><text:span text:style-name="T228"> </text:span><text:span text:style-name="T236">but can take damages </text:span><text:span text:style-name="T240">and movement collisions apply)</text:span><text:span text:style-name="T228">– </text:span><text:span text:style-name="T387">cooldown: </text:span><text:span text:style-name="T390">20</text:span><text:span text:style-name="T387"> seconds</text:span><text:span text:style-name="T306">).</text:span><text:span text:style-name="T238"> </text:span><text:span text:style-name="T349">Uses INVISIBLE fx.</text:span></text:p>
      <text:p text:style-name="P45"><text:tab/>- <text:span text:style-name="T24">Shield</text:span><text:span text:style-name="T306"> (</text:span><text:span text:style-name="T284">invulnerable to </text:span><text:span text:style-name="T290">hand-to-hand</text:span><text:span text:style-name="T287"> </text:span><text:span text:style-name="T284">attack</text:span><text:span text:style-name="T290">s</text:span><text:span text:style-name="T287"> for </text:span><text:span text:style-name="T291">3</text:span><text:span text:style-name="T287"> seconds</text:span><text:span text:style-name="T228"> – </text:span><text:span text:style-name="T387">cooldown: 10 seconds</text:span><text:span text:style-name="T306">).</text:span><text:span text:style-name="T238"> </text:span><text:span text:style-name="T349">Uses SHIELD fx.</text:span></text:p>
      <text:p text:style-name="P143"><text:soft-page-break/><text:tab/>- <text:span text:style-name="T14">Second life</text:span> (restart with <text:span text:style-name="T384">300 HP</text:span> from where the <text:span text:style-name="T417">Alien</text:span><text:span text:style-name="T376"> died – </text:span><text:span text:style-name="T393">only 1 time</text:span>). <text:span text:style-name="T420"><text:s/>The alien stays dead for 2 seconds then revive</text:span><text:span text:style-name="T439">s </text:span><text:span text:style-name="T457">instantly (Idle)</text:span><text:span text:style-name="T439">, </text:span><text:span text:style-name="T442">quickly</text:span><text:span text:style-name="T420"> “flashing” </text:span><text:span text:style-name="T443">white</text:span><text:span text:style-name="T420"> for 1 </text:span><text:span text:style-name="T439">second (invulnerab</text:span><text:span text:style-name="T443">le</text:span><text:span text:style-name="T439"> at restart </text:span><text:span text:style-name="T443">for 1 second</text:span><text:span text:style-name="T439">)</text:span><text:span text:style-name="T420">. </text:span><text:span text:style-name="T457">So </text:span><text:span text:style-name="T152">n</text:span><text:span text:style-name="T153">o teleportation at the restart</text:span><text:span text:style-name="T420">. </text:span><text:span text:style-name="T457">W</text:span><text:span text:style-name="T450">hen </text:span><text:span text:style-name="T455">the Alien’s dead</text:span><text:span text:style-name="T450">, kids won’t care anymore for the body and resume their lives (running, going idle, waving at each other…) and the teacher will go checkin</text:span><text:span text:style-name="T455">g</text:span><text:span text:style-name="T450">, running, etc… Until the Alien revives!</text:span></text:p>
      <text:p text:style-name="P45"><text:tab/>- <text:span text:style-name="T24">Healthy</text:span><text:span text:style-name="T306"> (</text:span><text:span text:style-name="T340">2</text:span><text:span text:style-name="T381">0</text:span><text:span text:style-name="T340">% </text:span><text:span text:style-name="T306">more hit points – </text:span><text:span text:style-name="T386">permanent</text:span><text:span text:style-name="T306">).</text:span><text:span text:style-name="T238"> </text:span><text:span text:style-name="T349">Uses NO fx.</text:span></text:p>
      <text:p text:style-name="P45"><text:tab/>- <text:span text:style-name="T25">Regeneration</text:span><text:span text:style-name="T307"> (</text:span><text:span text:style-name="T384">5</text:span><text:span text:style-name="T380"> hp per second – </text:span><text:span text:style-name="T385">permanent</text:span><text:span text:style-name="T307">).</text:span><text:span text:style-name="T238"> </text:span><text:span text:style-name="T349">Uses NO fx.</text:span></text:p>
      <text:p text:style-name="P45"><text:tab/>- <text:span text:style-name="T26">Hand to hand </text:span><text:span text:style-name="T81">specialist</text:span><text:span text:style-name="T308"> (50% damage from short range but 200% damage from long range – </text:span><text:span text:style-name="T386">permanent</text:span><text:span text:style-name="T308">).</text:span><text:span text:style-name="T238"> </text:span><text:span text:style-name="T349">Uses NO fx.</text:span></text:p>
      <text:p text:style-name="P45"><text:tab/>- <text:span text:style-name="T26">Ranged </text:span><text:span text:style-name="T33">fighting </text:span><text:span text:style-name="T81">expert</text:span><text:span text:style-name="T308"> (50% damage from long range but 200% damage from short range – </text:span><text:span text:style-name="T386">permanent</text:span><text:span text:style-name="T308">).</text:span><text:span text:style-name="T238"> </text:span><text:span text:style-name="T349">Uses NO fx.</text:span></text:p>
      <text:p text:style-name="P45"><text:tab/>- <text:span text:style-name="T7">None!</text:span><text:span text:style-name="T238"> </text:span><text:span text:style-name="T349">Uses NO fx.</text:span></text:p>
      <text:p text:style-name="P45"><text:span text:style-name="T425"><text:tab/>- </text:span><text:span text:style-name="T105">Der Techniker</text:span><text:span text:style-name="T425"> </text:span><text:span text:style-name="T438">The technician </text:span><text:span text:style-name="T425">(</text:span><text:span text:style-name="T426">hidden talent to unlock (</text:span><text:span text:style-name="T412">see condition </text:span><text:span text:style-name="T413">at the end</text:span><text:span text:style-name="T426">)</text:span><text:span text:style-name="T376"> – </text:span><text:span text:style-name="T393">only 1 time</text:span><text:span text:style-name="T425">).</text:span><text:span text:style-name="T420"> </text:span><text:span text:style-name="T426">Resets the game overlay shader values </text:span><text:span text:style-name="T433">(and restart</text:span><text:span text:style-name="T438">s</text:span><text:span text:style-name="T433"> its animation!)</text:span><text:span text:style-name="T442">. </text:span><text:span text:style-name="T432">This allows a longer game leading to more kids… </text:span><text:span text:style-name="T116">Once the screen start</text:span><text:span text:style-name="T118">s</text:span><text:span text:style-name="T116"> shut</text:span><text:span text:style-name="T130">t</text:span><text:span text:style-name="T116">ing down, you can’t use that talent, </text:span><text:span text:style-name="T131">it’s too late</text:span><text:span text:style-name="T442">.</text:span><text:span text:style-name="T238"> </text:span><text:span text:style-name="T349">Uses TECHNIKER fx.</text:span></text:p>
      <text:p text:style-name="P44"><text:span text:style-name="T425"><text:tab/>- </text:span><text:span text:style-name="T112">Zufällig… </text:span><text:span text:style-name="T438">H</text:span><text:span text:style-name="T426">idden “talent” to unlock (</text:span><text:span text:style-name="T412">see condition </text:span><text:span text:style-name="T413">at the end</text:span><text:span text:style-name="T425">).</text:span><text:span text:style-name="T420"> </text:span><text:span text:style-name="T437">A random talent </text:span><text:span text:style-name="T455">(</text:span><text:span text:style-name="T58">except Zufällig!</text:span><text:span text:style-name="T455">) </text:span><text:span text:style-name="T437">is selected at game launch</text:span><text:span text:style-name="T432">… </text:span><text:span text:style-name="T438">The player won’t know which one has been selected until </text:span><text:span text:style-name="T443">using it (if not permanent)</text:span><text:span text:style-name="T438">.</text:span></text:p>
      <text:p text:style-name="P45"><text:tab/>- <text:span text:style-name="T113">Kotz</text:span><text:span text:style-name="T14">sicher</text:span><text:span text:style-name="T438"> “Vomit-proof” (the alien can walk through vomit suffering </text:span><text:span text:style-name="T439">only 50% of damages</text:span><text:span text:style-name="T438"> </text:span><text:span text:style-name="T376">–</text:span><text:span text:style-name="T438"> </text:span><text:span text:style-name="T386">permanent</text:span><text:span text:style-name="T438">).</text:span><text:span text:style-name="T426"> (</text:span><text:span text:style-name="T412">see condition </text:span><text:span text:style-name="T413">at the end</text:span><text:span text:style-name="T425">)</text:span><text:span text:style-name="T238"> </text:span><text:span text:style-name="T349">Uses NO fx.</text:span></text:p>
      <text:p text:style-name="P45"><text:tab/>- <text:span text:style-name="T114">Bullet time</text:span><text:span text:style-name="T439"> (everything except the Alien is slowed down by 50% for 3 seconds</text:span><text:span text:style-name="T231"> </text:span><text:span text:style-name="T228">– </text:span><text:span text:style-name="T387">cooldown: 1</text:span><text:span text:style-name="T390">5</text:span><text:span text:style-name="T387"> seconds</text:span><text:span text:style-name="T439">).</text:span><text:span text:style-name="T426"> (</text:span><text:span text:style-name="T412">see condition </text:span><text:span text:style-name="T413">at the end</text:span><text:span text:style-name="T425">). </text:span><text:span text:style-name="T323">Uses BULLET_TIME </text:span><text:span text:style-name="T351">“</text:span><text:span text:style-name="T348">Almost” </text:span><text:span text:style-name="T352">as</text:span><text:span text:style-name="T348"> MIRROR IMAGES fx!</text:span></text:p>
      <text:p text:style-name="P47"><text:tab/>- <text:span text:style-name="T115">Geist</text:span><text:span text:style-name="T440"> (the Alien takes no damage and can pass through enemies for 4 seconds – </text:span><text:span text:style-name="T394">cooldown: 20 seconds</text:span><text:span text:style-name="T440">).</text:span><text:span text:style-name="T426"> (</text:span><text:span text:style-name="T412">see condition </text:span><text:span text:style-name="T413">at the end</text:span><text:span text:style-name="T425">). </text:span><text:span text:style-name="T323">Uses GEIST </text:span><text:span text:style-name="T324">(</text:span><text:span text:style-name="T351">“</text:span><text:span text:style-name="T348">Almost” </text:span><text:span text:style-name="T352">as</text:span><text:span text:style-name="T348"> INVISIBLE fx but flashes white instead of being transparent</text:span><text:span text:style-name="T353">)</text:span><text:span text:style-name="T348">!</text:span></text:p>
      <text:p text:style-name="P41"/>
      <text:p text:style-name="P42"><text:span text:style-name="T244"><text:tab/></text:span><text:span text:style-name="T259">Shaders are </text:span><text:span text:style-name="T104">never</text:span><text:span text:style-name="T259"> affected by talents </text:span><text:span text:style-name="T260">(except </text:span><text:span text:style-name="T269">by</text:span><text:span text:style-name="T260"> </text:span><text:span text:style-name="T261">Der Techniker</text:span><text:span text:style-name="T260">)</text:span><text:span text:style-name="T259">!</text:span></text:p>
      <text:p text:style-name="P37"/>
      <text:p text:style-name="P37"><text:tab/><text:span text:style-name="T31">S</text:span><text:span text:style-name="T27">kill cooldown is shown by the sprite outline color</text:span><text:span text:style-name="T213"> </text:span><text:span text:style-name="T211">(red means not ready)</text:span><text:span text:style-name="T309">.</text:span></text:p>
      <text:p text:style-name="P40"><text:tab/><text:span text:style-name="T67">No HP shown on screen </text:span><text:span text:style-name="T319">(</text:span><text:span text:style-name="T321">we’ll eventually show that also with the outline turning blue</text:span><text:span text:style-name="T322"> – cooldown (red)+HP(blue)=violet!</text:span><text:span text:style-name="T319">)</text:span><text:span text:style-name="T360">.</text:span></text:p>
      <text:p text:style-name="P40"><text:tab/><text:span text:style-name="T107">When hit, the Alien flashes white </text:span><text:span text:style-name="T101">for 3 frames</text:span><text:span text:style-name="T107">.</text:span></text:p>
      <text:p text:style-name="P31"><text:tab/><text:span text:style-name="T6">Each</text:span> <text:span text:style-name="T31">skill</text:span><text:span text:style-name="T14"> has </text:span><text:span text:style-name="T60">its own</text:span><text:span text:style-name="T14"> cooldown</text:span> (<text:span text:style-name="T279">duration</text:span> depending on the <text:span text:style-name="T303">skill </text:span><text:span text:style-name="T420">as seen above</text:span>).</text:p>
      <text:p text:style-name="P37"/>
      <text:p text:style-name="P139"/>
      <text:p text:style-name="P4">Enemies</text:p>
      <text:p text:style-name="P57"/>
      <text:p text:style-name="P57">- <text:span text:style-name="T21">Throwing </text:span><text:span text:style-name="T27">B</text:span><text:span text:style-name="T21">ooger </text:span><text:span text:style-name="T27">K</text:span><text:span text:style-name="T21">ids</text:span><text:span text:style-name="T304"> (</text:span><text:span text:style-name="T331">slow </text:span><text:span text:style-name="T304">medium ranged explosives </text:span><text:span text:style-name="T309">with small effect area</text:span><text:span text:style-name="T304">):</text:span></text:p>
      <text:p text:style-name="P57"><text:tab/><text:span text:style-name="T331">Alien loses </text:span><text:span text:style-name="T69">1</text:span><text:span text:style-name="T33">00 </text:span><text:span text:style-name="T59">HP</text:span><text:span text:style-name="T331"> when hit. </text:span><text:span text:style-name="T294">Only deals damage after exploding on the ground!</text:span></text:p>
      <text:p text:style-name="P57"><text:span text:style-name="T428"><text:tab/></text:span><text:span text:style-name="T443">While in the air, it isn’t stopped by kids, teacher nor alien.</text:span></text:p>
      <text:p text:style-name="P57"/>
      <text:p text:style-name="P57">- <text:span text:style-name="T21">Spitting </text:span><text:span text:style-name="T27">K</text:span><text:span text:style-name="T21">ids</text:span><text:span text:style-name="T304"> (</text:span><text:span text:style-name="T331">quick s</text:span><text:span text:style-name="T328">hort </text:span><text:span text:style-name="T304">ranged </text:span><text:span text:style-name="T405">projectile</text:span><text:span text:style-name="T304">).</text:span></text:p>
      <text:p text:style-name="P58"><text:tab/><text:span text:style-name="T331">Alien loses </text:span><text:span text:style-name="T69">5</text:span><text:span text:style-name="T64">0</text:span><text:span text:style-name="T33"> </text:span><text:span text:style-name="T59">HP</text:span><text:span text:style-name="T331"> when hit. </text:span><text:span text:style-name="T428">Disappear</text:span><text:span text:style-name="T443">s</text:span><text:span text:style-name="T428"> before hitting ground (at the end of the animation).</text:span></text:p>
      <text:p text:style-name="P58"/>
      <text:p text:style-name="P57">- <text:span text:style-name="T21">Kids </text:span><text:span text:style-name="T27">W</text:span><text:span text:style-name="T21">ith </text:span><text:span text:style-name="T27">S</text:span><text:span text:style-name="T21">ticks</text:span><text:span text:style-name="T304"> (</text:span><text:span text:style-name="T331">very quick </text:span><text:span text:style-name="T316">hand to hand</text:span><text:span text:style-name="T304"> attack).</text:span></text:p>
      <text:p text:style-name="P58"><text:tab/><text:span text:style-name="T331">Alien loses </text:span><text:span text:style-name="T69">25</text:span><text:span text:style-name="T33"> </text:span><text:span text:style-name="T59">HP</text:span><text:span text:style-name="T331"> when hit.</text:span></text:p>
      <text:p text:style-name="P58"/>
      <text:p text:style-name="P59">- <text:span text:style-name="T65">Crying </text:span><text:span text:style-name="T28">Kids</text:span><text:span text:style-name="T311"> </text:span><text:span text:style-name="T343">run randomly then stop to cry</text:span><text:span text:style-name="T311">. </text:span><text:span text:style-name="T343">If the Alien is close enough, </text:span><text:span text:style-name="T420">that kid will try to </text:span><text:span text:style-name="T343">kick him. </text:span><text:span text:style-name="T420">Then r</text:span><text:span text:style-name="T346">esume </text:span><text:span text:style-name="T420">his </text:span><text:span text:style-name="T346">routine.</text:span></text:p>
      <text:p text:style-name="P59"><text:tab/><text:span text:style-name="T331">Alien loses </text:span><text:span text:style-name="T69">75</text:span><text:span text:style-name="T33"> </text:span><text:span text:style-name="T59">HP</text:span><text:span text:style-name="T331"> </text:span><text:span text:style-name="T346">when hit</text:span><text:span text:style-name="T332">.</text:span></text:p>
      <text:p text:style-name="P58"/>
      <text:p text:style-name="P57">- <text:span text:style-name="T27">Vomiting </text:span><text:span text:style-name="T28">K</text:span><text:span text:style-name="T27">ids</text:span><text:span text:style-name="T309"> (attack with large effect area). </text:span><text:span text:style-name="T456">Running</text:span><text:span text:style-name="T346"> then vomiting somewhere there’</text:span><text:span text:style-name="T420">s enough</text:span><text:span text:style-name="T346"> space for the puddle, then resuming… The vomit puddle generate an area that everybody’s running away from. </text:span><text:span text:style-name="T443">As soon as the kid starts vomiting, the area is locked for the teacher and other kids to avoid it. </text:span><text:span text:style-name="T450">Sometimes (</text:span><text:span text:style-name="T13">50%</text:span><text:span text:style-name="T450">), he will run then stop (Idle) then resume </text:span><text:span text:style-name="T456">running</text:span><text:span text:style-name="T450"> </text:span><text:span text:style-name="T124">without vomiting</text:span><text:span text:style-name="T450">...</text:span></text:p>
      <text:p text:style-name="P59"><text:tab/><text:span text:style-name="T331">Alien loses </text:span><text:span text:style-name="T33">5</text:span><text:span text:style-name="T64">0</text:span><text:span text:style-name="T33"> </text:span><text:span text:style-name="T59">HP per second</text:span><text:span text:style-name="T331"> when walking in the vomit puddle until exiting it. </text:span><text:span text:style-name="T332">He also takes decreasing damage</text:span><text:span text:style-name="T346"> </text:span><text:span text:style-name="T332">for up to 2 seconds </text:span><text:span text:style-name="T346">(</text:span><text:span text:style-name="T103">35</text:span><text:span text:style-name="T66">HP </text:span><text:span text:style-name="T69">the first second</text:span><text:span text:style-name="T66">, then 1</text:span><text:span text:style-name="T103">5</text:span><text:span text:style-name="T66">HP </text:span><text:span text:style-name="T118">the next one</text:span><text:span text:style-name="T346">) </text:span><text:span text:style-name="T332">after exiting the area. </text:span><text:span text:style-name="T111">Alien becomes </text:span><text:span text:style-name="T118">green</text:span><text:span text:style-name="T111"> (except outline) until he exits the vomit puddle</text:span><text:span text:style-name="T436">.</text:span></text:p>
      <text:p text:style-name="P57"/>
      <text:p text:style-name="P63">- <text:span text:style-name="T22">T</text:span><text:span text:style-name="T69">he t</text:span><text:span text:style-name="T14">eacher </text:span><text:span text:style-name="T398">(see </text:span><text:span text:style-name="T399">*1 </text:span><text:span text:style-name="T398">below)</text:span><text:span text:style-name="T320"> </text:span><text:span text:style-name="T258">running </text:span><text:span text:style-name="T155">randomly </text:span><text:span text:style-name="T270">then stops looking around then resumes</text:span><text:span text:style-name="T155">.</text:span> <text:span text:style-name="T363">When </text:span><text:span text:style-name="T449">seeing</text:span><text:span text:style-name="T305"> the Alien</text:span><text:span text:style-name="T449">, she runs toward the situation, aiming at a point ahead of the Alien. Then she </text:span><text:span text:style-name="T420">tries</text:span> to stop the mess <text:span text:style-name="T449">by saying “no” to the Alien.</text:span></text:p>
      <text:p text:style-name="P57"/>
      <text:p text:style-name="P67">----------</text:p>
      <text:p text:style-name="P57"/>
      <text:p text:style-name="P72">About “IA”, above is a <text:span text:style-name="T411">basic</text:span> description of the enemy behaviors. In the Pac-Man game, one ghost aims at Pac-Man, another aims ahead of Pac-Man, the third has a random behavior and the fourth ghost tries <text:span text:style-name="T411">to reach Pac-Man when close enough</text:span>. <text:span text:style-name="T411">More or less. Maybe we could be inspired by these ideas for our kids.</text:span></text:p>
      <text:p text:style-name="P115">Technically</text:p>
      <text:p text:style-name="P114"/>
      <text:p text:style-name="P116"><text:span text:style-name="T299"><text:tab/></text:span><text:span text:style-name="T133">Animations at </text:span><text:span text:style-name="T134">10fps</text:span><text:span text:style-name="T344">.</text:span></text:p>
      <text:p text:style-name="P52"/>
      <text:p text:style-name="P51"><text:tab/><text:span text:style-name="T155">Every game</text:span><text:span text:style-name="T5"> </text:span><text:span text:style-name="T14">starts from a random point in the area</text:span><text:span text:style-name="T5">. </text:span><text:span text:style-name="T259">available s</text:span><text:span text:style-name="T155">pawning points </text:span><text:span text:style-name="T259">are</text:span><text:span text:style-name="T155"> established before hand </text:span><text:span text:style-name="T259">(in Background.tscn)</text:span><text:span text:style-name="T155">.</text:span></text:p>
      <text:p text:style-name="P51"/>
      <text:p text:style-name="P51"><text:tab/><text:span text:style-name="T34">Camera bug </text:span><text:span text:style-name="T62">effects</text:span><text:span text:style-name="T34"> </text:span><text:span text:style-name="T69">constantly evolve</text:span><text:span text:style-name="T34"> </text:span><text:span text:style-name="T79">up to the max </text:span><text:span text:style-name="T84">after 1 minute</text:span><text:span text:style-name="T379"> </text:span><text:span text:style-name="T364">and</text:span><text:span text:style-name="T314"> </text:span><text:span text:style-name="T34">the last effect (screen shutdown) always happen</text:span><text:span text:style-name="T73">s</text:span><text:span text:style-name="T34"> just after </text:span><text:span text:style-name="T118">that</text:span><text:span text:style-name="T69">… </text:span><text:span text:style-name="T79">But the game still goes on </text:span><text:span text:style-name="T118">and the shader still applies. It’s just “stuck” at the maximum effect reached at the end of the animation</text:span><text:span text:style-name="T79">!</text:span></text:p>
      <text:p text:style-name="P36"/>
      <text:p text:style-name="P30"><text:tab/><text:span text:style-name="T29">A</text:span><text:span text:style-name="T14">lien</text:span> <text:span text:style-name="T316">and </text:span><text:span text:style-name="T37">Enemies</text:span><text:span text:style-name="T316"> </text:span><text:span text:style-name="T330">have</text:span> <text:span text:style-name="T37">8</text:span><text:span text:style-name="T14"> </text:span><text:span text:style-name="T32">action </text:span><text:span text:style-name="T14">direction</text:span><text:span text:style-name="T32">s</text:span><text:span text:style-name="T180">.</text:span></text:p>
      <text:p text:style-name="P108"/>
      <text:p text:style-name="P24"><text:span text:style-name="T180"><text:tab/></text:span><text:span text:style-name="T208">A</text:span><text:span text:style-name="T161">lien animations:</text:span></text:p>
      <text:p text:style-name="P23"><text:span text:style-name="T36"><text:tab/>8</text:span><text:span text:style-name="T35"> Move </text:span><text:span text:style-name="T65">(run) </text:span><text:span text:style-name="T35">direction</text:span><text:span text:style-name="T31">s</text:span></text:p>
      <text:p text:style-name="P23"><text:span text:style-name="T36"><text:tab/>8</text:span><text:span text:style-name="T347"> </text:span><text:span text:style-name="T35">Idle direction</text:span><text:span text:style-name="T31">s</text:span></text:p>
      <text:p text:style-name="P23"><text:span text:style-name="T31"><text:tab/></text:span><text:span text:style-name="T37">8 </text:span><text:span text:style-name="T32">G</text:span><text:span text:style-name="T37">etting </text:span><text:span text:style-name="T32">H</text:span><text:span text:style-name="T37">it directions</text:span></text:p>
      <text:p text:style-name="P23"><text:span text:style-name="T36"><text:tab/></text:span><text:span text:style-name="T142">8</text:span><text:span text:style-name="T143"> </text:span><text:span text:style-name="T144">D</text:span><text:span text:style-name="T143">eath </text:span><text:span text:style-name="T144">D</text:span><text:span text:style-name="T143">irection</text:span><text:span text:style-name="T145">s </text:span><text:span text:style-name="T267">(needed for second life talent)</text:span></text:p>
      <text:p text:style-name="P23"><text:span text:style-name="T267"><text:tab/></text:span><text:span text:style-name="T146">8 Scratching ass Directions</text:span><text:span text:style-name="T268"> (animation matches the Idle animation in order to play them one after the other “perfectly”)</text:span></text:p>
      <text:p text:style-name="P109"/>
      <text:p text:style-name="P24"><text:span text:style-name="T204"><text:tab/></text:span><text:span text:style-name="T165">Enemies </text:span><text:span text:style-name="T167">(kids) </text:span><text:span text:style-name="T165">animations</text:span><text:span text:style-name="T161">:</text:span></text:p>
      <text:p text:style-name="P28"><text:span text:style-name="T203"><text:tab/></text:span><text:span text:style-name="T31">8 move </text:span><text:span text:style-name="T72">(run) </text:span><text:span text:style-name="T31">directions</text:span></text:p>
      <text:p text:style-name="P118"><text:tab/>8 attack directions</text:p>
      <text:p text:style-name="P118"><text:tab/>8 Idle directions</text:p>
      <text:p text:style-name="P117"><text:span text:style-name="T5"><text:tab/>8 </text:span><text:span text:style-name="T135">waving</text:span><text:span text:style-name="T5"> directions </text:span><text:span text:style-name="T185">(when two kids face each other </text:span><text:span text:style-name="T197">and only in this case</text:span><text:span text:style-name="T185">, they </text:span><text:span text:style-name="T186">forget about the Alien and </text:span><text:span text:style-name="T185">stop </text:span><text:span text:style-name="T186">running</text:span><text:span text:style-name="T185"> then wave at each other </text:span><text:span text:style-name="T186">for a couple of seconds </text:span><text:span text:style-name="T185">then resume moving)</text:span><text:span text:style-name="T135"> – </text:span><text:span text:style-name="T136">only </text:span><text:span text:style-name="T137">throwing booger </text:span><text:span text:style-name="T138">kids</text:span><text:span text:style-name="T137">, spitting </text:span><text:span text:style-name="T138">kids, </text:span><text:span text:style-name="T139">crying kids and</text:span><text:span text:style-name="T137"> </text:span><text:span text:style-name="T136">kids </text:span><text:span text:style-name="T137">with sticks</text:span><text:span text:style-name="T140">.</text:span></text:p>
      <text:p text:style-name="P29"/>
      <text:p text:style-name="P30"><text:span text:style-name="T212"><text:tab/></text:span><text:span text:style-name="T166">Teacher </text:span><text:span text:style-name="T165">animations</text:span><text:span text:style-name="T161">:</text:span></text:p>
      <text:p text:style-name="P30"><text:span text:style-name="T230"><text:tab/></text:span><text:span text:style-name="T93">8 </text:span><text:span text:style-name="T96">(</text:span><text:span text:style-name="T97">i</text:span><text:span text:style-name="T93">dle/</text:span><text:span text:style-name="T96">)</text:span><text:span text:style-name="T97">c</text:span><text:span text:style-name="T94">hecking</text:span><text:span text:style-name="T93"> directions</text:span></text:p>
      <text:p text:style-name="P27"><text:span text:style-name="T217"><text:tab/></text:span><text:span text:style-name="T31">8 </text:span><text:span text:style-name="T70">run</text:span><text:span text:style-name="T31"> directions</text:span></text:p>
      <text:p text:style-name="P53"><text:span text:style-name="T155"><text:tab/></text:span><text:span text:style-name="T31">8 “</text:span><text:span text:style-name="T70">stop fighting”</text:span><text:span text:style-name="T31"> directions</text:span></text:p>
      <text:p text:style-name="P119"><text:tab/></text:p>
      <text:p text:style-name="P53"/>
      <text:p text:style-name="P32"><text:span text:style-name="T232"><text:tab/></text:span><text:span text:style-name="T162">Enem</text:span><text:span text:style-name="T167">y</text:span><text:span text:style-name="T162"> behavior</text:span><text:span text:style-name="T167">s</text:span><text:span text:style-name="T162">:</text:span></text:p>
      <text:p text:style-name="P110"/>
      <text:p text:style-name="P54"><text:soft-page-break/><text:span text:style-name="T155"><text:tab/></text:span><text:span text:style-name="T159">Followers </text:span><text:span text:style-name="T171">and stoppers and followers, etc.:</text:span></text:p>
      <text:p text:style-name="P54"/>
      <text:p text:style-name="P33"><text:span text:style-name="T232"><text:tab/><text:tab/></text:span><text:span text:style-name="T175">When kids are going “Idle” (let’s say their “default” animation), it will last 1 or 2 seconds.</text:span></text:p>
      <text:p text:style-name="P33"><text:span text:style-name="T241"><text:tab/><text:tab/>The t</text:span><text:span text:style-name="T175">eacher’s Check animation (her “default” animation) will last 3 to 5 seconds.</text:span></text:p>
      <text:p text:style-name="P33"/>
      <text:p text:style-name="P66"><text:span text:style-name="T21"><text:tab/><text:tab/>Throwing </text:span><text:span text:style-name="T27">B</text:span><text:span text:style-name="T21">ooger </text:span><text:span text:style-name="T27">K</text:span><text:span text:style-name="T21">ids </text:span><text:span text:style-name="T249">(run randomly </text:span><text:span text:style-name="T278">for 2 to 5 seconds </text:span><text:span text:style-name="T249">then stop </text:span><text:span text:style-name="T278">for 2 to 5 seconds</text:span><text:span text:style-name="T249"> then resume… Until they detect the Alien and then follow him to throw projectile at him </text:span><text:span text:style-name="T258">but stay in range</text:span><text:span text:style-name="T249">). </text:span><text:span text:style-name="T270">They throw up to </text:span><text:span text:style-name="T275">3</text:span><text:span text:style-name="T270"> boogers until going away for </text:span><text:span text:style-name="T278">2</text:span><text:span text:style-name="T270"> </text:span><text:span text:style-name="T278">to 5 </text:span><text:span text:style-name="T270">seconds.</text:span></text:p>
      <text:p text:style-name="P66"><text:span text:style-name="T21"><text:tab/><text:tab/>Spitting </text:span><text:span text:style-name="T27">K</text:span><text:span text:style-name="T21">ids </text:span><text:span text:style-name="T249">(run randomly </text:span><text:span text:style-name="T278">for 2 to 5 seconds</text:span><text:span text:style-name="T249"> then stop </text:span><text:span text:style-name="T278">for 2 to 5 seconds</text:span><text:span text:style-name="T249"> then resume… Until they detect the Alien and then follow him to throw projectile at him </text:span><text:span text:style-name="T258">but stay in range</text:span><text:span text:style-name="T249">). </text:span><text:span text:style-name="T270">When the Alien’s hit </text:span><text:span text:style-name="T275">3 times</text:span><text:span text:style-name="T270">, they go away for </text:span><text:span text:style-name="T278">2 to 5</text:span><text:span text:style-name="T270"> seconds.</text:span></text:p>
      <text:p text:style-name="P62"><text:span text:style-name="T21"><text:tab/></text:span><text:span text:style-name="T206">Followers:</text:span></text:p>
      <text:p text:style-name="P66"><text:span text:style-name="T21"><text:tab/><text:tab/>Kids </text:span><text:span text:style-name="T27">W</text:span><text:span text:style-name="T21">ith </text:span><text:span text:style-name="T27">S</text:span><text:span text:style-name="T21">ticks </text:span><text:span text:style-name="T249">(run randomly </text:span><text:span text:style-name="T278">for 2 to 5 seconds</text:span><text:span text:style-name="T249"> then stop </text:span><text:span text:style-name="T278">for 2 to 5 seconds</text:span><text:span text:style-name="T249"> then resume… Until they detect the Alien and then follow him to </text:span><text:span text:style-name="T258">beat the hell out of him</text:span><text:span text:style-name="T249">). </text:span><text:span text:style-name="T270">They never stop attacking if the Alien is at reach. If not, they try</text:span><text:span text:style-name="T278">(</text:span><text:span text:style-name="T249"> </text:span><text:span text:style-name="T278">for 3 to 4 seconds)</text:span><text:span text:style-name="T270"> to reach him </text:span><text:span text:style-name="T278">and if they can’t, then resume from the beginning (running then Idle, etc.).</text:span></text:p>
      <text:p text:style-name="P62"/>
      <text:p text:style-name="P62"><text:span text:style-name="T28"><text:tab/></text:span><text:span text:style-name="T167">Somewhat r</text:span><text:span text:style-name="T170">andom</text:span><text:span text:style-name="T162">:</text:span></text:p>
      <text:p text:style-name="P66"><text:span text:style-name="T206"><text:tab/><text:tab/></text:span><text:span text:style-name="T27">Vomiting </text:span><text:span text:style-name="T28">K</text:span><text:span text:style-name="T27">ids </text:span><text:span text:style-name="T249">(</text:span><text:span text:style-name="T258">run</text:span><text:span text:style-name="T249"> randomly </text:span><text:span text:style-name="T278">for 2 to 5 seconds</text:span><text:span text:style-name="T249"> then stop to vomit then resume </text:span><text:span text:style-name="T278">staying</text:span><text:span text:style-name="T258"> in range </text:span><text:span text:style-name="T274">but 50% of the time will run then go Idle, then resume...</text:span><text:span text:style-name="T249">). </text:span><text:span text:style-name="T132">There’s 50% chance they don’t vomit and instead go Idle</text:span><text:span text:style-name="T278"> for 1 to 3 seconds. </text:span><text:span text:style-name="T270">They never commit in long or short range attack.</text:span></text:p>
      <text:p text:style-name="P66"><text:span text:style-name="T27"><text:tab/><text:tab/></text:span><text:span text:style-name="T68">Crying Kids</text:span><text:span text:style-name="T250"> </text:span><text:span text:style-name="T249">(run randomly </text:span><text:span text:style-name="T278">for 2 to 5 seconds</text:span><text:span text:style-name="T249"> then stop to cry </text:span><text:span text:style-name="T251">for </text:span><text:span text:style-name="T278">2 to 4</text:span><text:span text:style-name="T251"> seconds </text:span><text:span text:style-name="T270">then</text:span><text:span text:style-name="T249"> resume… Until the Alien is detected and then </text:span><text:span text:style-name="T270">they </text:span><text:span text:style-name="T249">try to reach him for a good kicking session.</text:span><text:span text:style-name="T271"> </text:span><text:span text:style-name="T270">They </text:span><text:span text:style-name="T271">go away only after hitting the Alien </text:span><text:span text:style-name="T272">3</text:span><text:span text:style-name="T271"> times </text:span><text:span text:style-name="T270">then resume</text:span><text:span text:style-name="T278"> from the beginning (running then Idle, etc.)</text:span><text:span text:style-name="T270">.</text:span></text:p>
      <text:p text:style-name="P66"><text:span text:style-name="T27"><text:tab/></text:span><text:span text:style-name="T220"><text:tab/></text:span><text:span text:style-name="T22">T</text:span><text:span text:style-name="T31">eacher</text:span><text:span text:style-name="T204"> </text:span><text:span text:style-name="T249">(</text:span><text:span text:style-name="T273">she’s looking around with the Check animation played randomly between 2 </text:span><text:span text:style-name="T278">to</text:span><text:span text:style-name="T273"> 4 times, runs somewhere else </text:span><text:span text:style-name="T278">for 2 to 4 seconds, etc.</text:span><text:span text:style-name="T273"> When seeing the alien (using the Alien_Detection_Collider in the Checking animation), she reacts by playing her OMG animation (1 time) </text:span><text:span text:style-name="T278">then</text:span><text:span text:style-name="T273"> starts running aiming a point in front of the Alien and then tries to make the Alien go away by playing her No animation. She’s a monolith: she’</text:span><text:span text:style-name="T275">s</text:span><text:span text:style-name="T273"> not affected by the Alien Collision collider </text:span><text:span text:style-name="T325">(nor </text:span><text:span text:style-name="T326">kids’ Collision Colliders</text:span><text:span text:style-name="T327">?</text:span><text:span text:style-name="T325">)</text:span><text:span text:style-name="T273">. When the Alien quits her “Alien Detection Collider” (in the No animation) or after </text:span><text:span text:style-name="T278">playing 1 time her No animation</text:span><text:span text:style-name="T273">, she resume her action: she runs towards a point in front of the Alien, etc. </text:span><text:span text:style-name="T274">If she can’t </text:span><text:span text:style-name="T275">find</text:span><text:span text:style-name="T274"> him within </text:span><text:span text:style-name="T275">5</text:span><text:span text:style-name="T274"> seconds </text:span><text:span text:style-name="T278">(or if the Alien isn’t in reach anymore)</text:span><text:span text:style-name="T274">, then she’ll leave for some other place in the Kindergarten. </text:span><text:span text:style-name="T273">If the Alien dies (only when his power is “Second Life” otherwise we never see him die in game), then she starts running somewhere else to look around...</text:span><text:span text:style-name="T258"> </text:span><text:span text:style-name="T252">– </text:span><text:span text:style-name="T398">(see </text:span><text:span text:style-name="T399">*1 </text:span><text:span text:style-name="T398">above)</text:span><text:span text:style-name="T249">)</text:span></text:p>
      <text:p text:style-name="P90"/>
      <text:p text:style-name="P90"><text:soft-page-break/></text:p>
      <text:p text:style-name="P65"><text:tab/><text:span text:style-name="T377">The </text:span><text:span text:style-name="T82">game starts</text:span><text:span text:style-name="T377"> with </text:span><text:span text:style-name="T82">1 </text:span><text:span text:style-name="T83">T</text:span><text:span text:style-name="T82">eacher</text:span><text:span text:style-name="T245"> </text:span><text:span text:style-name="T246">(only 1 per game)</text:span><text:span text:style-name="T377">, </text:span><text:span text:style-name="T82">1 </text:span><text:span text:style-name="T83">C</text:span><text:span text:style-name="T82">rying </text:span><text:span text:style-name="T83">K</text:span><text:span text:style-name="T82">id</text:span><text:span text:style-name="T377">, </text:span><text:span text:style-name="T82">1 </text:span><text:span text:style-name="T83">V</text:span><text:span text:style-name="T82">omiting </text:span><text:span text:style-name="T83">K</text:span><text:span text:style-name="T82">id</text:span><text:span text:style-name="T377">, </text:span><text:span text:style-name="T83">1</text:span><text:span text:style-name="T82"> </text:span><text:span text:style-name="T83">T</text:span><text:span text:style-name="T82">hrowing </text:span><text:span text:style-name="T83">B</text:span><text:span text:style-name="T82">ooger </text:span><text:span text:style-name="T83">K</text:span><text:span text:style-name="T82">id</text:span><text:span text:style-name="T377">, </text:span><text:span text:style-name="T83">3</text:span><text:span text:style-name="T82"> </text:span><text:span text:style-name="T83">K</text:span><text:span text:style-name="T82">ids with </text:span><text:span text:style-name="T83">S</text:span><text:span text:style-name="T82">tick</text:span><text:span text:style-name="T377"> and </text:span><text:span text:style-name="T83">2</text:span><text:span text:style-name="T82"> </text:span><text:span text:style-name="T83">S</text:span><text:span text:style-name="T82">pitting </text:span><text:span text:style-name="T83">K</text:span><text:span text:style-name="T82">id</text:span><text:span text:style-name="T245"> </text:span><text:span text:style-name="T176">all</text:span><text:span text:style-name="T177"> </text:span><text:span text:style-name="T178">playing Idle animation</text:span><text:span text:style-name="T276"> </text:span><text:span text:style-name="T258">spawning randomly on the map</text:span><text:span text:style-name="T122"> from spawning points</text:span><text:span text:style-name="T123"> </text:span><text:span text:style-name="T122">defined before hands too.</text:span></text:p>
      <text:p text:style-name="P61"/>
      <text:p text:style-name="P64"><text:tab/><text:span text:style-name="T103">After 5 seconds of game, e</text:span><text:span text:style-name="T82">very </text:span><text:span text:style-name="T129">2</text:span><text:span text:style-name="T82"> seconds 1 kid </text:span><text:span text:style-name="T90">spawns </text:span><text:span text:style-name="T91">in the field </text:span><text:span text:style-name="T90">(</text:span><text:span text:style-name="T124">off-camera</text:span><text:span text:style-name="T90">). </text:span><text:span text:style-name="T56">It doesn’t apply when the Alien dies and until he revives after using Second Life talent</text:span><text:span text:style-name="T377">:</text:span></text:p>
      <text:p text:style-name="P61"/>
      <text:p text:style-name="P61"><text:tab/><text:span text:style-name="T293">Chances of spawning:</text:span></text:p>
      <text:p text:style-name="P61"><text:tab/><text:tab/><text:span text:style-name="T378">Spitting Kid: </text:span><text:span text:style-name="T11">25</text:span><text:span text:style-name="T12">%</text:span></text:p>
      <text:p text:style-name="P61"><text:tab/><text:tab/><text:span text:style-name="T378">Kid with Stick: </text:span><text:span text:style-name="T11">3</text:span><text:span text:style-name="T12">0%</text:span></text:p>
      <text:p text:style-name="P61"><text:tab/><text:tab/><text:span text:style-name="T377">Throwing Booger Kid: </text:span><text:span text:style-name="T83">1</text:span><text:span text:style-name="T118">9</text:span><text:span text:style-name="T83">%</text:span></text:p>
      <text:p text:style-name="P61"><text:span text:style-name="T377"><text:tab/><text:tab/>Crying Kid: </text:span><text:span text:style-name="T83">1</text:span><text:span text:style-name="T118">3</text:span><text:span text:style-name="T83">%</text:span></text:p>
      <text:p text:style-name="P61"><text:span text:style-name="T377"><text:tab/><text:tab/>Vomiting Kid: </text:span><text:span text:style-name="T83">1</text:span><text:span text:style-name="T118">3</text:span><text:span text:style-name="T83">%</text:span></text:p>
      <text:p text:style-name="P61"/>
      <text:p text:style-name="P96"><text:span text:style-name="T83"><text:tab/></text:span><text:span text:style-name="T62">Kids</text:span><text:span text:style-name="T74"> </text:span><text:span text:style-name="T92">are</text:span><text:span text:style-name="T80"> running </text:span><text:span text:style-name="T92">randomly </text:span><text:span text:style-name="T80">until they detect the Alien (or another kid and are able to wave at each other)</text:span><text:span text:style-name="T68">. </text:span><text:span text:style-name="T118">They stop waving at each other after 3 seconds then resume… <text:s/></text:span></text:p>
      <text:p text:style-name="P94"/>
      <text:p text:style-name="P95"><text:span text:style-name="T365"><text:tab/></text:span><text:span text:style-name="T80">Kids don’t wave while fighting.</text:span></text:p>
      <text:p text:style-name="P95"/>
      <text:p text:style-name="P95"><text:span text:style-name="T80"><text:tab/></text:span><text:span text:style-name="T121">The Spilling_Vomit (Vomit.tscn) starts at 3</text:span><text:span text:style-name="T149">rd</text:span><text:span text:style-name="T121"> frame of VOMITO’s Spilling_Vomit animation and located where the Point_of_vomit_spawn (Position2D node in the VOMITO.tscn scene) is in the world space (!).</text:span></text:p>
      <text:p text:style-name="P91"/>
      <text:p text:style-name="P97"><text:tab/><text:span text:style-name="T63">Kids </text:span><text:span text:style-name="T128">(5 - no specific unit of length) </text:span><text:span text:style-name="T63">are slower than </text:span><text:span text:style-name="T71">the </text:span><text:span text:style-name="T63">Alien </text:span><text:span text:style-name="T128">(7.5 - no specific unit of length)</text:span><text:span text:style-name="T338"> and </text:span><text:span text:style-name="T362">the </text:span><text:span text:style-name="T63">teacher </text:span><text:span text:style-name="T128">(10 - no specific unit of length)</text:span><text:span text:style-name="T63"> </text:span><text:span text:style-name="T71">is</text:span><text:span text:style-name="T63"> faster than </text:span><text:span text:style-name="T71">the </text:span><text:span text:style-name="T63">Alien</text:span><text:span text:style-name="T148">.</text:span></text:p>
      <text:p text:style-name="P91"/>
      <text:p text:style-name="P93"><text:tab/><text:span text:style-name="T366">Just in case it wasn’t obvious, </text:span><text:span text:style-name="T74">spit</text:span><text:span text:style-name="T75">s</text:span><text:span text:style-name="T74">, vomit </text:span><text:span text:style-name="T75">puddles </text:span><text:span text:style-name="T74">and boogers don’t affect kids </text:span><text:span text:style-name="T75">and teacher</text:span><text:span text:style-name="T74">!</text:span></text:p>
      <text:p text:style-name="P93"/>
      <text:p text:style-name="P93"><text:span text:style-name="T317"><text:tab/></text:span><text:span text:style-name="T400">K</text:span><text:span text:style-name="T401">ids </text:span><text:span text:style-name="T400">and teacher avoid</text:span><text:span text:style-name="T401"> vomit puddles </text:span><text:span text:style-name="T402">nonetheless (in order to avoid issues with vomiting kid</text:span><text:span text:style-name="T403">s</text:span><text:span text:style-name="T402"> vomiting on </text:span><text:span text:style-name="T403">their</text:span><text:span text:style-name="T402"> own feet or others’ (except the Alien), we’ll have to disable their vomit colliders when </text:span><text:span text:style-name="T403">they</text:span><text:span text:style-name="T402">’</text:span><text:span text:style-name="T403">re</text:span><text:span text:style-name="T402"> vomiting and until they leave the vomit spill)</text:span><text:span text:style-name="T401">.</text:span></text:p>
      <text:p text:style-name="P100"/>
      <text:p text:style-name="P100"><text:tab/><text:span text:style-name="T292">What follows could very be more or less obsolete by the time the project really starts.</text:span></text:p>
      <text:p text:style-name="P100"/>
      <text:p text:style-name="P128"><text:tab/>Kids with Sticks have 4 colliders:</text:p>
      <text:p text:style-name="P98"><text:soft-page-break/><text:span text:style-name="T87"><text:tab/><text:tab/></text:span><text:span text:style-name="T74">1 obstacle collider</text:span><text:span text:style-name="T366"> (for background, vomit, </text:span><text:span text:style-name="T379">other </text:span><text:span text:style-name="T366">kids, teacher and Alien).</text:span></text:p>
      <text:p text:style-name="P98"><text:tab/><text:tab/><text:span text:style-name="T74">1 Alien detection collider</text:span><text:span text:style-name="T366">.</text:span></text:p>
      <text:p text:style-name="P98"><text:tab/><text:tab/><text:span text:style-name="T74">1 waving collider</text:span><text:span text:style-name="T366">.</text:span></text:p>
      <text:p text:style-name="P98"><text:tab/><text:tab/><text:span text:style-name="T87">1 attack collider</text:span><text:span text:style-name="T405">.</text:span></text:p>
      <text:p text:style-name="P98"/>
      <text:p text:style-name="P98"><text:span text:style-name="T405"><text:tab/></text:span><text:span text:style-name="T87">Spitting Kids have “4” colliders:</text:span></text:p>
      <text:p text:style-name="P98"><text:span text:style-name="T87"><text:tab/><text:tab/></text:span><text:span text:style-name="T74">1 obstacle collider</text:span><text:span text:style-name="T366"> (for background, vomit, </text:span><text:span text:style-name="T379">other </text:span><text:span text:style-name="T366">kids, teacher and Alien).</text:span></text:p>
      <text:p text:style-name="P98"><text:tab/><text:tab/><text:span text:style-name="T74">1 Alien detection collider</text:span><text:span text:style-name="T366">.</text:span></text:p>
      <text:p text:style-name="P98"><text:tab/><text:tab/><text:span text:style-name="T74">1 waving collider</text:span><text:span text:style-name="T366">.</text:span></text:p>
      <text:p text:style-name="P98"><text:span text:style-name="T405"><text:tab/><text:tab/></text:span><text:span text:style-name="T87">“</text:span><text:span text:style-name="T120">1”</text:span><text:span text:style-name="T87"> emitter point for their projectiles</text:span><text:span text:style-name="T405">.</text:span></text:p>
      <text:p text:style-name="P98"/>
      <text:p text:style-name="P98"><text:tab/><text:span text:style-name="T87">Throwing Booger Kids have “4” colliders:</text:span></text:p>
      <text:p text:style-name="P98"><text:span text:style-name="T87"><text:tab/><text:tab/></text:span><text:span text:style-name="T74">1 obstacle collider</text:span><text:span text:style-name="T366"> (for background, vomit, </text:span><text:span text:style-name="T379">other </text:span><text:span text:style-name="T366">kids, teacher and Alien).</text:span></text:p>
      <text:p text:style-name="P98"><text:tab/><text:tab/><text:span text:style-name="T74">1 Alien detection collider</text:span><text:span text:style-name="T366">.</text:span></text:p>
      <text:p text:style-name="P98"><text:tab/><text:tab/><text:span text:style-name="T74">1 waving collider</text:span><text:span text:style-name="T366">.</text:span></text:p>
      <text:p text:style-name="P101"><text:span text:style-name="T405"><text:tab/><text:tab/></text:span><text:span text:style-name="T87">“</text:span><text:span text:style-name="T120">1”</text:span><text:span text:style-name="T87"> emitter point for their projectiles</text:span><text:span text:style-name="T405">.</text:span></text:p>
      <text:p text:style-name="P98"/>
      <text:p text:style-name="P99"><text:tab/><text:span text:style-name="T88">Vomiting</text:span><text:span text:style-name="T87"> Kids have </text:span><text:span text:style-name="T126">“</text:span><text:span text:style-name="T127">4”</text:span><text:span text:style-name="T87"> colliders:</text:span></text:p>
      <text:p text:style-name="P99"><text:span text:style-name="T87"><text:tab/><text:tab/></text:span><text:span text:style-name="T74">1 obstacle collider</text:span><text:span text:style-name="T366"> (for background, vomit, </text:span><text:span text:style-name="T379">other </text:span><text:span text:style-name="T366">kids, teacher and Alien).</text:span></text:p>
      <text:p text:style-name="P99"><text:tab/><text:tab/><text:span text:style-name="T88">1</text:span><text:span text:style-name="T78"> collider</text:span><text:span text:style-name="T375"> to </text:span><text:span text:style-name="T78">never unleash a vomit puddle that intersects with the background </text:span><text:span text:style-name="T86">colliders </text:span><text:span text:style-name="T125">or another vomit puddle</text:span><text:span text:style-name="T405">.</text:span></text:p>
      <text:p text:style-name="P102"><text:tab/><text:tab/><text:span text:style-name="T74">1 waving collider</text:span><text:span text:style-name="T366">.</text:span></text:p>
      <text:p text:style-name="P103"><text:tab/><text:tab/><text:span text:style-name="T87">“</text:span><text:span text:style-name="T120">1”</text:span><text:span text:style-name="T87"> emitter point for their projectiles</text:span><text:span text:style-name="T405">.</text:span></text:p>
      <text:p text:style-name="P99"/>
      <text:p text:style-name="P99"><text:span text:style-name="T405"><text:tab/></text:span><text:span text:style-name="T88">Crying</text:span><text:span text:style-name="T87"> Kids have </text:span><text:span text:style-name="T103">4</text:span><text:span text:style-name="T88"> </text:span><text:span text:style-name="T87">colliders:</text:span></text:p>
      <text:p text:style-name="P99"><text:span text:style-name="T87"><text:tab/><text:tab/></text:span><text:span text:style-name="T74">1 obstacle collider</text:span><text:span text:style-name="T366"> (for background, vomit, </text:span><text:span text:style-name="T379">other </text:span><text:span text:style-name="T366">kids, teacher and Alien).</text:span></text:p>
      <text:p text:style-name="P99"><text:tab/><text:tab/><text:span text:style-name="T88">1 c</text:span><text:span text:style-name="T78">ollider to detect if they are close enough to the Alien to start kicking him.</text:span></text:p>
      <text:p text:style-name="P99"><text:tab/><text:tab/><text:span text:style-name="T74">1 waving collider</text:span><text:span text:style-name="T366">.</text:span></text:p>
      <text:p text:style-name="P99"><text:span text:style-name="T405"><text:tab/><text:tab/></text:span><text:span text:style-name="T88">1 attack </text:span><text:span text:style-name="T86">collider</text:span><text:span text:style-name="T405">.</text:span></text:p>
      <text:p text:style-name="P92"/>
      <text:p text:style-name="P92"><text:tab/><text:span text:style-name="T75">The </text:span><text:span text:style-name="T89">T</text:span><text:span text:style-name="T75">eacher has 2 colliders:</text:span></text:p>
      <text:p text:style-name="P93"><text:tab/><text:tab/><text:span text:style-name="T74">1 obstacle collider</text:span><text:span text:style-name="T366"> (for background, vomit, kids and the Alien).</text:span></text:p>
      <text:p text:style-name="P93"><text:span text:style-name="T366"><text:tab/><text:tab/></text:span><text:span text:style-name="T74">1 </text:span><text:span text:style-name="T120">Alien</text:span><text:span text:style-name="T76"> </text:span><text:span text:style-name="T74">detection collider </text:span><text:span text:style-name="T86">(!)</text:span><text:span text:style-name="T366">.</text:span></text:p>
      <text:p text:style-name="P93"/>
      <text:p text:style-name="P93"><text:tab/><text:span text:style-name="T75">The </text:span><text:span text:style-name="T89">A</text:span><text:span text:style-name="T75">lien has 2 colliders:</text:span></text:p>
      <text:p text:style-name="P93"><text:tab/><text:tab/><text:span text:style-name="T75">1 obstacle collider</text:span><text:span text:style-name="T74"> </text:span><text:span text:style-name="T366">(for background, kids </text:span><text:span text:style-name="T367">and</text:span><text:span text:style-name="T366"> the teacher). </text:span><text:span text:style-name="T57">Also used by the Teacher to run toward the Alien</text:span><text:span text:style-name="T452">.</text:span></text:p>
      <text:p text:style-name="P93"><text:soft-page-break/><text:tab/><text:tab/><text:span text:style-name="T75">1 “get hit” collider</text:span><text:span text:style-name="T367">.</text:span></text:p>
      <text:p text:style-name="P93"/>
      <text:p text:style-name="P93"><text:tab/><text:span text:style-name="T101">When a projectile hits the Alien, the projectile</text:span><text:span text:style-name="T103"> </text:span><text:span text:style-name="T101">flas</text:span><text:span text:style-name="T103">h</text:span><text:span text:style-name="T106">es</text:span><text:span text:style-name="T101"> white </text:span><text:span text:style-name="T118">at contact </text:span><text:span text:style-name="T101">then disappear</text:span><text:span text:style-name="T103">s</text:span><text:span text:style-name="T416">.</text:span></text:p>
      <text:p text:style-name="P93"/>
      <text:p text:style-name="P10">About screen shaders</text:p>
      <text:p text:style-name="P13"/>
      <text:p text:style-name="P74"><text:tab/><text:span text:style-name="T117">The game starts with </text:span><text:span text:style-name="T116">a random Game_Overlay</text:span><text:span text:style-name="T442"> (without launching animations)</text:span><text:span text:style-name="T419">.</text:span></text:p>
      <text:p text:style-name="P75"><text:span text:style-name="T419"><text:tab/></text:span><text:span text:style-name="T53">We always have CRT_Overlay.tscn on top of everything.</text:span></text:p>
      <text:p text:style-name="P77"><text:tab/>Death.tscn hits without any transition and the Game_Overlay used gets back to its default value (otherwise we won’t be able to read).</text:p>
      <text:p text:style-name="P74"><text:tab/><text:span text:style-name="T420">No</text:span><text:span text:style-name="T419"> transition between menu screens. </text:span><text:span text:style-name="T395">Well, now there is to please Geoff (and I don’t mind at all). ;-</text:span><text:span text:style-name="T396">)</text:span></text:p>
      <text:p text:style-name="P74"/>
      <text:p text:style-name="P74"/>
      <text:p text:style-name="P74"><text:tab/><text:span text:style-name="T110">Now game overlay scenes incorporate AnimationPlayers so no code is needed </text:span><text:span text:style-name="T54">except</text:span><text:span text:style-name="T110"> for Game_overlay_1.tscn as we have to randomly choose if Aberration, Brightness, Saturation and Contrast go toward positive or negative values.</text:span><text:span text:style-name="T47"/></text:p>
      <text:p text:style-name="P76"/>
      <text:p text:style-name="P74"><text:tab/><text:span text:style-name="T357">NOTE: a</text:span><text:span text:style-name="T358">s it is, the transition scene doesn’t cross fades between two playing scenes but between a screenshot of the active scene that will replace the scene and the following scene. That’s not “</text:span><text:span text:style-name="T359">perfect”</text:span><text:span text:style-name="T358"> (I don’t know how to cross fade between t</text:span><text:span text:style-name="T357">w</text:span><text:span text:style-name="T358">o “active scenes”. Is there </text:span><text:span text:style-name="T359">even </text:span><text:span text:style-name="T358">a way to do that without asking too much to the GPU?</text:span></text:p>
      <text:p text:style-name="P14"/>
      <text:p text:style-name="P14"/>
      <text:p text:style-name="P14"/>
      <text:p text:style-name="P14"/>
      <text:p text:style-name="P14"/>
      <text:p text:style-name="P134">/ <text:span text:style-name="T454">VERY </text:span><text:span text:style-name="T453">IMPORTANT NOTE \</text:span></text:p>
      <text:p text:style-name="P131"/>
      <text:p text:style-name="P132">Some AnimationPlayers (or eventually other nodes, I can’t remember) have notes In the Inspector, under Node in the Editor Description area. So for instance, the Alien has a note about the fact that when the Alien is running in a vomit puddle, we should use the audio track with wet footsteps instead of “normal” ones in his AnimationPlayer.</text:p>
      <text:p text:style-name="P132"/>
      <text:p text:style-name="P133">Notes can also be found on Sprite nodes (same place in the Inspector…)!</text:p>
      <text:p text:style-name="P9">“Script” of a game</text:p>
      <text:p text:style-name="P78"/>
      <text:p text:style-name="P81"><text:tab/>Contrary to what you can hear in the “demo”, the music <text:span text:style-name="T435">shouldn’t</text:span> be interrupted by changing menu screens. <text:span text:style-name="T435">The same music (MENUS.wav) plays until the game itself.</text:span></text:p>
      <text:p text:style-name="P78"/>
      <text:p text:style-name="P82"><text:tab/><text:span text:style-name="T418">When starting </text:span><text:span text:style-name="T420">a </text:span><text:span text:style-name="T418">game (using </text:span><text:span text:style-name="T420">the </text:span><text:span text:style-name="T418">Beam me down, Gudrun! Button), we’ll use the transition screen to go to the game itself. Music will cross fade from music of the menus to the game music </text:span><text:span text:style-name="T420">while the transition screen plays</text:span><text:span text:style-name="T418"> (starting with INTRO_GAME.wav music then pl</text:span><text:span text:style-name="T443">a</text:span><text:span text:style-name="T418">ying the INGAME.wav music in loop).</text:span></text:p>
      <text:p text:style-name="P78"/>
      <text:p text:style-name="P78"><text:tab/><text:span text:style-name="T418">Death screen will hit without any transition. When hitting the A button on this screen we’ll use the transition screen again and cross fading music from here </text:span><text:span text:style-name="T419">back </text:span><text:span text:style-name="T418">to the game (just as described above) </text:span><text:span text:style-name="T443">with the same Game_overlay</text:span><text:span text:style-name="T418">. </text:span><text:span text:style-name="T444">Any other button will bring back the Menu scene (Menu.tscn) </text:span><text:span text:style-name="T445">with</text:span><text:span text:style-name="T446">out</text:span><text:span text:style-name="T445"> the transition </text:span><text:span text:style-name="T446">in order to change the game overlay!</text:span></text:p>
      <text:p text:style-name="P78"/>
      <text:p text:style-name="P11">About Menus <text:span text:style-name="T432">(and hidden talent</text:span><text:span text:style-name="T442">s</text:span><text:span text:style-name="T432">)</text:span></text:p>
      <text:p text:style-name="P79"/>
      <text:p text:style-name="P79"><text:tab/><text:span text:style-name="T427">After going one time to the </text:span><text:span text:style-name="T108">Credits.tscn</text:span><text:span text:style-name="T427"> </text:span><text:span text:style-name="T432">and </text:span><text:span text:style-name="T430">back</text:span><text:span text:style-name="T427"> to the previous menu (Menu.tscn)</text:span><text:span text:style-name="T430"> </text:span><text:span text:style-name="T427">then appears the new </text:span><text:span text:style-name="T108">(x)</text:span><text:span text:style-name="T427"> option that allows the player to access the Dialogue.tscn.</text:span></text:p>
      <text:p text:style-name="P83"/>
      <text:p text:style-name="P79"/>
      <text:p text:style-name="P49"><text:span text:style-name="T45">CONDITION to UNLOCK </text:span><text:span text:style-name="T48">Zufällig</text:span><text:span text:style-name="T45">:</text:span></text:p>
      <text:p text:style-name="P121"/>
      <text:p text:style-name="P87"><text:span text:style-name="T299"><text:tab/></text:span><text:span text:style-name="T233">Watching</text:span><text:span text:style-name="T95"> Dialogue.tscn </text:span><text:span text:style-name="T46">entirely</text:span><text:span text:style-name="T221">.</text:span></text:p>
      <text:p text:style-name="P87"/>
      <text:p text:style-name="P87"/>
      <text:p text:style-name="P130"><text:span text:style-name="T441">You </text:span>just <text:span text:style-name="T441">can’t unlock these </text:span>before<text:span text:style-name="T441"> unlocking Zufällig:</text:span></text:p>
      <text:p text:style-name="P107">When a talent is unlocked AND the player’s still in game playing, then we hear the “Talent unlocked” bell ring <text:span text:style-name="T451">(through AMBIENCE Audio Bus)</text:span>.</text:p>
      <text:p text:style-name="P87"/>
      <text:p text:style-name="P87"/>
      <text:p text:style-name="P49"><text:span text:style-name="T45">CONDITIONS to UNLOCK </text:span><text:span text:style-name="T49">Kotzsicher</text:span><text:span text:style-name="T45">:</text:span></text:p>
      <text:p text:style-name="P122"/>
      <text:p text:style-name="P84"><text:span text:style-name="T221"><text:tab/></text:span><text:span text:style-name="T234">Dying after </text:span><text:span text:style-name="T235">15</text:span><text:span text:style-name="T234"> seconds.</text:span></text:p>
      <text:p text:style-name="P84"/>
      <text:p text:style-name="P50"><text:span text:style-name="T45">CONDITIONS to UNLOCK </text:span><text:span text:style-name="T50">Bullet time</text:span><text:span text:style-name="T45">:</text:span></text:p>
      <text:p text:style-name="P125"/>
      <text:p text:style-name="P86"><text:span text:style-name="T221"><text:tab/></text:span><text:span text:style-name="T234">Dying after </text:span><text:span text:style-name="T237">30</text:span><text:span text:style-name="T234"> seconds.</text:span></text:p>
      <text:p text:style-name="P84"/>
      <text:p text:style-name="P49"><text:span text:style-name="T45">CONDITIONS to UNLOCK </text:span><text:span text:style-name="T51">Geist</text:span><text:span text:style-name="T45">:</text:span></text:p>
      <text:p text:style-name="P123"/>
      <text:p text:style-name="P84"><text:span text:style-name="T221"><text:tab/></text:span><text:span text:style-name="T234">Dying after </text:span><text:span text:style-name="T237">45</text:span><text:span text:style-name="T234"> seconds.</text:span></text:p>
      <text:p text:style-name="P85"/>
      <text:p text:style-name="P49"><text:span text:style-name="T45">CONDITIONS to UNLOCK</text:span><text:span text:style-name="T52"> Der Techniker</text:span><text:span text:style-name="T45">:</text:span></text:p>
      <text:p text:style-name="P124"/>
      <text:p text:style-name="P88"><text:span text:style-name="T221"><text:tab/></text:span><text:span text:style-name="T234">Dying after </text:span><text:span text:style-name="T236">60</text:span><text:span text:style-name="T234"> seconds.</text:span></text:p>
      <text:p text:style-name="P88"/>
      <text:p text:style-name="P140"><text:span text:style-name="T334">CONDITIONS to UNLOCK</text:span><text:span text:style-name="T335"> </text:span><text:span text:style-name="T336">Rücklauf:</text:span></text:p>
      <text:p text:style-name="P141"><text:span text:style-name="T296">(if validated, we’ll exchange the list position with Der Technike</text:span><text:span text:style-name="T297">r)</text:span></text:p>
      <text:p text:style-name="P126"/>
      <text:p text:style-name="P89"><text:span text:style-name="T221"><text:tab/></text:span><text:span text:style-name="T234">Dying after </text:span><text:span text:style-name="T236">6</text:span><text:span text:style-name="T239">5</text:span><text:span text:style-name="T234"> seconds </text:span><text:span text:style-name="T242">(it could very possibly be almost impossible to achieve)</text:span><text:span text:style-name="T234">!</text:span></text:p>
      <text:p text:style-name="P8">Shaders</text:p>
      <text:p text:style-name="P16"/>
      <text:p text:style-name="P18"><text:tab/><text:span text:style-name="T141">The top overlay is CRT_Overla</text:span><text:span text:style-name="T147">y</text:span><text:span text:style-name="T141">.tscn and is always on!</text:span></text:p>
      <text:p text:style-name="P18"/>
      <text:p text:style-name="P18"><text:tab/><text:span text:style-name="T182">The game overlay </text:span><text:span text:style-name="T408">(</text:span><text:span text:style-name="T407">Game_Overlay_1</text:span><text:span text:style-name="T408">(</text:span><text:span text:style-name="T407">or 2 or 3 </text:span><text:span text:style-name="T410">or 4</text:span><text:span text:style-name="T408">)</text:span><text:span text:style-name="T407">.</text:span><text:span text:style-name="T408">tscn</text:span><text:span text:style-name="T407">)</text:span><text:span text:style-name="T182"> is </text:span><text:span text:style-name="T14">randomly</text:span><text:span text:style-name="T182"> selected </text:span><text:span text:style-name="T222">before the Title screen.</text:span><text:span text:style-name="T224"> Another one is eventually also </text:span><text:span text:style-name="T116">randomly</text:span><text:span text:style-name="T224"> selected just </text:span><text:span text:style-name="T222">before going back to Menu.tscn </text:span><text:span text:style-name="T223">(without transition screen)</text:span><text:span text:style-name="T222"> </text:span><text:span text:style-name="T223">after dying in game</text:span><text:span text:style-name="T224">. </text:span><text:span text:style-name="T116">Game overlay animations don’t start until the “real” game starts</text:span><text:span text:style-name="T202"> (after the teleportation of the Alien)…</text:span></text:p>
      <text:p text:style-name="P18"/>
      <text:p text:style-name="P19"><text:span text:style-name="T182"><text:tab/></text:span><text:span text:style-name="T195">If time comes, </text:span><text:span text:style-name="T409">Shutdown_Overlay.tscn</text:span><text:span text:style-name="T195"> is inserted </text:span><text:span text:style-name="T98">between</text:span><text:span text:style-name="T195"> the </text:span><text:span text:style-name="T98">game</text:span><text:span text:style-name="T195"> and </text:span><text:span text:style-name="T407">Game_Overlay_1</text:span><text:span text:style-name="T408">(</text:span><text:span text:style-name="T407">or 2 or 3 </text:span><text:span text:style-name="T410">or 4</text:span><text:span text:style-name="T408">)</text:span><text:span text:style-name="T407">.</text:span><text:span text:style-name="T408">tscn</text:span><text:span text:style-name="T194"> </text:span><text:span text:style-name="T99">AND </text:span><text:span text:style-name="T100">shader </text:span><text:span text:style-name="T99">values </text:span><text:span text:style-name="T119">of the game overlay </text:span><text:span text:style-name="T99">are reset instantly</text:span><text:span text:style-name="T196">. </text:span><text:span text:style-name="T198">Of course, that will depend on how the project is handled in Godot.</text:span></text:p>
      <text:p text:style-name="P12">Dialogue scene</text:p>
      <text:p text:style-name="P17"/>
      <text:p text:style-name="P80"><text:span text:style-name="T429"><text:tab/></text:span><text:span text:style-name="T295">Here’s the text in the Dialogue scene</text:span><text:span text:style-name="T429">, </text:span><text:span text:style-name="T431">(</text:span><text:span text:style-name="T434">heavily</text:span><text:span text:style-name="T431">) inspired by Alexandre Astier’s </text:span><text:span text:style-name="T447">dialogues in </text:span><text:span text:style-name="T431">Kaamelott</text:span><text:span text:style-name="T429">:</text:span></text:p>
      <text:p text:style-name="P80"/>
      <text:p text:style-name="P80"><text:span text:style-name="T266"><text:tab/>- Hail </text:span><text:span text:style-name="T263">Brünhild</text:span><text:span text:style-name="T266">!<text:line-break/><text:tab/>- Hail Hildegard, </text:span><text:span text:style-name="T264">O</text:span><text:span text:style-name="T266"> great </text:span><text:span text:style-name="T265">Tep</text:span><text:span text:style-name="T266">endicular of all!<text:line-break/><text:tab/>- </text:span><text:span text:style-name="T263">Brünhild</text:span><text:span text:style-name="T266">, we need you for a mission of the utmost importance this day, </text:span><text:span text:style-name="T264">O</text:span><text:span text:style-name="T266"> you, our greatest exosociologist and oncologist (and also rheumatologist) now retired.<text:line-break/><text:tab/>- I cannot refuse you anything, O Hildegard, you who taught my son Ursula to read (but not to count).<text:line-break/><text:tab/>- Due to a strange disease that, contrary to all expectations, seems to be endowed with a primary form of intelligence, life on </text:span><text:span text:style-name="T264">this</text:span><text:span text:style-name="T266"> planet is on the verge of extinction. We need to...<text:line-break/><text:tab/>- Say no more O Hildegard, I'm </text:span><text:span text:style-name="T263">going</text:span><text:span text:style-name="T266"> immediately!</text:span></text:p>
      <text:p text:style-name="P3">Options</text:p>
      <text:p text:style-name="P56"/>
      <text:p text:style-name="P70"><text:tab/><text:span text:style-name="T329">Adding 1</text:span><text:span text:style-name="T214"> </text:span><text:span text:style-name="T209">more </text:span><text:span text:style-name="T214">difficulty mode </text:span><text:span text:style-name="T207">to the normal one</text:span><text:span text:style-name="T214">: </text:span><text:span text:style-name="T163">Super Hyper Mega </text:span><text:span text:style-name="T164">Hardcore</text:span><text:span text:style-name="T214"> (more enemies moving and attacking quickly, nerfed Alien skills, slower Alien, </text:span><text:span text:style-name="T210">enemies dealing more damage</text:span><text:span text:style-name="T214">).</text:span></text:p>
      <text:p text:style-name="P69"><text:span text:style-name="T214"><text:tab/></text:span><text:span text:style-name="T215">Up to 4 </text:span><text:span text:style-name="T216">Alien</text:span><text:span text:style-name="T208">s</text:span><text:span text:style-name="T215"> simultaneously </text:span><text:span text:style-name="T218">(bigger map)</text:span><text:span text:style-name="T215">.</text:span></text:p>
      <text:p text:style-name="P71"><text:span text:style-name="T155"><text:tab/></text:span><text:span text:style-name="T207">O</text:span><text:span text:style-name="T155">nline mode.</text:span></text:p>
      <text:p text:style-name="P71"><text:span text:style-name="T180"><text:tab/></text:span><text:span text:style-name="T303">Adding new Alien</text:span><text:span text:style-name="T342">s</text:span><text:span text:style-name="T303"> would be great.</text:span></text:p>
      <text:p text:style-name="P73"><text:tab/>Adding new skillls.</text:p>
      <text:p text:style-name="P68"><text:tab/><text:span text:style-name="T303">Adding new </text:span>enemies<text:span text:style-name="T303"> </text:span><text:span text:style-name="T329">(with new behaviors) </text:span><text:span text:style-name="T303">would be great </text:span>too<text:span text:style-name="T303">.</text:span></text:p>
      <text:p text:style-name="P60"><text:tab/>With a lot of courage, new maps would also be added…</text:p>
      <text:p text:style-name="P6">What we borrowed from the world outside:</text:p>
      <text:p text:style-name="P7"/>
      <text:p text:style-name="P111"><text:span text:style-name="T368">Assets from </text:span><text:a xlink:type="simple" xlink:href="http://animallogic.com/alab/" text:style-name="Internet_20_link" text:visited-style-name="Visited_20_Internet_20_Link">Animallogic</text:a></text:p>
      <text:p text:style-name="P111"><text:span text:style-name="T369">Fonts</text:span><text:span text:style-name="T368"> from </text:span><text:a xlink:type="simple" xlink:href="http://www.iconian.com/" text:style-name="Internet_20_link" text:visited-style-name="Visited_20_Internet_20_Link">Iconian Fonts</text:a></text:p>
      <text:p text:style-name="P136"><text:span text:style-name="T190">Sound</text:span><text:span text:style-name="T191">s</text:span><text:span text:style-name="T190"> from </text:span><text:a xlink:type="simple" xlink:href="http://www.mixkit.co/" text:style-name="Internet_20_link" text:visited-style-name="Visited_20_Internet_20_Link"><text:span text:style-name="T345">Mixkit.co</text:span></text:a><text:span text:style-name="T199">, </text:span><text:a xlink:type="simple" xlink:href="http://freesound.org/" text:style-name="Internet_20_link" text:visited-style-name="Visited_20_Internet_20_Link"><text:span text:style-name="T345">Freesound.org</text:span></text:a><text:span text:style-name="T200">, </text:span><text:a xlink:type="simple" xlink:href="http://www.quicksounds.com/" text:style-name="Internet_20_link" text:visited-style-name="Visited_20_Internet_20_Link"><text:span text:style-name="T372">Quicksounds.com</text:span></text:a><text:span text:style-name="T372">, </text:span><text:a xlink:type="simple" xlink:href="http://www.freesoundslibrary.com/" text:style-name="Internet_20_link" text:visited-style-name="Visited_20_Internet_20_Link"><text:span text:style-name="T373">F</text:span><text:span text:style-name="T372">reesoundslibrary.com</text:span></text:a></text:p>
      <text:p text:style-name="P135"><text:span text:style-name="T188">Video shaders by </text:span><text:a xlink:type="simple" xlink:href="http://twitter.com/ahopness/" text:style-name="Internet_20_link" text:visited-style-name="Visited_20_Internet_20_Link"><text:span text:style-name="T345">Ahopness</text:span></text:a><text:span text:style-name="T188"> </text:span><text:span text:style-name="T189">(original shaders by: </text:span><text:span text:style-name="T247">Timothy Lottes, Keijiro, Ehj1, FMS_Cat),</text:span><text:span text:style-name="T187"> </text:span><text:a xlink:type="simple" xlink:href="http://godotshaders.com/author/arlez80/" text:style-name="Internet_20_link" text:visited-style-name="Visited_20_Internet_20_Link"><text:span text:style-name="T345">Yui Kinomoto</text:span></text:a><text:span text:style-name="T201">, </text:span><text:a xlink:type="simple" xlink:href="http://godotshaders.com/author/pend00/" text:style-name="Internet_20_link" text:visited-style-name="Visited_20_Internet_20_Link"><text:span text:style-name="T371">Peter Höglund</text:span></text:a><text:span text:style-name="T371">, </text:span><text:a xlink:type="simple" xlink:href="https://godotshaders.com/shader/tv-noise-effect/" text:style-name="Internet_20_link" text:visited-style-name="Visited_20_Internet_20_Link"><text:span text:style-name="T374">Tuanisapps</text:span></text:a><text:span text:style-name="T374">...</text:span></text:p>
      <text:p text:style-name="P138"><text:a xlink:type="simple" xlink:href="http://www.youtube.com/@Gdquest" text:style-name="Internet_20_link" text:visited-style-name="Visited_20_Internet_20_Link"><text:span text:style-name="T414">S</text:span></text:a><text:span text:style-name="T414">tuff from </text:span><text:a xlink:type="simple" xlink:href="http://www.youtube.com/@PlayWithFurcifer" text:style-name="Internet_20_link" text:visited-style-name="Visited_20_Internet_20_Link"><text:span text:style-name="T421">Play</text:span><text:span text:style-name="T422">W</text:span><text:span text:style-name="T421">ithFurcifer</text:span></text:a><text:span text:style-name="T423">, </text:span><text:a xlink:type="simple" xlink:href="http://www.youtube.com/@jontopielski6227" text:style-name="Internet_20_link" text:visited-style-name="Visited_20_Internet_20_Link"><text:span text:style-name="T424">Jon Topielski</text:span></text:a><text:span text:style-name="T424">, </text:span></text:p>
      <text:p text:style-name="P137"/>
      <text:p text:style-name="P104">Did we forget something/<text:span text:style-name="T370">someone</text:span>?</text:p>
      <text:p text:style-name="P105">According to ChatGPT (yes!), this game should feat the following categories:</text:p>
      <text:p text:style-name="P106">- <text:span text:style-name="T397">Survival Comedy</text:span></text:p>
      <text:p text:style-name="P106">- <text:span text:style-name="T397">Stealth Comedy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5-05T21:01:05.281000000</meta:creation-date>
    <dc:date>2024-02-23T14:50:18.513000000</dc:date>
    <meta:editing-duration>P2DT9H13M41S</meta:editing-duration>
    <meta:editing-cycles>198</meta:editing-cycles>
    <meta:generator>LibreOffice/7.5.0.3$Windows_X86_64 LibreOffice_project/c21113d003cd3efa8c53188764377a8272d9d6de</meta:generator>
    <meta:document-statistic meta:table-count="0" meta:image-count="0" meta:object-count="0" meta:page-count="18" meta:paragraph-count="198" meta:word-count="3394" meta:character-count="20101" meta:non-whitespace-character-count="16680"/>
  </office:meta>
</office:document-meta>
</file>